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34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color="#3465a4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ints" table:style-name="ta1">
        <table:shapes>
          <draw:frame draw:z-index="0" draw:style-name="gr1" draw:text-style-name="P1" svg:width="95.97mm" svg:height="91.37mm" svg:x="98.99mm" svg:y="20.72mm">
            <draw:object draw:notify-on-update-of-ranges="points.A1:points.A1 points.A2:points.A501 points.B1:points.B1 points.B2:points.B501 points.A2:points.A501 points.A2:points.A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DR</text:p>
          </table:table-cell>
          <table:table-cell office:value-type="string" calcext:value-type="string">
            <text:p>TPR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332068311195446" calcext:value-type="float">
            <text:p>0.00332068311195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664136622390892" calcext:value-type="float">
            <text:p>0.006641366223909</text:p>
          </table:table-cell>
        </table:table-row>
        <table:table-row table:style-name="ro1">
          <table:table-cell office:value-type="float" office:value="0.266666666666667" calcext:value-type="float">
            <text:p>0.266666666666667</text:p>
          </table:table-cell>
          <table:table-cell office:value-type="float" office:value="0.0104364326375712" calcext:value-type="float">
            <text:p>0.01043643263757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42314990512334" calcext:value-type="float">
            <text:p>0.01423149905123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189753320683112" calcext:value-type="float">
            <text:p>0.018975332068311</text:p>
          </table:table-cell>
        </table:table-row>
        <table:table-row table:style-name="ro1">
          <table:table-cell office:value-type="float" office:value="0.183333333333333" calcext:value-type="float">
            <text:p>0.183333333333333</text:p>
          </table:table-cell>
          <table:table-cell office:value-type="float" office:value="0.0232447817836812" calcext:value-type="float">
            <text:p>0.023244781783681</text:p>
          </table:table-cell>
        </table:table-row>
        <table:table-row table:style-name="ro1">
          <table:table-cell office:value-type="float" office:value="0.214285714285714" calcext:value-type="float">
            <text:p>0.214285714285714</text:p>
          </table:table-cell>
          <table:table-cell office:value-type="float" office:value="0.0260910815939279" calcext:value-type="float">
            <text:p>0.026091081593928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294117647058824" calcext:value-type="float">
            <text:p>0.029411764705882</text:p>
          </table:table-cell>
        </table:table-row>
        <table:table-row table:style-name="ro1">
          <table:table-cell office:value-type="float" office:value="0.222222222222222" calcext:value-type="float">
            <text:p>0.222222222222222</text:p>
          </table:table-cell>
          <table:table-cell office:value-type="float" office:value="0.0332068311195446" calcext:value-type="float">
            <text:p>0.033206831119545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365275142314991" calcext:value-type="float">
            <text:p>0.036527514231499</text:p>
          </table:table-cell>
        </table:table-row>
        <table:table-row table:style-name="ro1">
          <table:table-cell office:value-type="float" office:value="0.227272727272727" calcext:value-type="float">
            <text:p>0.227272727272727</text:p>
          </table:table-cell>
          <table:table-cell office:value-type="float" office:value="0.0403225806451613" calcext:value-type="float">
            <text:p>0.040322580645161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441176470588235" calcext:value-type="float">
            <text:p>0.044117647058824</text:p>
          </table:table-cell>
        </table:table-row>
        <table:table-row table:style-name="ro1">
          <table:table-cell office:value-type="float" office:value="0.230769230769231" calcext:value-type="float">
            <text:p>0.230769230769231</text:p>
          </table:table-cell>
          <table:table-cell office:value-type="float" office:value="0.047438330170778" calcext:value-type="float">
            <text:p>0.047438330170778</text:p>
          </table:table-cell>
        </table:table-row>
        <table:table-row table:style-name="ro1">
          <table:table-cell office:value-type="float" office:value="0.228571428571429" calcext:value-type="float">
            <text:p>0.228571428571429</text:p>
          </table:table-cell>
          <table:table-cell office:value-type="float" office:value="0.0512333965844402" calcext:value-type="float">
            <text:p>0.05123339658444</text:p>
          </table:table-cell>
        </table:table-row>
        <table:table-row table:style-name="ro1">
          <table:table-cell office:value-type="float" office:value="0.246666666666667" calcext:value-type="float">
            <text:p>0.246666666666667</text:p>
          </table:table-cell>
          <table:table-cell office:value-type="float" office:value="0.0536053130929791" calcext:value-type="float">
            <text:p>0.053605313092979</text:p>
          </table:table-cell>
        </table:table-row>
        <table:table-row table:style-name="ro1">
          <table:table-cell office:value-type="float" office:value="0.24375" calcext:value-type="float">
            <text:p>0.24375</text:p>
          </table:table-cell>
          <table:table-cell office:value-type="float" office:value="0.0574003795066414" calcext:value-type="float">
            <text:p>0.057400379506641</text:p>
          </table:table-cell>
        </table:table-row>
        <table:table-row table:style-name="ro1">
          <table:table-cell office:value-type="float" office:value="0.247058823529412" calcext:value-type="float">
            <text:p>0.247058823529412</text:p>
          </table:table-cell>
          <table:table-cell office:value-type="float" office:value="0.0607210626185958" calcext:value-type="float">
            <text:p>0.06072106261859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640417457305503" calcext:value-type="float">
            <text:p>0.06404174573055</text:p>
          </table:table-cell>
        </table:table-row>
        <table:table-row table:style-name="ro1">
          <table:table-cell office:value-type="float" office:value="0.252631578947368" calcext:value-type="float">
            <text:p>0.252631578947368</text:p>
          </table:table-cell>
          <table:table-cell office:value-type="float" office:value="0.0673624288425047" calcext:value-type="float">
            <text:p>0.067362428842505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0706831119544592" calcext:value-type="float">
            <text:p>0.070683111954459</text:p>
          </table:table-cell>
        </table:table-row>
        <table:table-row table:style-name="ro1">
          <table:table-cell office:value-type="float" office:value="0.261904761904762" calcext:value-type="float">
            <text:p>0.261904761904762</text:p>
          </table:table-cell>
          <table:table-cell office:value-type="float" office:value="0.0735294117647059" calcext:value-type="float">
            <text:p>0.073529411764706</text:p>
          </table:table-cell>
        </table:table-row>
        <table:table-row table:style-name="ro1">
          <table:table-cell office:value-type="float" office:value="0.259090909090909" calcext:value-type="float">
            <text:p>0.259090909090909</text:p>
          </table:table-cell>
          <table:table-cell office:value-type="float" office:value="0.0773244781783681" calcext:value-type="float">
            <text:p>0.077324478178368</text:p>
          </table:table-cell>
        </table:table-row>
        <table:table-row table:style-name="ro1">
          <table:table-cell office:value-type="float" office:value="0.265217391304348" calcext:value-type="float">
            <text:p>0.265217391304348</text:p>
          </table:table-cell>
          <table:table-cell office:value-type="float" office:value="0.0801707779886148" calcext:value-type="float">
            <text:p>0.080170777988615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825426944971537" calcext:value-type="float">
            <text:p>0.082542694497154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0.0858633776091082" calcext:value-type="float">
            <text:p>0.085863377609108</text:p>
          </table:table-cell>
        </table:table-row>
        <table:table-row table:style-name="ro1">
          <table:table-cell office:value-type="float" office:value="0.276923076923077" calcext:value-type="float">
            <text:p>0.276923076923077</text:p>
          </table:table-cell>
          <table:table-cell office:value-type="float" office:value="0.0891840607210626" calcext:value-type="float">
            <text:p>0.089184060721063</text:p>
          </table:table-cell>
        </table:table-row>
        <table:table-row table:style-name="ro1">
          <table:table-cell office:value-type="float" office:value="0.27037037037037" calcext:value-type="float">
            <text:p>0.27037037037037</text:p>
          </table:table-cell>
          <table:table-cell office:value-type="float" office:value="0.0934535104364326" calcext:value-type="float">
            <text:p>0.093453510436433</text:p>
          </table:table-cell>
        </table:table-row>
        <table:table-row table:style-name="ro1">
          <table:table-cell office:value-type="float" office:value="0.267857142857143" calcext:value-type="float">
            <text:p>0.267857142857143</text:p>
          </table:table-cell>
          <table:table-cell office:value-type="float" office:value="0.0972485768500949" calcext:value-type="float">
            <text:p>0.097248576850095</text:p>
          </table:table-cell>
        </table:table-row>
        <table:table-row table:style-name="ro1">
          <table:table-cell office:value-type="float" office:value="0.258620689655172" calcext:value-type="float">
            <text:p>0.258620689655172</text:p>
          </table:table-cell>
          <table:table-cell office:value-type="float" office:value="0.101992409867173" calcext:value-type="float">
            <text:p>0.101992409867173</text:p>
          </table:table-cell>
        </table:table-row>
        <table:table-row table:style-name="ro1">
          <table:table-cell office:value-type="float" office:value="0.266666666666667" calcext:value-type="float">
            <text:p>0.266666666666667</text:p>
          </table:table-cell>
          <table:table-cell office:value-type="float" office:value="0.104364326375712" calcext:value-type="float">
            <text:p>0.104364326375712</text:p>
          </table:table-cell>
        </table:table-row>
        <table:table-row table:style-name="ro1">
          <table:table-cell office:value-type="float" office:value="0.264516129032258" calcext:value-type="float">
            <text:p>0.264516129032258</text:p>
          </table:table-cell>
          <table:table-cell office:value-type="float" office:value="0.108159392789374" calcext:value-type="float">
            <text:p>0.108159392789374</text:p>
          </table:table-cell>
        </table:table-row>
        <table:table-row table:style-name="ro1">
          <table:table-cell office:value-type="float" office:value="0.259375" calcext:value-type="float">
            <text:p>0.259375</text:p>
          </table:table-cell>
          <table:table-cell office:value-type="float" office:value="0.112428842504744" calcext:value-type="float">
            <text:p>0.112428842504744</text:p>
          </table:table-cell>
        </table:table-row>
        <table:table-row table:style-name="ro1">
          <table:table-cell office:value-type="float" office:value="0.266666666666667" calcext:value-type="float">
            <text:p>0.266666666666667</text:p>
          </table:table-cell>
          <table:table-cell office:value-type="float" office:value="0.114800759013283" calcext:value-type="float">
            <text:p>0.114800759013283</text:p>
          </table:table-cell>
        </table:table-row>
        <table:table-row table:style-name="ro1">
          <table:table-cell office:value-type="float" office:value="0.267647058823529" calcext:value-type="float">
            <text:p>0.267647058823529</text:p>
          </table:table-cell>
          <table:table-cell office:value-type="float" office:value="0.118121442125237" calcext:value-type="float">
            <text:p>0.118121442125237</text:p>
          </table:table-cell>
        </table:table-row>
        <table:table-row table:style-name="ro1">
          <table:table-cell office:value-type="float" office:value="0.265714285714286" calcext:value-type="float">
            <text:p>0.265714285714286</text:p>
          </table:table-cell>
          <table:table-cell office:value-type="float" office:value="0.121916508538899" calcext:value-type="float">
            <text:p>0.121916508538899</text:p>
          </table:table-cell>
        </table:table-row>
        <table:table-row table:style-name="ro1">
          <table:table-cell office:value-type="float" office:value="0.261111111111111" calcext:value-type="float">
            <text:p>0.261111111111111</text:p>
          </table:table-cell>
          <table:table-cell office:value-type="float" office:value="0.126185958254269" calcext:value-type="float">
            <text:p>0.126185958254269</text:p>
          </table:table-cell>
        </table:table-row>
        <table:table-row table:style-name="ro1">
          <table:table-cell office:value-type="float" office:value="0.259459459459459" calcext:value-type="float">
            <text:p>0.259459459459459</text:p>
          </table:table-cell>
          <table:table-cell office:value-type="float" office:value="0.129981024667932" calcext:value-type="float">
            <text:p>0.129981024667932</text:p>
          </table:table-cell>
        </table:table-row>
        <table:table-row table:style-name="ro1">
          <table:table-cell office:value-type="float" office:value="0.252631578947368" calcext:value-type="float">
            <text:p>0.252631578947368</text:p>
          </table:table-cell>
          <table:table-cell office:value-type="float" office:value="0.134724857685009" calcext:value-type="float">
            <text:p>0.134724857685009</text:p>
          </table:table-cell>
        </table:table-row>
        <table:table-row table:style-name="ro1">
          <table:table-cell office:value-type="float" office:value="0.251282051282051" calcext:value-type="float">
            <text:p>0.251282051282051</text:p>
          </table:table-cell>
          <table:table-cell office:value-type="float" office:value="0.138519924098672" calcext:value-type="float">
            <text:p>0.138519924098672</text:p>
          </table:table-cell>
        </table:table-row>
        <table:table-row table:style-name="ro1">
          <table:table-cell office:value-type="float" office:value="0.2525" calcext:value-type="float">
            <text:p>0.2525</text:p>
          </table:table-cell>
          <table:table-cell office:value-type="float" office:value="0.141840607210626" calcext:value-type="float">
            <text:p>0.141840607210626</text:p>
          </table:table-cell>
        </table:table-row>
        <table:table-row table:style-name="ro1">
          <table:table-cell office:value-type="float" office:value="0.251219512195122" calcext:value-type="float">
            <text:p>0.251219512195122</text:p>
          </table:table-cell>
          <table:table-cell office:value-type="float" office:value="0.145635673624288" calcext:value-type="float">
            <text:p>0.145635673624288</text:p>
          </table:table-cell>
        </table:table-row>
        <table:table-row table:style-name="ro1">
          <table:table-cell office:value-type="float" office:value="0.254761904761905" calcext:value-type="float">
            <text:p>0.254761904761905</text:p>
          </table:table-cell>
          <table:table-cell office:value-type="float" office:value="0.148481973434535" calcext:value-type="float">
            <text:p>0.148481973434535</text:p>
          </table:table-cell>
        </table:table-row>
        <table:table-row table:style-name="ro1">
          <table:table-cell office:value-type="float" office:value="0.251162790697674" calcext:value-type="float">
            <text:p>0.251162790697674</text:p>
          </table:table-cell>
          <table:table-cell office:value-type="float" office:value="0.152751423149905" calcext:value-type="float">
            <text:p>0.152751423149905</text:p>
          </table:table-cell>
        </table:table-row>
        <table:table-row table:style-name="ro1">
          <table:table-cell office:value-type="float" office:value="0.247727272727273" calcext:value-type="float">
            <text:p>0.247727272727273</text:p>
          </table:table-cell>
          <table:table-cell office:value-type="float" office:value="0.157020872865275" calcext:value-type="float">
            <text:p>0.157020872865275</text:p>
          </table:table-cell>
        </table:table-row>
        <table:table-row table:style-name="ro1">
          <table:table-cell office:value-type="float" office:value="0.251111111111111" calcext:value-type="float">
            <text:p>0.251111111111111</text:p>
          </table:table-cell>
          <table:table-cell office:value-type="float" office:value="0.159867172675522" calcext:value-type="float">
            <text:p>0.159867172675522</text:p>
          </table:table-cell>
        </table:table-row>
        <table:table-row table:style-name="ro1">
          <table:table-cell office:value-type="float" office:value="0.247826086956522" calcext:value-type="float">
            <text:p>0.247826086956522</text:p>
          </table:table-cell>
          <table:table-cell office:value-type="float" office:value="0.164136622390892" calcext:value-type="float">
            <text:p>0.164136622390892</text:p>
          </table:table-cell>
        </table:table-row>
        <table:table-row table:style-name="ro1">
          <table:table-cell office:value-type="float" office:value="0.246808510638298" calcext:value-type="float">
            <text:p>0.246808510638298</text:p>
          </table:table-cell>
          <table:table-cell office:value-type="float" office:value="0.167931688804554" calcext:value-type="float">
            <text:p>0.16793168880455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70777988614801" calcext:value-type="float">
            <text:p>0.170777988614801</text:p>
          </table:table-cell>
        </table:table-row>
        <table:table-row table:style-name="ro1">
          <table:table-cell office:value-type="float" office:value="0.248979591836735" calcext:value-type="float">
            <text:p>0.248979591836735</text:p>
          </table:table-cell>
          <table:table-cell office:value-type="float" office:value="0.174573055028463" calcext:value-type="float">
            <text:p>0.174573055028463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0.178368121442125" calcext:value-type="float">
            <text:p>0.178368121442125</text:p>
          </table:table-cell>
        </table:table-row>
        <table:table-row table:style-name="ro1">
          <table:table-cell office:value-type="float" office:value="0.247058823529412" calcext:value-type="float">
            <text:p>0.247058823529412</text:p>
          </table:table-cell>
          <table:table-cell office:value-type="float" office:value="0.182163187855787" calcext:value-type="float">
            <text:p>0.182163187855787</text:p>
          </table:table-cell>
        </table:table-row>
        <table:table-row table:style-name="ro1">
          <table:table-cell office:value-type="float" office:value="0.248076923076923" calcext:value-type="float">
            <text:p>0.248076923076923</text:p>
          </table:table-cell>
          <table:table-cell office:value-type="float" office:value="0.185483870967742" calcext:value-type="float">
            <text:p>0.185483870967742</text:p>
          </table:table-cell>
        </table:table-row>
        <table:table-row table:style-name="ro1">
          <table:table-cell office:value-type="float" office:value="0.247169811320755" calcext:value-type="float">
            <text:p>0.247169811320755</text:p>
          </table:table-cell>
          <table:table-cell office:value-type="float" office:value="0.189278937381404" calcext:value-type="float">
            <text:p>0.189278937381404</text:p>
          </table:table-cell>
        </table:table-row>
        <table:table-row table:style-name="ro1">
          <table:table-cell office:value-type="float" office:value="0.248148148148148" calcext:value-type="float">
            <text:p>0.248148148148148</text:p>
          </table:table-cell>
          <table:table-cell office:value-type="float" office:value="0.192599620493359" calcext:value-type="float">
            <text:p>0.192599620493359</text:p>
          </table:table-cell>
        </table:table-row>
        <table:table-row table:style-name="ro1">
          <table:table-cell office:value-type="float" office:value="0.249090909090909" calcext:value-type="float">
            <text:p>0.249090909090909</text:p>
          </table:table-cell>
          <table:table-cell office:value-type="float" office:value="0.195920303605313" calcext:value-type="float">
            <text:p>0.195920303605313</text:p>
          </table:table-cell>
        </table:table-row>
        <table:table-row table:style-name="ro1">
          <table:table-cell office:value-type="float" office:value="0.251785714285714" calcext:value-type="float">
            <text:p>0.251785714285714</text:p>
          </table:table-cell>
          <table:table-cell office:value-type="float" office:value="0.19876660341556" calcext:value-type="float">
            <text:p>0.19876660341556</text:p>
          </table:table-cell>
        </table:table-row>
        <table:table-row table:style-name="ro1">
          <table:table-cell office:value-type="float" office:value="0.250877192982456" calcext:value-type="float">
            <text:p>0.250877192982456</text:p>
          </table:table-cell>
          <table:table-cell office:value-type="float" office:value="0.202561669829222" calcext:value-type="float">
            <text:p>0.202561669829222</text:p>
          </table:table-cell>
        </table:table-row>
        <table:table-row table:style-name="ro1">
          <table:table-cell office:value-type="float" office:value="0.248275862068965" calcext:value-type="float">
            <text:p>0.248275862068965</text:p>
          </table:table-cell>
          <table:table-cell office:value-type="float" office:value="0.206831119544592" calcext:value-type="float">
            <text:p>0.206831119544592</text:p>
          </table:table-cell>
        </table:table-row>
        <table:table-row table:style-name="ro1">
          <table:table-cell office:value-type="float" office:value="0.245762711864407" calcext:value-type="float">
            <text:p>0.245762711864407</text:p>
          </table:table-cell>
          <table:table-cell office:value-type="float" office:value="0.211100569259962" calcext:value-type="float">
            <text:p>0.211100569259962</text:p>
          </table:table-cell>
        </table:table-row>
        <table:table-row table:style-name="ro1">
          <table:table-cell office:value-type="float" office:value="0.246666666666667" calcext:value-type="float">
            <text:p>0.246666666666667</text:p>
          </table:table-cell>
          <table:table-cell office:value-type="float" office:value="0.214421252371916" calcext:value-type="float">
            <text:p>0.214421252371916</text:p>
          </table:table-cell>
        </table:table-row>
        <table:table-row table:style-name="ro1">
          <table:table-cell office:value-type="float" office:value="0.245901639344262" calcext:value-type="float">
            <text:p>0.245901639344262</text:p>
          </table:table-cell>
          <table:table-cell office:value-type="float" office:value="0.218216318785579" calcext:value-type="float">
            <text:p>0.218216318785579</text:p>
          </table:table-cell>
        </table:table-row>
        <table:table-row table:style-name="ro1">
          <table:table-cell office:value-type="float" office:value="0.245161290322581" calcext:value-type="float">
            <text:p>0.245161290322581</text:p>
          </table:table-cell>
          <table:table-cell office:value-type="float" office:value="0.222011385199241" calcext:value-type="float">
            <text:p>0.222011385199241</text:p>
          </table:table-cell>
        </table:table-row>
        <table:table-row table:style-name="ro1">
          <table:table-cell office:value-type="float" office:value="0.244444444444444" calcext:value-type="float">
            <text:p>0.244444444444444</text:p>
          </table:table-cell>
          <table:table-cell office:value-type="float" office:value="0.225806451612903" calcext:value-type="float">
            <text:p>0.225806451612903</text:p>
          </table:table-cell>
        </table:table-row>
        <table:table-row table:style-name="ro1">
          <table:table-cell office:value-type="float" office:value="0.24375" calcext:value-type="float">
            <text:p>0.24375</text:p>
          </table:table-cell>
          <table:table-cell office:value-type="float" office:value="0.229601518026565" calcext:value-type="float">
            <text:p>0.229601518026565</text:p>
          </table:table-cell>
        </table:table-row>
        <table:table-row table:style-name="ro1">
          <table:table-cell office:value-type="float" office:value="0.244615384615385" calcext:value-type="float">
            <text:p>0.244615384615385</text:p>
          </table:table-cell>
          <table:table-cell office:value-type="float" office:value="0.23292220113852" calcext:value-type="float">
            <text:p>0.23292220113852</text:p>
          </table:table-cell>
        </table:table-row>
        <table:table-row table:style-name="ro1">
          <table:table-cell office:value-type="float" office:value="0.248484848484848" calcext:value-type="float">
            <text:p>0.248484848484848</text:p>
          </table:table-cell>
          <table:table-cell office:value-type="float" office:value="0.235294117647059" calcext:value-type="float">
            <text:p>0.235294117647059</text:p>
          </table:table-cell>
        </table:table-row>
        <table:table-row table:style-name="ro1">
          <table:table-cell office:value-type="float" office:value="0.250746268656716" calcext:value-type="float">
            <text:p>0.250746268656716</text:p>
          </table:table-cell>
          <table:table-cell office:value-type="float" office:value="0.238140417457305" calcext:value-type="float">
            <text:p>0.23814041745730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41935483870968" calcext:value-type="float">
            <text:p>0.241935483870968</text:p>
          </table:table-cell>
        </table:table-row>
        <table:table-row table:style-name="ro1">
          <table:table-cell office:value-type="float" office:value="0.252173913043478" calcext:value-type="float">
            <text:p>0.252173913043478</text:p>
          </table:table-cell>
          <table:table-cell office:value-type="float" office:value="0.244781783681214" calcext:value-type="float">
            <text:p>0.24478178368121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49051233396584" calcext:value-type="float">
            <text:p>0.249051233396584</text:p>
          </table:table-cell>
        </table:table-row>
        <table:table-row table:style-name="ro1">
          <table:table-cell office:value-type="float" office:value="0.250704225352113" calcext:value-type="float">
            <text:p>0.250704225352113</text:p>
          </table:table-cell>
          <table:table-cell office:value-type="float" office:value="0.252371916508539" calcext:value-type="float">
            <text:p>0.252371916508539</text:p>
          </table:table-cell>
        </table:table-row>
        <table:table-row table:style-name="ro1">
          <table:table-cell office:value-type="float" office:value="0.252777777777778" calcext:value-type="float">
            <text:p>0.252777777777778</text:p>
          </table:table-cell>
          <table:table-cell office:value-type="float" office:value="0.255218216318786" calcext:value-type="float">
            <text:p>0.255218216318786</text:p>
          </table:table-cell>
        </table:table-row>
        <table:table-row table:style-name="ro1">
          <table:table-cell office:value-type="float" office:value="0.252054794520548" calcext:value-type="float">
            <text:p>0.252054794520548</text:p>
          </table:table-cell>
          <table:table-cell office:value-type="float" office:value="0.259013282732448" calcext:value-type="float">
            <text:p>0.259013282732448</text:p>
          </table:table-cell>
        </table:table-row>
        <table:table-row table:style-name="ro1">
          <table:table-cell office:value-type="float" office:value="0.252702702702703" calcext:value-type="float">
            <text:p>0.252702702702703</text:p>
          </table:table-cell>
          <table:table-cell office:value-type="float" office:value="0.262333965844402" calcext:value-type="float">
            <text:p>0.262333965844402</text:p>
          </table:table-cell>
        </table:table-row>
        <table:table-row table:style-name="ro1">
          <table:table-cell office:value-type="float" office:value="0.257333333333333" calcext:value-type="float">
            <text:p>0.257333333333333</text:p>
          </table:table-cell>
          <table:table-cell office:value-type="float" office:value="0.264231499051233" calcext:value-type="float">
            <text:p>0.264231499051233</text:p>
          </table:table-cell>
        </table:table-row>
        <table:table-row table:style-name="ro1">
          <table:table-cell office:value-type="float" office:value="0.259210526315789" calcext:value-type="float">
            <text:p>0.259210526315789</text:p>
          </table:table-cell>
          <table:table-cell office:value-type="float" office:value="0.26707779886148" calcext:value-type="float">
            <text:p>0.26707779886148</text:p>
          </table:table-cell>
        </table:table-row>
        <table:table-row table:style-name="ro1">
          <table:table-cell office:value-type="float" office:value="0.261038961038961" calcext:value-type="float">
            <text:p>0.261038961038961</text:p>
          </table:table-cell>
          <table:table-cell office:value-type="float" office:value="0.269924098671727" calcext:value-type="float">
            <text:p>0.269924098671727</text:p>
          </table:table-cell>
        </table:table-row>
        <table:table-row table:style-name="ro1">
          <table:table-cell office:value-type="float" office:value="0.26025641025641" calcext:value-type="float">
            <text:p>0.26025641025641</text:p>
          </table:table-cell>
          <table:table-cell office:value-type="float" office:value="0.273719165085389" calcext:value-type="float">
            <text:p>0.273719165085389</text:p>
          </table:table-cell>
        </table:table-row>
        <table:table-row table:style-name="ro1">
          <table:table-cell office:value-type="float" office:value="0.260759493670886" calcext:value-type="float">
            <text:p>0.260759493670886</text:p>
          </table:table-cell>
          <table:table-cell office:value-type="float" office:value="0.277039848197343" calcext:value-type="float">
            <text:p>0.27703984819734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280834914611006" calcext:value-type="float">
            <text:p>0.280834914611006</text:p>
          </table:table-cell>
        </table:table-row>
        <table:table-row table:style-name="ro1">
          <table:table-cell office:value-type="float" office:value="0.25679012345679" calcext:value-type="float">
            <text:p>0.25679012345679</text:p>
          </table:table-cell>
          <table:table-cell office:value-type="float" office:value="0.285578747628083" calcext:value-type="float">
            <text:p>0.285578747628083</text:p>
          </table:table-cell>
        </table:table-row>
        <table:table-row table:style-name="ro1">
          <table:table-cell office:value-type="float" office:value="0.257317073170732" calcext:value-type="float">
            <text:p>0.257317073170732</text:p>
          </table:table-cell>
          <table:table-cell office:value-type="float" office:value="0.288899430740038" calcext:value-type="float">
            <text:p>0.288899430740038</text:p>
          </table:table-cell>
        </table:table-row>
        <table:table-row table:style-name="ro1">
          <table:table-cell office:value-type="float" office:value="0.257831325301205" calcext:value-type="float">
            <text:p>0.257831325301205</text:p>
          </table:table-cell>
          <table:table-cell office:value-type="float" office:value="0.292220113851992" calcext:value-type="float">
            <text:p>0.292220113851992</text:p>
          </table:table-cell>
        </table:table-row>
        <table:table-row table:style-name="ro1">
          <table:table-cell office:value-type="float" office:value="0.260714285714286" calcext:value-type="float">
            <text:p>0.260714285714286</text:p>
          </table:table-cell>
          <table:table-cell office:value-type="float" office:value="0.294592030360531" calcext:value-type="float">
            <text:p>0.294592030360531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298387096774194" calcext:value-type="float">
            <text:p>0.298387096774194</text:p>
          </table:table-cell>
        </table:table-row>
        <table:table-row table:style-name="ro1">
          <table:table-cell office:value-type="float" office:value="0.256976744186046" calcext:value-type="float">
            <text:p>0.256976744186046</text:p>
          </table:table-cell>
          <table:table-cell office:value-type="float" office:value="0.303130929791271" calcext:value-type="float">
            <text:p>0.303130929791271</text:p>
          </table:table-cell>
        </table:table-row>
        <table:table-row table:style-name="ro1">
          <table:table-cell office:value-type="float" office:value="0.259770114942529" calcext:value-type="float">
            <text:p>0.259770114942529</text:p>
          </table:table-cell>
          <table:table-cell office:value-type="float" office:value="0.30550284629981" calcext:value-type="float">
            <text:p>0.30550284629981</text:p>
          </table:table-cell>
        </table:table-row>
        <table:table-row table:style-name="ro1">
          <table:table-cell office:value-type="float" office:value="0.259090909090909" calcext:value-type="float">
            <text:p>0.259090909090909</text:p>
          </table:table-cell>
          <table:table-cell office:value-type="float" office:value="0.309297912713472" calcext:value-type="float">
            <text:p>0.309297912713472</text:p>
          </table:table-cell>
        </table:table-row>
        <table:table-row table:style-name="ro1">
          <table:table-cell office:value-type="float" office:value="0.259550561797753" calcext:value-type="float">
            <text:p>0.259550561797753</text:p>
          </table:table-cell>
          <table:table-cell office:value-type="float" office:value="0.312618595825427" calcext:value-type="float">
            <text:p>0.312618595825427</text:p>
          </table:table-cell>
        </table:table-row>
        <table:table-row table:style-name="ro1">
          <table:table-cell office:value-type="float" office:value="0.257777777777778" calcext:value-type="float">
            <text:p>0.257777777777778</text:p>
          </table:table-cell>
          <table:table-cell office:value-type="float" office:value="0.316888045540797" calcext:value-type="float">
            <text:p>0.316888045540797</text:p>
          </table:table-cell>
        </table:table-row>
        <table:table-row table:style-name="ro1">
          <table:table-cell office:value-type="float" office:value="0.262637362637363" calcext:value-type="float">
            <text:p>0.262637362637363</text:p>
          </table:table-cell>
          <table:table-cell office:value-type="float" office:value="0.31831119544592" calcext:value-type="float">
            <text:p>0.31831119544592</text:p>
          </table:table-cell>
        </table:table-row>
        <table:table-row table:style-name="ro1">
          <table:table-cell office:value-type="float" office:value="0.26195652173913" calcext:value-type="float">
            <text:p>0.26195652173913</text:p>
          </table:table-cell>
          <table:table-cell office:value-type="float" office:value="0.322106261859582" calcext:value-type="float">
            <text:p>0.322106261859582</text:p>
          </table:table-cell>
        </table:table-row>
        <table:table-row table:style-name="ro1">
          <table:table-cell office:value-type="float" office:value="0.263440860215054" calcext:value-type="float">
            <text:p>0.263440860215054</text:p>
          </table:table-cell>
          <table:table-cell office:value-type="float" office:value="0.324952561669829" calcext:value-type="float">
            <text:p>0.324952561669829</text:p>
          </table:table-cell>
        </table:table-row>
        <table:table-row table:style-name="ro1">
          <table:table-cell office:value-type="float" office:value="0.264893617021277" calcext:value-type="float">
            <text:p>0.264893617021277</text:p>
          </table:table-cell>
          <table:table-cell office:value-type="float" office:value="0.327798861480076" calcext:value-type="float">
            <text:p>0.327798861480076</text:p>
          </table:table-cell>
        </table:table-row>
        <table:table-row table:style-name="ro1">
          <table:table-cell office:value-type="float" office:value="0.265263157894737" calcext:value-type="float">
            <text:p>0.265263157894737</text:p>
          </table:table-cell>
          <table:table-cell office:value-type="float" office:value="0.33111954459203" calcext:value-type="float">
            <text:p>0.33111954459203</text:p>
          </table:table-cell>
        </table:table-row>
        <table:table-row table:style-name="ro1">
          <table:table-cell office:value-type="float" office:value="0.264583333333333" calcext:value-type="float">
            <text:p>0.264583333333333</text:p>
          </table:table-cell>
          <table:table-cell office:value-type="float" office:value="0.334914611005693" calcext:value-type="float">
            <text:p>0.334914611005693</text:p>
          </table:table-cell>
        </table:table-row>
        <table:table-row table:style-name="ro1">
          <table:table-cell office:value-type="float" office:value="0.265979381443299" calcext:value-type="float">
            <text:p>0.265979381443299</text:p>
          </table:table-cell>
          <table:table-cell office:value-type="float" office:value="0.337760910815939" calcext:value-type="float">
            <text:p>0.337760910815939</text:p>
          </table:table-cell>
        </table:table-row>
        <table:table-row table:style-name="ro1">
          <table:table-cell office:value-type="float" office:value="0.263265306122449" calcext:value-type="float">
            <text:p>0.263265306122449</text:p>
          </table:table-cell>
          <table:table-cell office:value-type="float" office:value="0.342504743833017" calcext:value-type="float">
            <text:p>0.342504743833017</text:p>
          </table:table-cell>
        </table:table-row>
        <table:table-row table:style-name="ro1">
          <table:table-cell office:value-type="float" office:value="0.261616161616162" calcext:value-type="float">
            <text:p>0.261616161616162</text:p>
          </table:table-cell>
          <table:table-cell office:value-type="float" office:value="0.346774193548387" calcext:value-type="float">
            <text:p>0.346774193548387</text:p>
          </table:table-cell>
        </table:table-row>
        <table:table-row table:style-name="ro1">
          <table:table-cell office:value-type="float" office:value="0.261" calcext:value-type="float">
            <text:p>0.261</text:p>
          </table:table-cell>
          <table:table-cell office:value-type="float" office:value="0.350569259962049" calcext:value-type="float">
            <text:p>0.350569259962049</text:p>
          </table:table-cell>
        </table:table-row>
        <table:table-row table:style-name="ro1">
          <table:table-cell office:value-type="float" office:value="0.262376237623762" calcext:value-type="float">
            <text:p>0.262376237623762</text:p>
          </table:table-cell>
          <table:table-cell office:value-type="float" office:value="0.353415559772296" calcext:value-type="float">
            <text:p>0.353415559772296</text:p>
          </table:table-cell>
        </table:table-row>
        <table:table-row table:style-name="ro1">
          <table:table-cell office:value-type="float" office:value="0.263725490196078" calcext:value-type="float">
            <text:p>0.263725490196078</text:p>
          </table:table-cell>
          <table:table-cell office:value-type="float" office:value="0.356261859582543" calcext:value-type="float">
            <text:p>0.356261859582543</text:p>
          </table:table-cell>
        </table:table-row>
        <table:table-row table:style-name="ro1">
          <table:table-cell office:value-type="float" office:value="0.261165048543689" calcext:value-type="float">
            <text:p>0.261165048543689</text:p>
          </table:table-cell>
          <table:table-cell office:value-type="float" office:value="0.36100569259962" calcext:value-type="float">
            <text:p>0.36100569259962</text:p>
          </table:table-cell>
        </table:table-row>
        <table:table-row table:style-name="ro1">
          <table:table-cell office:value-type="float" office:value="0.259615384615385" calcext:value-type="float">
            <text:p>0.259615384615385</text:p>
          </table:table-cell>
          <table:table-cell office:value-type="float" office:value="0.365275142314991" calcext:value-type="float">
            <text:p>0.365275142314991</text:p>
          </table:table-cell>
        </table:table-row>
        <table:table-row table:style-name="ro1">
          <table:table-cell office:value-type="float" office:value="0.261904761904762" calcext:value-type="float">
            <text:p>0.261904761904762</text:p>
          </table:table-cell>
          <table:table-cell office:value-type="float" office:value="0.367647058823529" calcext:value-type="float">
            <text:p>0.367647058823529</text:p>
          </table:table-cell>
        </table:table-row>
        <table:table-row table:style-name="ro1">
          <table:table-cell office:value-type="float" office:value="0.262264150943396" calcext:value-type="float">
            <text:p>0.262264150943396</text:p>
          </table:table-cell>
          <table:table-cell office:value-type="float" office:value="0.370967741935484" calcext:value-type="float">
            <text:p>0.370967741935484</text:p>
          </table:table-cell>
        </table:table-row>
        <table:table-row table:style-name="ro1">
          <table:table-cell office:value-type="float" office:value="0.262616822429906" calcext:value-type="float">
            <text:p>0.262616822429906</text:p>
          </table:table-cell>
          <table:table-cell office:value-type="float" office:value="0.374288425047438" calcext:value-type="float">
            <text:p>0.374288425047438</text:p>
          </table:table-cell>
        </table:table-row>
        <table:table-row table:style-name="ro1">
          <table:table-cell office:value-type="float" office:value="0.264814814814815" calcext:value-type="float">
            <text:p>0.264814814814815</text:p>
          </table:table-cell>
          <table:table-cell office:value-type="float" office:value="0.376660341555977" calcext:value-type="float">
            <text:p>0.376660341555977</text:p>
          </table:table-cell>
        </table:table-row>
        <table:table-row table:style-name="ro1">
          <table:table-cell office:value-type="float" office:value="0.264220183486239" calcext:value-type="float">
            <text:p>0.264220183486239</text:p>
          </table:table-cell>
          <table:table-cell office:value-type="float" office:value="0.380455407969639" calcext:value-type="float">
            <text:p>0.380455407969639</text:p>
          </table:table-cell>
        </table:table-row>
        <table:table-row table:style-name="ro1">
          <table:table-cell office:value-type="float" office:value="0.262727272727273" calcext:value-type="float">
            <text:p>0.262727272727273</text:p>
          </table:table-cell>
          <table:table-cell office:value-type="float" office:value="0.38472485768501" calcext:value-type="float">
            <text:p>0.38472485768501</text:p>
          </table:table-cell>
        </table:table-row>
        <table:table-row table:style-name="ro1">
          <table:table-cell office:value-type="float" office:value="0.263063063063063" calcext:value-type="float">
            <text:p>0.263063063063063</text:p>
          </table:table-cell>
          <table:table-cell office:value-type="float" office:value="0.388045540796964" calcext:value-type="float">
            <text:p>0.388045540796964</text:p>
          </table:table-cell>
        </table:table-row>
        <table:table-row table:style-name="ro1">
          <table:table-cell office:value-type="float" office:value="0.263392857142857" calcext:value-type="float">
            <text:p>0.263392857142857</text:p>
          </table:table-cell>
          <table:table-cell office:value-type="float" office:value="0.391366223908918" calcext:value-type="float">
            <text:p>0.391366223908918</text:p>
          </table:table-cell>
        </table:table-row>
        <table:table-row table:style-name="ro1">
          <table:table-cell office:value-type="float" office:value="0.263716814159292" calcext:value-type="float">
            <text:p>0.263716814159292</text:p>
          </table:table-cell>
          <table:table-cell office:value-type="float" office:value="0.394686907020873" calcext:value-type="float">
            <text:p>0.394686907020873</text:p>
          </table:table-cell>
        </table:table-row>
        <table:table-row table:style-name="ro1">
          <table:table-cell office:value-type="float" office:value="0.264912280701754" calcext:value-type="float">
            <text:p>0.264912280701754</text:p>
          </table:table-cell>
          <table:table-cell office:value-type="float" office:value="0.39753320683112" calcext:value-type="float">
            <text:p>0.39753320683112</text:p>
          </table:table-cell>
        </table:table-row>
        <table:table-row table:style-name="ro1">
          <table:table-cell office:value-type="float" office:value="0.26695652173913" calcext:value-type="float">
            <text:p>0.26695652173913</text:p>
          </table:table-cell>
          <table:table-cell office:value-type="float" office:value="0.399905123339658" calcext:value-type="float">
            <text:p>0.399905123339658</text:p>
          </table:table-cell>
        </table:table-row>
        <table:table-row table:style-name="ro1">
          <table:table-cell office:value-type="float" office:value="0.26551724137931" calcext:value-type="float">
            <text:p>0.26551724137931</text:p>
          </table:table-cell>
          <table:table-cell office:value-type="float" office:value="0.404174573055029" calcext:value-type="float">
            <text:p>0.404174573055029</text:p>
          </table:table-cell>
        </table:table-row>
        <table:table-row table:style-name="ro1">
          <table:table-cell office:value-type="float" office:value="0.265811965811966" calcext:value-type="float">
            <text:p>0.265811965811966</text:p>
          </table:table-cell>
          <table:table-cell office:value-type="float" office:value="0.407495256166983" calcext:value-type="float">
            <text:p>0.407495256166983</text:p>
          </table:table-cell>
        </table:table-row>
        <table:table-row table:style-name="ro1">
          <table:table-cell office:value-type="float" office:value="0.266949152542373" calcext:value-type="float">
            <text:p>0.266949152542373</text:p>
          </table:table-cell>
          <table:table-cell office:value-type="float" office:value="0.41034155597723" calcext:value-type="float">
            <text:p>0.41034155597723</text:p>
          </table:table-cell>
        </table:table-row>
        <table:table-row table:style-name="ro1">
          <table:table-cell office:value-type="float" office:value="0.266386554621849" calcext:value-type="float">
            <text:p>0.266386554621849</text:p>
          </table:table-cell>
          <table:table-cell office:value-type="float" office:value="0.414136622390892" calcext:value-type="float">
            <text:p>0.414136622390892</text:p>
          </table:table-cell>
        </table:table-row>
        <table:table-row table:style-name="ro1">
          <table:table-cell office:value-type="float" office:value="0.2675" calcext:value-type="float">
            <text:p>0.2675</text:p>
          </table:table-cell>
          <table:table-cell office:value-type="float" office:value="0.416982922201139" calcext:value-type="float">
            <text:p>0.416982922201139</text:p>
          </table:table-cell>
        </table:table-row>
        <table:table-row table:style-name="ro1">
          <table:table-cell office:value-type="float" office:value="0.270247933884297" calcext:value-type="float">
            <text:p>0.270247933884297</text:p>
          </table:table-cell>
          <table:table-cell office:value-type="float" office:value="0.41888045540797" calcext:value-type="float">
            <text:p>0.41888045540797</text:p>
          </table:table-cell>
        </table:table-row>
        <table:table-row table:style-name="ro1">
          <table:table-cell office:value-type="float" office:value="0.270491803278689" calcext:value-type="float">
            <text:p>0.270491803278689</text:p>
          </table:table-cell>
          <table:table-cell office:value-type="float" office:value="0.422201138519924" calcext:value-type="float">
            <text:p>0.422201138519924</text:p>
          </table:table-cell>
        </table:table-row>
        <table:table-row table:style-name="ro1">
          <table:table-cell office:value-type="float" office:value="0.273170731707317" calcext:value-type="float">
            <text:p>0.273170731707317</text:p>
          </table:table-cell>
          <table:table-cell office:value-type="float" office:value="0.424098671726755" calcext:value-type="float">
            <text:p>0.424098671726755</text:p>
          </table:table-cell>
        </table:table-row>
        <table:table-row table:style-name="ro1">
          <table:table-cell office:value-type="float" office:value="0.274193548387097" calcext:value-type="float">
            <text:p>0.274193548387097</text:p>
          </table:table-cell>
          <table:table-cell office:value-type="float" office:value="0.426944971537002" calcext:value-type="float">
            <text:p>0.426944971537002</text:p>
          </table:table-cell>
        </table:table-row>
        <table:table-row table:style-name="ro1">
          <table:table-cell office:value-type="float" office:value="0.2736" calcext:value-type="float">
            <text:p>0.2736</text:p>
          </table:table-cell>
          <table:table-cell office:value-type="float" office:value="0.430740037950664" calcext:value-type="float">
            <text:p>0.430740037950664</text:p>
          </table:table-cell>
        </table:table-row>
        <table:table-row table:style-name="ro1">
          <table:table-cell office:value-type="float" office:value="0.273809523809524" calcext:value-type="float">
            <text:p>0.273809523809524</text:p>
          </table:table-cell>
          <table:table-cell office:value-type="float" office:value="0.434060721062619" calcext:value-type="float">
            <text:p>0.434060721062619</text:p>
          </table:table-cell>
        </table:table-row>
        <table:table-row table:style-name="ro1">
          <table:table-cell office:value-type="float" office:value="0.275590551181102" calcext:value-type="float">
            <text:p>0.275590551181102</text:p>
          </table:table-cell>
          <table:table-cell office:value-type="float" office:value="0.436432637571157" calcext:value-type="float">
            <text:p>0.436432637571157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44022770398482" calcext:value-type="float">
            <text:p>0.44022770398482</text:p>
          </table:table-cell>
        </table:table-row>
        <table:table-row table:style-name="ro1">
          <table:table-cell office:value-type="float" office:value="0.276744186046512" calcext:value-type="float">
            <text:p>0.276744186046512</text:p>
          </table:table-cell>
          <table:table-cell office:value-type="float" office:value="0.442599620493359" calcext:value-type="float">
            <text:p>0.442599620493359</text:p>
          </table:table-cell>
        </table:table-row>
        <table:table-row table:style-name="ro1">
          <table:table-cell office:value-type="float" office:value="0.277692307692308" calcext:value-type="float">
            <text:p>0.277692307692308</text:p>
          </table:table-cell>
          <table:table-cell office:value-type="float" office:value="0.445445920303605" calcext:value-type="float">
            <text:p>0.445445920303605</text:p>
          </table:table-cell>
        </table:table-row>
        <table:table-row table:style-name="ro1">
          <table:table-cell office:value-type="float" office:value="0.277862595419847" calcext:value-type="float">
            <text:p>0.277862595419847</text:p>
          </table:table-cell>
          <table:table-cell office:value-type="float" office:value="0.44876660341556" calcext:value-type="float">
            <text:p>0.44876660341556</text:p>
          </table:table-cell>
        </table:table-row>
        <table:table-row table:style-name="ro1">
          <table:table-cell office:value-type="float" office:value="0.278787878787879" calcext:value-type="float">
            <text:p>0.278787878787879</text:p>
          </table:table-cell>
          <table:table-cell office:value-type="float" office:value="0.451612903225806" calcext:value-type="float">
            <text:p>0.451612903225806</text:p>
          </table:table-cell>
        </table:table-row>
        <table:table-row table:style-name="ro1">
          <table:table-cell office:value-type="float" office:value="0.280451127819549" calcext:value-type="float">
            <text:p>0.280451127819549</text:p>
          </table:table-cell>
          <table:table-cell office:value-type="float" office:value="0.453984819734345" calcext:value-type="float">
            <text:p>0.453984819734345</text:p>
          </table:table-cell>
        </table:table-row>
        <table:table-row table:style-name="ro1">
          <table:table-cell office:value-type="float" office:value="0.280597014925373" calcext:value-type="float">
            <text:p>0.280597014925373</text:p>
          </table:table-cell>
          <table:table-cell office:value-type="float" office:value="0.4573055028463" calcext:value-type="float">
            <text:p>0.4573055028463</text:p>
          </table:table-cell>
        </table:table-row>
        <table:table-row table:style-name="ro1">
          <table:table-cell office:value-type="float" office:value="0.280740740740741" calcext:value-type="float">
            <text:p>0.280740740740741</text:p>
          </table:table-cell>
          <table:table-cell office:value-type="float" office:value="0.460626185958254" calcext:value-type="float">
            <text:p>0.460626185958254</text:p>
          </table:table-cell>
        </table:table-row>
        <table:table-row table:style-name="ro1">
          <table:table-cell office:value-type="float" office:value="0.280882352941176" calcext:value-type="float">
            <text:p>0.280882352941176</text:p>
          </table:table-cell>
          <table:table-cell office:value-type="float" office:value="0.463946869070209" calcext:value-type="float">
            <text:p>0.463946869070209</text:p>
          </table:table-cell>
        </table:table-row>
        <table:table-row table:style-name="ro1">
          <table:table-cell office:value-type="float" office:value="0.27956204379562" calcext:value-type="float">
            <text:p>0.27956204379562</text:p>
          </table:table-cell>
          <table:table-cell office:value-type="float" office:value="0.468216318785579" calcext:value-type="float">
            <text:p>0.468216318785579</text:p>
          </table:table-cell>
        </table:table-row>
        <table:table-row table:style-name="ro1">
          <table:table-cell office:value-type="float" office:value="0.280434782608696" calcext:value-type="float">
            <text:p>0.280434782608696</text:p>
          </table:table-cell>
          <table:table-cell office:value-type="float" office:value="0.471062618595825" calcext:value-type="float">
            <text:p>0.471062618595825</text:p>
          </table:table-cell>
        </table:table-row>
        <table:table-row table:style-name="ro1">
          <table:table-cell office:value-type="float" office:value="0.282014388489209" calcext:value-type="float">
            <text:p>0.282014388489209</text:p>
          </table:table-cell>
          <table:table-cell office:value-type="float" office:value="0.473434535104364" calcext:value-type="float">
            <text:p>0.473434535104364</text:p>
          </table:table-cell>
        </table:table-row>
        <table:table-row table:style-name="ro1">
          <table:table-cell office:value-type="float" office:value="0.282142857142857" calcext:value-type="float">
            <text:p>0.282142857142857</text:p>
          </table:table-cell>
          <table:table-cell office:value-type="float" office:value="0.476755218216319" calcext:value-type="float">
            <text:p>0.476755218216319</text:p>
          </table:table-cell>
        </table:table-row>
        <table:table-row table:style-name="ro1">
          <table:table-cell office:value-type="float" office:value="0.282978723404255" calcext:value-type="float">
            <text:p>0.282978723404255</text:p>
          </table:table-cell>
          <table:table-cell office:value-type="float" office:value="0.479601518026565" calcext:value-type="float">
            <text:p>0.479601518026565</text:p>
          </table:table-cell>
        </table:table-row>
        <table:table-row table:style-name="ro1">
          <table:table-cell office:value-type="float" office:value="0.285211267605634" calcext:value-type="float">
            <text:p>0.285211267605634</text:p>
          </table:table-cell>
          <table:table-cell office:value-type="float" office:value="0.481499051233397" calcext:value-type="float">
            <text:p>0.481499051233397</text:p>
          </table:table-cell>
        </table:table-row>
        <table:table-row table:style-name="ro1">
          <table:table-cell office:value-type="float" office:value="0.286013986013986" calcext:value-type="float">
            <text:p>0.286013986013986</text:p>
          </table:table-cell>
          <table:table-cell office:value-type="float" office:value="0.484345351043643" calcext:value-type="float">
            <text:p>0.484345351043643</text:p>
          </table:table-cell>
        </table:table-row>
        <table:table-row table:style-name="ro1">
          <table:table-cell office:value-type="float" office:value="0.288194444444444" calcext:value-type="float">
            <text:p>0.288194444444444</text:p>
          </table:table-cell>
          <table:table-cell office:value-type="float" office:value="0.486242884250474" calcext:value-type="float">
            <text:p>0.486242884250474</text:p>
          </table:table-cell>
        </table:table-row>
        <table:table-row table:style-name="ro1">
          <table:table-cell office:value-type="float" office:value="0.291034482758621" calcext:value-type="float">
            <text:p>0.291034482758621</text:p>
          </table:table-cell>
          <table:table-cell office:value-type="float" office:value="0.487666034155598" calcext:value-type="float">
            <text:p>0.487666034155598</text:p>
          </table:table-cell>
        </table:table-row>
        <table:table-row table:style-name="ro1">
          <table:table-cell office:value-type="float" office:value="0.292465753424657" calcext:value-type="float">
            <text:p>0.292465753424657</text:p>
          </table:table-cell>
          <table:table-cell office:value-type="float" office:value="0.490037950664137" calcext:value-type="float">
            <text:p>0.490037950664137</text:p>
          </table:table-cell>
        </table:table-row>
        <table:table-row table:style-name="ro1">
          <table:table-cell office:value-type="float" office:value="0.293197278911565" calcext:value-type="float">
            <text:p>0.293197278911565</text:p>
          </table:table-cell>
          <table:table-cell office:value-type="float" office:value="0.492884250474383" calcext:value-type="float">
            <text:p>0.492884250474383</text:p>
          </table:table-cell>
        </table:table-row>
        <table:table-row table:style-name="ro1">
          <table:table-cell office:value-type="float" office:value="0.294594594594595" calcext:value-type="float">
            <text:p>0.294594594594595</text:p>
          </table:table-cell>
          <table:table-cell office:value-type="float" office:value="0.495256166982922" calcext:value-type="float">
            <text:p>0.495256166982922</text:p>
          </table:table-cell>
        </table:table-row>
        <table:table-row table:style-name="ro1">
          <table:table-cell office:value-type="float" office:value="0.295973154362416" calcext:value-type="float">
            <text:p>0.295973154362416</text:p>
          </table:table-cell>
          <table:table-cell office:value-type="float" office:value="0.497628083491461" calcext:value-type="float">
            <text:p>0.497628083491461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0.500948766603416" calcext:value-type="float">
            <text:p>0.500948766603416</text:p>
          </table:table-cell>
        </table:table-row>
        <table:table-row table:style-name="ro1">
          <table:table-cell office:value-type="float" office:value="0.296688741721854" calcext:value-type="float">
            <text:p>0.296688741721854</text:p>
          </table:table-cell>
          <table:table-cell office:value-type="float" office:value="0.503795066413662" calcext:value-type="float">
            <text:p>0.503795066413662</text:p>
          </table:table-cell>
        </table:table-row>
        <table:table-row table:style-name="ro1">
          <table:table-cell office:value-type="float" office:value="0.297368421052632" calcext:value-type="float">
            <text:p>0.297368421052632</text:p>
          </table:table-cell>
          <table:table-cell office:value-type="float" office:value="0.506641366223909" calcext:value-type="float">
            <text:p>0.506641366223909</text:p>
          </table:table-cell>
        </table:table-row>
        <table:table-row table:style-name="ro1">
          <table:table-cell office:value-type="float" office:value="0.298692810457516" calcext:value-type="float">
            <text:p>0.298692810457516</text:p>
          </table:table-cell>
          <table:table-cell office:value-type="float" office:value="0.509013282732448" calcext:value-type="float">
            <text:p>0.50901328273244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11385199240987" calcext:value-type="float">
            <text:p>0.511385199240987</text:p>
          </table:table-cell>
        </table:table-row>
        <table:table-row table:style-name="ro1">
          <table:table-cell office:value-type="float" office:value="0.300645161290323" calcext:value-type="float">
            <text:p>0.300645161290323</text:p>
          </table:table-cell>
          <table:table-cell office:value-type="float" office:value="0.514231499051233" calcext:value-type="float">
            <text:p>0.51423149905123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18026565464896" calcext:value-type="float">
            <text:p>0.518026565464896</text:p>
          </table:table-cell>
        </table:table-row>
        <table:table-row table:style-name="ro1">
          <table:table-cell office:value-type="float" office:value="0.299363057324841" calcext:value-type="float">
            <text:p>0.299363057324841</text:p>
          </table:table-cell>
          <table:table-cell office:value-type="float" office:value="0.521821631878558" calcext:value-type="float">
            <text:p>0.521821631878558</text:p>
          </table:table-cell>
        </table:table-row>
        <table:table-row table:style-name="ro1">
          <table:table-cell office:value-type="float" office:value="0.301898734177215" calcext:value-type="float">
            <text:p>0.301898734177215</text:p>
          </table:table-cell>
          <table:table-cell office:value-type="float" office:value="0.523244781783681" calcext:value-type="float">
            <text:p>0.523244781783681</text:p>
          </table:table-cell>
        </table:table-row>
        <table:table-row table:style-name="ro1">
          <table:table-cell office:value-type="float" office:value="0.30377358490566" calcext:value-type="float">
            <text:p>0.30377358490566</text:p>
          </table:table-cell>
          <table:table-cell office:value-type="float" office:value="0.525142314990512" calcext:value-type="float">
            <text:p>0.525142314990512</text:p>
          </table:table-cell>
        </table:table-row>
        <table:table-row table:style-name="ro1">
          <table:table-cell office:value-type="float" office:value="0.30375" calcext:value-type="float">
            <text:p>0.30375</text:p>
          </table:table-cell>
          <table:table-cell office:value-type="float" office:value="0.528462998102467" calcext:value-type="float">
            <text:p>0.528462998102467</text:p>
          </table:table-cell>
        </table:table-row>
        <table:table-row table:style-name="ro1">
          <table:table-cell office:value-type="float" office:value="0.306832298136646" calcext:value-type="float">
            <text:p>0.306832298136646</text:p>
          </table:table-cell>
          <table:table-cell office:value-type="float" office:value="0.529411764705882" calcext:value-type="float">
            <text:p>0.529411764705882</text:p>
          </table:table-cell>
        </table:table-row>
        <table:table-row table:style-name="ro1">
          <table:table-cell office:value-type="float" office:value="0.308641975308642" calcext:value-type="float">
            <text:p>0.308641975308642</text:p>
          </table:table-cell>
          <table:table-cell office:value-type="float" office:value="0.531309297912713" calcext:value-type="float">
            <text:p>0.531309297912713</text:p>
          </table:table-cell>
        </table:table-row>
        <table:table-row table:style-name="ro1">
          <table:table-cell office:value-type="float" office:value="0.311656441717791" calcext:value-type="float">
            <text:p>0.311656441717791</text:p>
          </table:table-cell>
          <table:table-cell office:value-type="float" office:value="0.532258064516129" calcext:value-type="float">
            <text:p>0.532258064516129</text:p>
          </table:table-cell>
        </table:table-row>
        <table:table-row table:style-name="ro1">
          <table:table-cell office:value-type="float" office:value="0.314634146341463" calcext:value-type="float">
            <text:p>0.314634146341463</text:p>
          </table:table-cell>
          <table:table-cell office:value-type="float" office:value="0.533206831119545" calcext:value-type="float">
            <text:p>0.533206831119545</text:p>
          </table:table-cell>
        </table:table-row>
        <table:table-row table:style-name="ro1">
          <table:table-cell office:value-type="float" office:value="0.318181818181818" calcext:value-type="float">
            <text:p>0.318181818181818</text:p>
          </table:table-cell>
          <table:table-cell office:value-type="float" office:value="0.533681214421252" calcext:value-type="float">
            <text:p>0.533681214421252</text:p>
          </table:table-cell>
        </table:table-row>
        <table:table-row table:style-name="ro1">
          <table:table-cell office:value-type="float" office:value="0.319879518072289" calcext:value-type="float">
            <text:p>0.319879518072289</text:p>
          </table:table-cell>
          <table:table-cell office:value-type="float" office:value="0.535578747628083" calcext:value-type="float">
            <text:p>0.535578747628083</text:p>
          </table:table-cell>
        </table:table-row>
        <table:table-row table:style-name="ro1">
          <table:table-cell office:value-type="float" office:value="0.319161676646707" calcext:value-type="float">
            <text:p>0.319161676646707</text:p>
          </table:table-cell>
          <table:table-cell office:value-type="float" office:value="0.539373814041746" calcext:value-type="float">
            <text:p>0.539373814041746</text:p>
          </table:table-cell>
        </table:table-row>
        <table:table-row table:style-name="ro1">
          <table:table-cell office:value-type="float" office:value="0.32202380952381" calcext:value-type="float">
            <text:p>0.32202380952381</text:p>
          </table:table-cell>
          <table:table-cell office:value-type="float" office:value="0.540322580645161" calcext:value-type="float">
            <text:p>0.540322580645161</text:p>
          </table:table-cell>
        </table:table-row>
        <table:table-row table:style-name="ro1">
          <table:table-cell office:value-type="float" office:value="0.324260355029586" calcext:value-type="float">
            <text:p>0.324260355029586</text:p>
          </table:table-cell>
          <table:table-cell office:value-type="float" office:value="0.541745730550285" calcext:value-type="float">
            <text:p>0.541745730550285</text:p>
          </table:table-cell>
        </table:table-row>
        <table:table-row table:style-name="ro1">
          <table:table-cell office:value-type="float" office:value="0.327647058823529" calcext:value-type="float">
            <text:p>0.327647058823529</text:p>
          </table:table-cell>
          <table:table-cell office:value-type="float" office:value="0.542220113851992" calcext:value-type="float">
            <text:p>0.542220113851992</text:p>
          </table:table-cell>
        </table:table-row>
        <table:table-row table:style-name="ro1">
          <table:table-cell office:value-type="float" office:value="0.330409356725146" calcext:value-type="float">
            <text:p>0.330409356725146</text:p>
          </table:table-cell>
          <table:table-cell office:value-type="float" office:value="0.543168880455408" calcext:value-type="float">
            <text:p>0.543168880455408</text:p>
          </table:table-cell>
        </table:table-row>
        <table:table-row table:style-name="ro1">
          <table:table-cell office:value-type="float" office:value="0.331976744186046" calcext:value-type="float">
            <text:p>0.331976744186046</text:p>
          </table:table-cell>
          <table:table-cell office:value-type="float" office:value="0.545066413662239" calcext:value-type="float">
            <text:p>0.545066413662239</text:p>
          </table:table-cell>
        </table:table-row>
        <table:table-row table:style-name="ro1">
          <table:table-cell office:value-type="float" office:value="0.333526011560694" calcext:value-type="float">
            <text:p>0.333526011560694</text:p>
          </table:table-cell>
          <table:table-cell office:value-type="float" office:value="0.54696394686907" calcext:value-type="float">
            <text:p>0.54696394686907</text:p>
          </table:table-cell>
        </table:table-row>
        <table:table-row table:style-name="ro1">
          <table:table-cell office:value-type="float" office:value="0.333908045977011" calcext:value-type="float">
            <text:p>0.333908045977011</text:p>
          </table:table-cell>
          <table:table-cell office:value-type="float" office:value="0.549810246679317" calcext:value-type="float">
            <text:p>0.549810246679317</text:p>
          </table:table-cell>
        </table:table-row>
        <table:table-row table:style-name="ro1">
          <table:table-cell office:value-type="float" office:value="0.335428571428571" calcext:value-type="float">
            <text:p>0.335428571428571</text:p>
          </table:table-cell>
          <table:table-cell office:value-type="float" office:value="0.551707779886148" calcext:value-type="float">
            <text:p>0.551707779886148</text:p>
          </table:table-cell>
        </table:table-row>
        <table:table-row table:style-name="ro1">
          <table:table-cell office:value-type="float" office:value="0.3375" calcext:value-type="float">
            <text:p>0.3375</text:p>
          </table:table-cell>
          <table:table-cell office:value-type="float" office:value="0.553130929791271" calcext:value-type="float">
            <text:p>0.553130929791271</text:p>
          </table:table-cell>
        </table:table-row>
        <table:table-row table:style-name="ro1">
          <table:table-cell office:value-type="float" office:value="0.340112994350283" calcext:value-type="float">
            <text:p>0.340112994350283</text:p>
          </table:table-cell>
          <table:table-cell office:value-type="float" office:value="0.554079696394687" calcext:value-type="float">
            <text:p>0.554079696394687</text:p>
          </table:table-cell>
        </table:table-row>
        <table:table-row table:style-name="ro1">
          <table:table-cell office:value-type="float" office:value="0.341011235955056" calcext:value-type="float">
            <text:p>0.341011235955056</text:p>
          </table:table-cell>
          <table:table-cell office:value-type="float" office:value="0.556451612903226" calcext:value-type="float">
            <text:p>0.556451612903226</text:p>
          </table:table-cell>
        </table:table-row>
        <table:table-row table:style-name="ro1">
          <table:table-cell office:value-type="float" office:value="0.341899441340782" calcext:value-type="float">
            <text:p>0.341899441340782</text:p>
          </table:table-cell>
          <table:table-cell office:value-type="float" office:value="0.558823529411765" calcext:value-type="float">
            <text:p>0.558823529411765</text:p>
          </table:table-cell>
        </table:table-row>
        <table:table-row table:style-name="ro1">
          <table:table-cell office:value-type="float" office:value="0.342777777777778" calcext:value-type="float">
            <text:p>0.342777777777778</text:p>
          </table:table-cell>
          <table:table-cell office:value-type="float" office:value="0.561195445920304" calcext:value-type="float">
            <text:p>0.561195445920304</text:p>
          </table:table-cell>
        </table:table-row>
        <table:table-row table:style-name="ro1">
          <table:table-cell office:value-type="float" office:value="0.345303867403315" calcext:value-type="float">
            <text:p>0.345303867403315</text:p>
          </table:table-cell>
          <table:table-cell office:value-type="float" office:value="0.562144212523719" calcext:value-type="float">
            <text:p>0.562144212523719</text:p>
          </table:table-cell>
        </table:table-row>
        <table:table-row table:style-name="ro1">
          <table:table-cell office:value-type="float" office:value="0.347252747252747" calcext:value-type="float">
            <text:p>0.347252747252747</text:p>
          </table:table-cell>
          <table:table-cell office:value-type="float" office:value="0.563567362428843" calcext:value-type="float">
            <text:p>0.563567362428843</text:p>
          </table:table-cell>
        </table:table-row>
        <table:table-row table:style-name="ro1">
          <table:table-cell office:value-type="float" office:value="0.348633879781421" calcext:value-type="float">
            <text:p>0.348633879781421</text:p>
          </table:table-cell>
          <table:table-cell office:value-type="float" office:value="0.565464895635674" calcext:value-type="float">
            <text:p>0.56546489563567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567362428842505" calcext:value-type="float">
            <text:p>0.567362428842505</text:p>
          </table:table-cell>
        </table:table-row>
        <table:table-row table:style-name="ro1">
          <table:table-cell office:value-type="float" office:value="0.351351351351351" calcext:value-type="float">
            <text:p>0.351351351351351</text:p>
          </table:table-cell>
          <table:table-cell office:value-type="float" office:value="0.569259962049336" calcext:value-type="float">
            <text:p>0.569259962049336</text:p>
          </table:table-cell>
        </table:table-row>
        <table:table-row table:style-name="ro1">
          <table:table-cell office:value-type="float" office:value="0.352150537634409" calcext:value-type="float">
            <text:p>0.352150537634409</text:p>
          </table:table-cell>
          <table:table-cell office:value-type="float" office:value="0.571631878557875" calcext:value-type="float">
            <text:p>0.571631878557875</text:p>
          </table:table-cell>
        </table:table-row>
        <table:table-row table:style-name="ro1">
          <table:table-cell office:value-type="float" office:value="0.352941176470588" calcext:value-type="float">
            <text:p>0.352941176470588</text:p>
          </table:table-cell>
          <table:table-cell office:value-type="float" office:value="0.574003795066414" calcext:value-type="float">
            <text:p>0.574003795066414</text:p>
          </table:table-cell>
        </table:table-row>
        <table:table-row table:style-name="ro1">
          <table:table-cell office:value-type="float" office:value="0.355851063829787" calcext:value-type="float">
            <text:p>0.355851063829787</text:p>
          </table:table-cell>
          <table:table-cell office:value-type="float" office:value="0.574478178368121" calcext:value-type="float">
            <text:p>0.574478178368121</text:p>
          </table:table-cell>
        </table:table-row>
        <table:table-row table:style-name="ro1">
          <table:table-cell office:value-type="float" office:value="0.357671957671958" calcext:value-type="float">
            <text:p>0.357671957671958</text:p>
          </table:table-cell>
          <table:table-cell office:value-type="float" office:value="0.575901328273245" calcext:value-type="float">
            <text:p>0.575901328273245</text:p>
          </table:table-cell>
        </table:table-row>
        <table:table-row table:style-name="ro1">
          <table:table-cell office:value-type="float" office:value="0.360526315789474" calcext:value-type="float">
            <text:p>0.360526315789474</text:p>
          </table:table-cell>
          <table:table-cell office:value-type="float" office:value="0.576375711574953" calcext:value-type="float">
            <text:p>0.576375711574953</text:p>
          </table:table-cell>
        </table:table-row>
        <table:table-row table:style-name="ro1">
          <table:table-cell office:value-type="float" office:value="0.360732984293194" calcext:value-type="float">
            <text:p>0.360732984293194</text:p>
          </table:table-cell>
          <table:table-cell office:value-type="float" office:value="0.579222011385199" calcext:value-type="float">
            <text:p>0.579222011385199</text:p>
          </table:table-cell>
        </table:table-row>
        <table:table-row table:style-name="ro1">
          <table:table-cell office:value-type="float" office:value="0.361458333333333" calcext:value-type="float">
            <text:p>0.361458333333333</text:p>
          </table:table-cell>
          <table:table-cell office:value-type="float" office:value="0.581593927893738" calcext:value-type="float">
            <text:p>0.581593927893738</text:p>
          </table:table-cell>
        </table:table-row>
        <table:table-row table:style-name="ro1">
          <table:table-cell office:value-type="float" office:value="0.363212435233161" calcext:value-type="float">
            <text:p>0.363212435233161</text:p>
          </table:table-cell>
          <table:table-cell office:value-type="float" office:value="0.583017077798862" calcext:value-type="float">
            <text:p>0.583017077798862</text:p>
          </table:table-cell>
        </table:table-row>
        <table:table-row table:style-name="ro1">
          <table:table-cell office:value-type="float" office:value="0.364432989690722" calcext:value-type="float">
            <text:p>0.364432989690722</text:p>
          </table:table-cell>
          <table:table-cell office:value-type="float" office:value="0.584914611005693" calcext:value-type="float">
            <text:p>0.584914611005693</text:p>
          </table:table-cell>
        </table:table-row>
        <table:table-row table:style-name="ro1">
          <table:table-cell office:value-type="float" office:value="0.365641025641026" calcext:value-type="float">
            <text:p>0.365641025641026</text:p>
          </table:table-cell>
          <table:table-cell office:value-type="float" office:value="0.586812144212524" calcext:value-type="float">
            <text:p>0.586812144212524</text:p>
          </table:table-cell>
        </table:table-row>
        <table:table-row table:style-name="ro1">
          <table:table-cell office:value-type="float" office:value="0.36734693877551" calcext:value-type="float">
            <text:p>0.36734693877551</text:p>
          </table:table-cell>
          <table:table-cell office:value-type="float" office:value="0.588235294117647" calcext:value-type="float">
            <text:p>0.588235294117647</text:p>
          </table:table-cell>
        </table:table-row>
        <table:table-row table:style-name="ro1">
          <table:table-cell office:value-type="float" office:value="0.369035532994924" calcext:value-type="float">
            <text:p>0.369035532994924</text:p>
          </table:table-cell>
          <table:table-cell office:value-type="float" office:value="0.58965844402277" calcext:value-type="float">
            <text:p>0.58965844402277</text:p>
          </table:table-cell>
        </table:table-row>
        <table:table-row table:style-name="ro1">
          <table:table-cell office:value-type="float" office:value="0.371717171717172" calcext:value-type="float">
            <text:p>0.371717171717172</text:p>
          </table:table-cell>
          <table:table-cell office:value-type="float" office:value="0.590132827324478" calcext:value-type="float">
            <text:p>0.590132827324478</text:p>
          </table:table-cell>
        </table:table-row>
        <table:table-row table:style-name="ro1">
          <table:table-cell office:value-type="float" office:value="0.373869346733668" calcext:value-type="float">
            <text:p>0.373869346733668</text:p>
          </table:table-cell>
          <table:table-cell office:value-type="float" office:value="0.591081593927894" calcext:value-type="float">
            <text:p>0.591081593927894</text:p>
          </table:table-cell>
        </table:table-row>
        <table:table-row table:style-name="ro1">
          <table:table-cell office:value-type="float" office:value="0.3745" calcext:value-type="float">
            <text:p>0.3745</text:p>
          </table:table-cell>
          <table:table-cell office:value-type="float" office:value="0.593453510436433" calcext:value-type="float">
            <text:p>0.593453510436433</text:p>
          </table:table-cell>
        </table:table-row>
        <table:table-row table:style-name="ro1">
          <table:table-cell office:value-type="float" office:value="0.375621890547264" calcext:value-type="float">
            <text:p>0.375621890547264</text:p>
          </table:table-cell>
          <table:table-cell office:value-type="float" office:value="0.595351043643264" calcext:value-type="float">
            <text:p>0.595351043643264</text:p>
          </table:table-cell>
        </table:table-row>
        <table:table-row table:style-name="ro1">
          <table:table-cell office:value-type="float" office:value="0.377227722772277" calcext:value-type="float">
            <text:p>0.377227722772277</text:p>
          </table:table-cell>
          <table:table-cell office:value-type="float" office:value="0.596774193548387" calcext:value-type="float">
            <text:p>0.596774193548387</text:p>
          </table:table-cell>
        </table:table-row>
        <table:table-row table:style-name="ro1">
          <table:table-cell office:value-type="float" office:value="0.378817733990148" calcext:value-type="float">
            <text:p>0.378817733990148</text:p>
          </table:table-cell>
          <table:table-cell office:value-type="float" office:value="0.59819734345351" calcext:value-type="float">
            <text:p>0.59819734345351</text:p>
          </table:table-cell>
        </table:table-row>
        <table:table-row table:style-name="ro1">
          <table:table-cell office:value-type="float" office:value="0.380392156862745" calcext:value-type="float">
            <text:p>0.380392156862745</text:p>
          </table:table-cell>
          <table:table-cell office:value-type="float" office:value="0.599620493358634" calcext:value-type="float">
            <text:p>0.599620493358634</text:p>
          </table:table-cell>
        </table:table-row>
        <table:table-row table:style-name="ro1">
          <table:table-cell office:value-type="float" office:value="0.383414634146341" calcext:value-type="float">
            <text:p>0.383414634146341</text:p>
          </table:table-cell>
          <table:table-cell office:value-type="float" office:value="0.599620493358634" calcext:value-type="float">
            <text:p>0.599620493358634</text:p>
          </table:table-cell>
        </table:table-row>
        <table:table-row table:style-name="ro1">
          <table:table-cell office:value-type="float" office:value="0.383980582524272" calcext:value-type="float">
            <text:p>0.383980582524272</text:p>
          </table:table-cell>
          <table:table-cell office:value-type="float" office:value="0.601992409867173" calcext:value-type="float">
            <text:p>0.601992409867173</text:p>
          </table:table-cell>
        </table:table-row>
        <table:table-row table:style-name="ro1">
          <table:table-cell office:value-type="float" office:value="0.386473429951691" calcext:value-type="float">
            <text:p>0.386473429951691</text:p>
          </table:table-cell>
          <table:table-cell office:value-type="float" office:value="0.60246679316888" calcext:value-type="float">
            <text:p>0.60246679316888</text:p>
          </table:table-cell>
        </table:table-row>
        <table:table-row table:style-name="ro1">
          <table:table-cell office:value-type="float" office:value="0.387980769230769" calcext:value-type="float">
            <text:p>0.387980769230769</text:p>
          </table:table-cell>
          <table:table-cell office:value-type="float" office:value="0.603889943074004" calcext:value-type="float">
            <text:p>0.603889943074004</text:p>
          </table:table-cell>
        </table:table-row>
        <table:table-row table:style-name="ro1">
          <table:table-cell office:value-type="float" office:value="0.389473684210526" calcext:value-type="float">
            <text:p>0.389473684210526</text:p>
          </table:table-cell>
          <table:table-cell office:value-type="float" office:value="0.605313092979127" calcext:value-type="float">
            <text:p>0.605313092979127</text:p>
          </table:table-cell>
        </table:table-row>
        <table:table-row table:style-name="ro1">
          <table:table-cell office:value-type="float" office:value="0.391904761904762" calcext:value-type="float">
            <text:p>0.391904761904762</text:p>
          </table:table-cell>
          <table:table-cell office:value-type="float" office:value="0.605787476280835" calcext:value-type="float">
            <text:p>0.605787476280835</text:p>
          </table:table-cell>
        </table:table-row>
        <table:table-row table:style-name="ro1">
          <table:table-cell office:value-type="float" office:value="0.394312796208531" calcext:value-type="float">
            <text:p>0.394312796208531</text:p>
          </table:table-cell>
          <table:table-cell office:value-type="float" office:value="0.606261859582543" calcext:value-type="float">
            <text:p>0.606261859582543</text:p>
          </table:table-cell>
        </table:table-row>
        <table:table-row table:style-name="ro1">
          <table:table-cell office:value-type="float" office:value="0.397169811320755" calcext:value-type="float">
            <text:p>0.397169811320755</text:p>
          </table:table-cell>
          <table:table-cell office:value-type="float" office:value="0.606261859582543" calcext:value-type="float">
            <text:p>0.606261859582543</text:p>
          </table:table-cell>
        </table:table-row>
        <table:table-row table:style-name="ro1">
          <table:table-cell office:value-type="float" office:value="0.398591549295775" calcext:value-type="float">
            <text:p>0.398591549295775</text:p>
          </table:table-cell>
          <table:table-cell office:value-type="float" office:value="0.607685009487666" calcext:value-type="float">
            <text:p>0.60768500948766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09108159392789" calcext:value-type="float">
            <text:p>0.609108159392789</text:p>
          </table:table-cell>
        </table:table-row>
        <table:table-row table:style-name="ro1">
          <table:table-cell office:value-type="float" office:value="0.402325581395349" calcext:value-type="float">
            <text:p>0.402325581395349</text:p>
          </table:table-cell>
          <table:table-cell office:value-type="float" office:value="0.609582542694497" calcext:value-type="float">
            <text:p>0.609582542694497</text:p>
          </table:table-cell>
        </table:table-row>
        <table:table-row table:style-name="ro1">
          <table:table-cell office:value-type="float" office:value="0.40462962962963" calcext:value-type="float">
            <text:p>0.40462962962963</text:p>
          </table:table-cell>
          <table:table-cell office:value-type="float" office:value="0.610056925996205" calcext:value-type="float">
            <text:p>0.610056925996205</text:p>
          </table:table-cell>
        </table:table-row>
        <table:table-row table:style-name="ro1">
          <table:table-cell office:value-type="float" office:value="0.406912442396313" calcext:value-type="float">
            <text:p>0.406912442396313</text:p>
          </table:table-cell>
          <table:table-cell office:value-type="float" office:value="0.610531309297913" calcext:value-type="float">
            <text:p>0.610531309297913</text:p>
          </table:table-cell>
        </table:table-row>
        <table:table-row table:style-name="ro1">
          <table:table-cell office:value-type="float" office:value="0.409174311926605" calcext:value-type="float">
            <text:p>0.409174311926605</text:p>
          </table:table-cell>
          <table:table-cell office:value-type="float" office:value="0.61100569259962" calcext:value-type="float">
            <text:p>0.61100569259962</text:p>
          </table:table-cell>
        </table:table-row>
        <table:table-row table:style-name="ro1">
          <table:table-cell office:value-type="float" office:value="0.410958904109589" calcext:value-type="float">
            <text:p>0.410958904109589</text:p>
          </table:table-cell>
          <table:table-cell office:value-type="float" office:value="0.611954459203036" calcext:value-type="float">
            <text:p>0.611954459203036</text:p>
          </table:table-cell>
        </table:table-row>
        <table:table-row table:style-name="ro1">
          <table:table-cell office:value-type="float" office:value="0.411818181818182" calcext:value-type="float">
            <text:p>0.411818181818182</text:p>
          </table:table-cell>
          <table:table-cell office:value-type="float" office:value="0.613851992409867" calcext:value-type="float">
            <text:p>0.613851992409867</text:p>
          </table:table-cell>
        </table:table-row>
        <table:table-row table:style-name="ro1">
          <table:table-cell office:value-type="float" office:value="0.412669683257919" calcext:value-type="float">
            <text:p>0.412669683257919</text:p>
          </table:table-cell>
          <table:table-cell office:value-type="float" office:value="0.615749525616698" calcext:value-type="float">
            <text:p>0.615749525616698</text:p>
          </table:table-cell>
        </table:table-row>
        <table:table-row table:style-name="ro1">
          <table:table-cell office:value-type="float" office:value="0.413513513513514" calcext:value-type="float">
            <text:p>0.413513513513514</text:p>
          </table:table-cell>
          <table:table-cell office:value-type="float" office:value="0.617647058823529" calcext:value-type="float">
            <text:p>0.617647058823529</text:p>
          </table:table-cell>
        </table:table-row>
        <table:table-row table:style-name="ro1">
          <table:table-cell office:value-type="float" office:value="0.415246636771301" calcext:value-type="float">
            <text:p>0.415246636771301</text:p>
          </table:table-cell>
          <table:table-cell office:value-type="float" office:value="0.618595825426945" calcext:value-type="float">
            <text:p>0.618595825426945</text:p>
          </table:table-cell>
        </table:table-row>
        <table:table-row table:style-name="ro1">
          <table:table-cell office:value-type="float" office:value="0.416964285714286" calcext:value-type="float">
            <text:p>0.416964285714286</text:p>
          </table:table-cell>
          <table:table-cell office:value-type="float" office:value="0.61954459203036" calcext:value-type="float">
            <text:p>0.61954459203036</text:p>
          </table:table-cell>
        </table:table-row>
        <table:table-row table:style-name="ro1">
          <table:table-cell office:value-type="float" office:value="0.419111111111111" calcext:value-type="float">
            <text:p>0.419111111111111</text:p>
          </table:table-cell>
          <table:table-cell office:value-type="float" office:value="0.620018975332068" calcext:value-type="float">
            <text:p>0.620018975332068</text:p>
          </table:table-cell>
        </table:table-row>
        <table:table-row table:style-name="ro1">
          <table:table-cell office:value-type="float" office:value="0.419911504424779" calcext:value-type="float">
            <text:p>0.419911504424779</text:p>
          </table:table-cell>
          <table:table-cell office:value-type="float" office:value="0.621916508538899" calcext:value-type="float">
            <text:p>0.621916508538899</text:p>
          </table:table-cell>
        </table:table-row>
        <table:table-row table:style-name="ro1">
          <table:table-cell office:value-type="float" office:value="0.4215859030837" calcext:value-type="float">
            <text:p>0.4215859030837</text:p>
          </table:table-cell>
          <table:table-cell office:value-type="float" office:value="0.622865275142315" calcext:value-type="float">
            <text:p>0.622865275142315</text:p>
          </table:table-cell>
        </table:table-row>
        <table:table-row table:style-name="ro1">
          <table:table-cell office:value-type="float" office:value="0.423245614035088" calcext:value-type="float">
            <text:p>0.423245614035088</text:p>
          </table:table-cell>
          <table:table-cell office:value-type="float" office:value="0.623814041745731" calcext:value-type="float">
            <text:p>0.623814041745731</text:p>
          </table:table-cell>
        </table:table-row>
        <table:table-row table:style-name="ro1">
          <table:table-cell office:value-type="float" office:value="0.425327510917031" calcext:value-type="float">
            <text:p>0.425327510917031</text:p>
          </table:table-cell>
          <table:table-cell office:value-type="float" office:value="0.624288425047438" calcext:value-type="float">
            <text:p>0.624288425047438</text:p>
          </table:table-cell>
        </table:table-row>
        <table:table-row table:style-name="ro1">
          <table:table-cell office:value-type="float" office:value="0.426521739130435" calcext:value-type="float">
            <text:p>0.426521739130435</text:p>
          </table:table-cell>
          <table:table-cell office:value-type="float" office:value="0.625711574952562" calcext:value-type="float">
            <text:p>0.625711574952562</text:p>
          </table:table-cell>
        </table:table-row>
        <table:table-row table:style-name="ro1">
          <table:table-cell office:value-type="float" office:value="0.427272727272727" calcext:value-type="float">
            <text:p>0.427272727272727</text:p>
          </table:table-cell>
          <table:table-cell office:value-type="float" office:value="0.627609108159393" calcext:value-type="float">
            <text:p>0.627609108159393</text:p>
          </table:table-cell>
        </table:table-row>
        <table:table-row table:style-name="ro1">
          <table:table-cell office:value-type="float" office:value="0.429310344827586" calcext:value-type="float">
            <text:p>0.429310344827586</text:p>
          </table:table-cell>
          <table:table-cell office:value-type="float" office:value="0.628083491461101" calcext:value-type="float">
            <text:p>0.628083491461101</text:p>
          </table:table-cell>
        </table:table-row>
        <table:table-row table:style-name="ro1">
          <table:table-cell office:value-type="float" office:value="0.431330472103004" calcext:value-type="float">
            <text:p>0.431330472103004</text:p>
          </table:table-cell>
          <table:table-cell office:value-type="float" office:value="0.628557874762808" calcext:value-type="float">
            <text:p>0.628557874762808</text:p>
          </table:table-cell>
        </table:table-row>
        <table:table-row table:style-name="ro1">
          <table:table-cell office:value-type="float" office:value="0.433333333333333" calcext:value-type="float">
            <text:p>0.433333333333333</text:p>
          </table:table-cell>
          <table:table-cell office:value-type="float" office:value="0.629032258064516" calcext:value-type="float">
            <text:p>0.629032258064516</text:p>
          </table:table-cell>
        </table:table-row>
        <table:table-row table:style-name="ro1">
          <table:table-cell office:value-type="float" office:value="0.43531914893617" calcext:value-type="float">
            <text:p>0.43531914893617</text:p>
          </table:table-cell>
          <table:table-cell office:value-type="float" office:value="0.629506641366224" calcext:value-type="float">
            <text:p>0.629506641366224</text:p>
          </table:table-cell>
        </table:table-row>
        <table:table-row table:style-name="ro1">
          <table:table-cell office:value-type="float" office:value="0.436864406779661" calcext:value-type="float">
            <text:p>0.436864406779661</text:p>
          </table:table-cell>
          <table:table-cell office:value-type="float" office:value="0.63045540796964" calcext:value-type="float">
            <text:p>0.63045540796964</text:p>
          </table:table-cell>
        </table:table-row>
        <table:table-row table:style-name="ro1">
          <table:table-cell office:value-type="float" office:value="0.438396624472574" calcext:value-type="float">
            <text:p>0.438396624472574</text:p>
          </table:table-cell>
          <table:table-cell office:value-type="float" office:value="0.631404174573055" calcext:value-type="float">
            <text:p>0.631404174573055</text:p>
          </table:table-cell>
        </table:table-row>
        <table:table-row table:style-name="ro1">
          <table:table-cell office:value-type="float" office:value="0.438235294117647" calcext:value-type="float">
            <text:p>0.438235294117647</text:p>
          </table:table-cell>
          <table:table-cell office:value-type="float" office:value="0.634250474383302" calcext:value-type="float">
            <text:p>0.634250474383302</text:p>
          </table:table-cell>
        </table:table-row>
        <table:table-row table:style-name="ro1">
          <table:table-cell office:value-type="float" office:value="0.440585774058577" calcext:value-type="float">
            <text:p>0.440585774058577</text:p>
          </table:table-cell>
          <table:table-cell office:value-type="float" office:value="0.634250474383302" calcext:value-type="float">
            <text:p>0.634250474383302</text:p>
          </table:table-cell>
        </table:table-row>
        <table:table-row table:style-name="ro1">
          <table:table-cell office:value-type="float" office:value="0.441666666666667" calcext:value-type="float">
            <text:p>0.441666666666667</text:p>
          </table:table-cell>
          <table:table-cell office:value-type="float" office:value="0.635673624288425" calcext:value-type="float">
            <text:p>0.635673624288425</text:p>
          </table:table-cell>
        </table:table-row>
        <table:table-row table:style-name="ro1">
          <table:table-cell office:value-type="float" office:value="0.44356846473029" calcext:value-type="float">
            <text:p>0.44356846473029</text:p>
          </table:table-cell>
          <table:table-cell office:value-type="float" office:value="0.636148007590133" calcext:value-type="float">
            <text:p>0.636148007590133</text:p>
          </table:table-cell>
        </table:table-row>
        <table:table-row table:style-name="ro1">
          <table:table-cell office:value-type="float" office:value="0.44504132231405" calcext:value-type="float">
            <text:p>0.44504132231405</text:p>
          </table:table-cell>
          <table:table-cell office:value-type="float" office:value="0.637096774193548" calcext:value-type="float">
            <text:p>0.637096774193548</text:p>
          </table:table-cell>
        </table:table-row>
        <table:table-row table:style-name="ro1">
          <table:table-cell office:value-type="float" office:value="0.446502057613169" calcext:value-type="float">
            <text:p>0.446502057613169</text:p>
          </table:table-cell>
          <table:table-cell office:value-type="float" office:value="0.638045540796964" calcext:value-type="float">
            <text:p>0.638045540796964</text:p>
          </table:table-cell>
        </table:table-row>
        <table:table-row table:style-name="ro1">
          <table:table-cell office:value-type="float" office:value="0.447950819672131" calcext:value-type="float">
            <text:p>0.447950819672131</text:p>
          </table:table-cell>
          <table:table-cell office:value-type="float" office:value="0.638994307400379" calcext:value-type="float">
            <text:p>0.638994307400379</text:p>
          </table:table-cell>
        </table:table-row>
        <table:table-row table:style-name="ro1">
          <table:table-cell office:value-type="float" office:value="0.449795918367347" calcext:value-type="float">
            <text:p>0.449795918367347</text:p>
          </table:table-cell>
          <table:table-cell office:value-type="float" office:value="0.639468690702087" calcext:value-type="float">
            <text:p>0.639468690702087</text:p>
          </table:table-cell>
        </table:table-row>
        <table:table-row table:style-name="ro1">
          <table:table-cell office:value-type="float" office:value="0.452032520325203" calcext:value-type="float">
            <text:p>0.452032520325203</text:p>
          </table:table-cell>
          <table:table-cell office:value-type="float" office:value="0.639468690702087" calcext:value-type="float">
            <text:p>0.639468690702087</text:p>
          </table:table-cell>
        </table:table-row>
        <table:table-row table:style-name="ro1">
          <table:table-cell office:value-type="float" office:value="0.453846153846154" calcext:value-type="float">
            <text:p>0.453846153846154</text:p>
          </table:table-cell>
          <table:table-cell office:value-type="float" office:value="0.639943074003795" calcext:value-type="float">
            <text:p>0.639943074003795</text:p>
          </table:table-cell>
        </table:table-row>
        <table:table-row table:style-name="ro1">
          <table:table-cell office:value-type="float" office:value="0.454838709677419" calcext:value-type="float">
            <text:p>0.454838709677419</text:p>
          </table:table-cell>
          <table:table-cell office:value-type="float" office:value="0.641366223908918" calcext:value-type="float">
            <text:p>0.641366223908918</text:p>
          </table:table-cell>
        </table:table-row>
        <table:table-row table:style-name="ro1">
          <table:table-cell office:value-type="float" office:value="0.457028112449799" calcext:value-type="float">
            <text:p>0.457028112449799</text:p>
          </table:table-cell>
          <table:table-cell office:value-type="float" office:value="0.641366223908918" calcext:value-type="float">
            <text:p>0.641366223908918</text:p>
          </table:table-cell>
        </table:table-row>
        <table:table-row table:style-name="ro1">
          <table:table-cell office:value-type="float" office:value="0.4584" calcext:value-type="float">
            <text:p>0.4584</text:p>
          </table:table-cell>
          <table:table-cell office:value-type="float" office:value="0.642314990512334" calcext:value-type="float">
            <text:p>0.642314990512334</text:p>
          </table:table-cell>
        </table:table-row>
        <table:table-row table:style-name="ro1">
          <table:table-cell office:value-type="float" office:value="0.460159362549801" calcext:value-type="float">
            <text:p>0.460159362549801</text:p>
          </table:table-cell>
          <table:table-cell office:value-type="float" office:value="0.642789373814042" calcext:value-type="float">
            <text:p>0.642789373814042</text:p>
          </table:table-cell>
        </table:table-row>
        <table:table-row table:style-name="ro1">
          <table:table-cell office:value-type="float" office:value="0.462301587301587" calcext:value-type="float">
            <text:p>0.462301587301587</text:p>
          </table:table-cell>
          <table:table-cell office:value-type="float" office:value="0.642789373814042" calcext:value-type="float">
            <text:p>0.642789373814042</text:p>
          </table:table-cell>
        </table:table-row>
        <table:table-row table:style-name="ro1">
          <table:table-cell office:value-type="float" office:value="0.46403162055336" calcext:value-type="float">
            <text:p>0.46403162055336</text:p>
          </table:table-cell>
          <table:table-cell office:value-type="float" office:value="0.64326375711575" calcext:value-type="float">
            <text:p>0.64326375711575</text:p>
          </table:table-cell>
        </table:table-row>
        <table:table-row table:style-name="ro1">
          <table:table-cell office:value-type="float" office:value="0.465748031496063" calcext:value-type="float">
            <text:p>0.465748031496063</text:p>
          </table:table-cell>
          <table:table-cell office:value-type="float" office:value="0.643738140417457" calcext:value-type="float">
            <text:p>0.643738140417457</text:p>
          </table:table-cell>
        </table:table-row>
        <table:table-row table:style-name="ro1">
          <table:table-cell office:value-type="float" office:value="0.467058823529412" calcext:value-type="float">
            <text:p>0.467058823529412</text:p>
          </table:table-cell>
          <table:table-cell office:value-type="float" office:value="0.644686907020873" calcext:value-type="float">
            <text:p>0.644686907020873</text:p>
          </table:table-cell>
        </table:table-row>
        <table:table-row table:style-name="ro1">
          <table:table-cell office:value-type="float" office:value="0.468359375" calcext:value-type="float">
            <text:p>0.468359375</text:p>
          </table:table-cell>
          <table:table-cell office:value-type="float" office:value="0.645635673624288" calcext:value-type="float">
            <text:p>0.645635673624288</text:p>
          </table:table-cell>
        </table:table-row>
        <table:table-row table:style-name="ro1">
          <table:table-cell office:value-type="float" office:value="0.470428015564202" calcext:value-type="float">
            <text:p>0.470428015564202</text:p>
          </table:table-cell>
          <table:table-cell office:value-type="float" office:value="0.645635673624288" calcext:value-type="float">
            <text:p>0.645635673624288</text:p>
          </table:table-cell>
        </table:table-row>
        <table:table-row table:style-name="ro1">
          <table:table-cell office:value-type="float" office:value="0.471705426356589" calcext:value-type="float">
            <text:p>0.471705426356589</text:p>
          </table:table-cell>
          <table:table-cell office:value-type="float" office:value="0.646584440227704" calcext:value-type="float">
            <text:p>0.646584440227704</text:p>
          </table:table-cell>
        </table:table-row>
        <table:table-row table:style-name="ro1">
          <table:table-cell office:value-type="float" office:value="0.473359073359073" calcext:value-type="float">
            <text:p>0.473359073359073</text:p>
          </table:table-cell>
          <table:table-cell office:value-type="float" office:value="0.647058823529412" calcext:value-type="float">
            <text:p>0.647058823529412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64753320683112" calcext:value-type="float">
            <text:p>0.64753320683112</text:p>
          </table:table-cell>
        </table:table-row>
        <table:table-row table:style-name="ro1">
          <table:table-cell office:value-type="float" office:value="0.476628352490422" calcext:value-type="float">
            <text:p>0.476628352490422</text:p>
          </table:table-cell>
          <table:table-cell office:value-type="float" office:value="0.648007590132827" calcext:value-type="float">
            <text:p>0.648007590132827</text:p>
          </table:table-cell>
        </table:table-row>
        <table:table-row table:style-name="ro1">
          <table:table-cell office:value-type="float" office:value="0.477862595419847" calcext:value-type="float">
            <text:p>0.477862595419847</text:p>
          </table:table-cell>
          <table:table-cell office:value-type="float" office:value="0.648956356736243" calcext:value-type="float">
            <text:p>0.648956356736243</text:p>
          </table:table-cell>
        </table:table-row>
        <table:table-row table:style-name="ro1">
          <table:table-cell office:value-type="float" office:value="0.479847908745247" calcext:value-type="float">
            <text:p>0.479847908745247</text:p>
          </table:table-cell>
          <table:table-cell office:value-type="float" office:value="0.648956356736243" calcext:value-type="float">
            <text:p>0.648956356736243</text:p>
          </table:table-cell>
        </table:table-row>
        <table:table-row table:style-name="ro1">
          <table:table-cell office:value-type="float" office:value="0.481060606060606" calcext:value-type="float">
            <text:p>0.481060606060606</text:p>
          </table:table-cell>
          <table:table-cell office:value-type="float" office:value="0.649905123339658" calcext:value-type="float">
            <text:p>0.649905123339658</text:p>
          </table:table-cell>
        </table:table-row>
        <table:table-row table:style-name="ro1">
          <table:table-cell office:value-type="float" office:value="0.482641509433962" calcext:value-type="float">
            <text:p>0.482641509433962</text:p>
          </table:table-cell>
          <table:table-cell office:value-type="float" office:value="0.650379506641366" calcext:value-type="float">
            <text:p>0.650379506641366</text:p>
          </table:table-cell>
        </table:table-row>
        <table:table-row table:style-name="ro1">
          <table:table-cell office:value-type="float" office:value="0.484586466165414" calcext:value-type="float">
            <text:p>0.484586466165414</text:p>
          </table:table-cell>
          <table:table-cell office:value-type="float" office:value="0.650379506641366" calcext:value-type="float">
            <text:p>0.650379506641366</text:p>
          </table:table-cell>
        </table:table-row>
        <table:table-row table:style-name="ro1">
          <table:table-cell office:value-type="float" office:value="0.486516853932584" calcext:value-type="float">
            <text:p>0.486516853932584</text:p>
          </table:table-cell>
          <table:table-cell office:value-type="float" office:value="0.650379506641366" calcext:value-type="float">
            <text:p>0.650379506641366</text:p>
          </table:table-cell>
        </table:table-row>
        <table:table-row table:style-name="ro1">
          <table:table-cell office:value-type="float" office:value="0.488059701492537" calcext:value-type="float">
            <text:p>0.488059701492537</text:p>
          </table:table-cell>
          <table:table-cell office:value-type="float" office:value="0.650853889943074" calcext:value-type="float">
            <text:p>0.650853889943074</text:p>
          </table:table-cell>
        </table:table-row>
        <table:table-row table:style-name="ro1">
          <table:table-cell office:value-type="float" office:value="0.489591078066914" calcext:value-type="float">
            <text:p>0.489591078066914</text:p>
          </table:table-cell>
          <table:table-cell office:value-type="float" office:value="0.651328273244782" calcext:value-type="float">
            <text:p>0.651328273244782</text:p>
          </table:table-cell>
        </table:table-row>
        <table:table-row table:style-name="ro1">
          <table:table-cell office:value-type="float" office:value="0.491111111111111" calcext:value-type="float">
            <text:p>0.491111111111111</text:p>
          </table:table-cell>
          <table:table-cell office:value-type="float" office:value="0.65180265654649" calcext:value-type="float">
            <text:p>0.65180265654649</text:p>
          </table:table-cell>
        </table:table-row>
        <table:table-row table:style-name="ro1">
          <table:table-cell office:value-type="float" office:value="0.491881918819188" calcext:value-type="float">
            <text:p>0.491881918819188</text:p>
          </table:table-cell>
          <table:table-cell office:value-type="float" office:value="0.653225806451613" calcext:value-type="float">
            <text:p>0.653225806451613</text:p>
          </table:table-cell>
        </table:table-row>
        <table:table-row table:style-name="ro1">
          <table:table-cell office:value-type="float" office:value="0.492279411764706" calcext:value-type="float">
            <text:p>0.492279411764706</text:p>
          </table:table-cell>
          <table:table-cell office:value-type="float" office:value="0.655123339658444" calcext:value-type="float">
            <text:p>0.655123339658444</text:p>
          </table:table-cell>
        </table:table-row>
        <table:table-row table:style-name="ro1">
          <table:table-cell office:value-type="float" office:value="0.493040293040293" calcext:value-type="float">
            <text:p>0.493040293040293</text:p>
          </table:table-cell>
          <table:table-cell office:value-type="float" office:value="0.656546489563567" calcext:value-type="float">
            <text:p>0.656546489563567</text:p>
          </table:table-cell>
        </table:table-row>
        <table:table-row table:style-name="ro1">
          <table:table-cell office:value-type="float" office:value="0.494160583941606" calcext:value-type="float">
            <text:p>0.494160583941606</text:p>
          </table:table-cell>
          <table:table-cell office:value-type="float" office:value="0.657495256166983" calcext:value-type="float">
            <text:p>0.657495256166983</text:p>
          </table:table-cell>
        </table:table-row>
        <table:table-row table:style-name="ro1">
          <table:table-cell office:value-type="float" office:value="0.495272727272727" calcext:value-type="float">
            <text:p>0.495272727272727</text:p>
          </table:table-cell>
          <table:table-cell office:value-type="float" office:value="0.658444022770398" calcext:value-type="float">
            <text:p>0.658444022770398</text:p>
          </table:table-cell>
        </table:table-row>
        <table:table-row table:style-name="ro1">
          <table:table-cell office:value-type="float" office:value="0.497101449275362" calcext:value-type="float">
            <text:p>0.497101449275362</text:p>
          </table:table-cell>
          <table:table-cell office:value-type="float" office:value="0.658444022770398" calcext:value-type="float">
            <text:p>0.658444022770398</text:p>
          </table:table-cell>
        </table:table-row>
        <table:table-row table:style-name="ro1">
          <table:table-cell office:value-type="float" office:value="0.498194945848375" calcext:value-type="float">
            <text:p>0.498194945848375</text:p>
          </table:table-cell>
          <table:table-cell office:value-type="float" office:value="0.659392789373814" calcext:value-type="float">
            <text:p>0.659392789373814</text:p>
          </table:table-cell>
        </table:table-row>
        <table:table-row table:style-name="ro1">
          <table:table-cell office:value-type="float" office:value="0.498561151079137" calcext:value-type="float">
            <text:p>0.498561151079137</text:p>
          </table:table-cell>
          <table:table-cell office:value-type="float" office:value="0.661290322580645" calcext:value-type="float">
            <text:p>0.66129032258064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61764705882353" calcext:value-type="float">
            <text:p>0.661764705882353</text:p>
          </table:table-cell>
        </table:table-row>
        <table:table-row table:style-name="ro1">
          <table:table-cell office:value-type="float" office:value="0.501785714285714" calcext:value-type="float">
            <text:p>0.501785714285714</text:p>
          </table:table-cell>
          <table:table-cell office:value-type="float" office:value="0.661764705882353" calcext:value-type="float">
            <text:p>0.661764705882353</text:p>
          </table:table-cell>
        </table:table-row>
        <table:table-row table:style-name="ro1">
          <table:table-cell office:value-type="float" office:value="0.503202846975089" calcext:value-type="float">
            <text:p>0.503202846975089</text:p>
          </table:table-cell>
          <table:table-cell office:value-type="float" office:value="0.662239089184061" calcext:value-type="float">
            <text:p>0.662239089184061</text:p>
          </table:table-cell>
        </table:table-row>
        <table:table-row table:style-name="ro1">
          <table:table-cell office:value-type="float" office:value="0.504255319148936" calcext:value-type="float">
            <text:p>0.504255319148936</text:p>
          </table:table-cell>
          <table:table-cell office:value-type="float" office:value="0.663187855787476" calcext:value-type="float">
            <text:p>0.663187855787476</text:p>
          </table:table-cell>
        </table:table-row>
        <table:table-row table:style-name="ro1">
          <table:table-cell office:value-type="float" office:value="0.504946996466431" calcext:value-type="float">
            <text:p>0.504946996466431</text:p>
          </table:table-cell>
          <table:table-cell office:value-type="float" office:value="0.6646110056926" calcext:value-type="float">
            <text:p>0.6646110056926</text:p>
          </table:table-cell>
        </table:table-row>
        <table:table-row table:style-name="ro1">
          <table:table-cell office:value-type="float" office:value="0.505985915492958" calcext:value-type="float">
            <text:p>0.505985915492958</text:p>
          </table:table-cell>
          <table:table-cell office:value-type="float" office:value="0.665559772296015" calcext:value-type="float">
            <text:p>0.665559772296015</text:p>
          </table:table-cell>
        </table:table-row>
        <table:table-row table:style-name="ro1">
          <table:table-cell office:value-type="float" office:value="0.507719298245614" calcext:value-type="float">
            <text:p>0.507719298245614</text:p>
          </table:table-cell>
          <table:table-cell office:value-type="float" office:value="0.665559772296015" calcext:value-type="float">
            <text:p>0.665559772296015</text:p>
          </table:table-cell>
        </table:table-row>
        <table:table-row table:style-name="ro1">
          <table:table-cell office:value-type="float" office:value="0.508741258741259" calcext:value-type="float">
            <text:p>0.508741258741259</text:p>
          </table:table-cell>
          <table:table-cell office:value-type="float" office:value="0.666508538899431" calcext:value-type="float">
            <text:p>0.666508538899431</text:p>
          </table:table-cell>
        </table:table-row>
        <table:table-row table:style-name="ro1">
          <table:table-cell office:value-type="float" office:value="0.510104529616725" calcext:value-type="float">
            <text:p>0.510104529616725</text:p>
          </table:table-cell>
          <table:table-cell office:value-type="float" office:value="0.666982922201139" calcext:value-type="float">
            <text:p>0.666982922201139</text:p>
          </table:table-cell>
        </table:table-row>
        <table:table-row table:style-name="ro1">
          <table:table-cell office:value-type="float" office:value="0.511458333333333" calcext:value-type="float">
            <text:p>0.511458333333333</text:p>
          </table:table-cell>
          <table:table-cell office:value-type="float" office:value="0.667457305502846" calcext:value-type="float">
            <text:p>0.667457305502846</text:p>
          </table:table-cell>
        </table:table-row>
        <table:table-row table:style-name="ro1">
          <table:table-cell office:value-type="float" office:value="0.513148788927336" calcext:value-type="float">
            <text:p>0.513148788927336</text:p>
          </table:table-cell>
          <table:table-cell office:value-type="float" office:value="0.667457305502846" calcext:value-type="float">
            <text:p>0.667457305502846</text:p>
          </table:table-cell>
        </table:table-row>
        <table:table-row table:style-name="ro1">
          <table:table-cell office:value-type="float" office:value="0.51448275862069" calcext:value-type="float">
            <text:p>0.51448275862069</text:p>
          </table:table-cell>
          <table:table-cell office:value-type="float" office:value="0.667931688804554" calcext:value-type="float">
            <text:p>0.667931688804554</text:p>
          </table:table-cell>
        </table:table-row>
        <table:table-row table:style-name="ro1">
          <table:table-cell office:value-type="float" office:value="0.516151202749141" calcext:value-type="float">
            <text:p>0.516151202749141</text:p>
          </table:table-cell>
          <table:table-cell office:value-type="float" office:value="0.667931688804554" calcext:value-type="float">
            <text:p>0.667931688804554</text:p>
          </table:table-cell>
        </table:table-row>
        <table:table-row table:style-name="ro1">
          <table:table-cell office:value-type="float" office:value="0.517808219178082" calcext:value-type="float">
            <text:p>0.517808219178082</text:p>
          </table:table-cell>
          <table:table-cell office:value-type="float" office:value="0.667931688804554" calcext:value-type="float">
            <text:p>0.667931688804554</text:p>
          </table:table-cell>
        </table:table-row>
        <table:table-row table:style-name="ro1">
          <table:table-cell office:value-type="float" office:value="0.519112627986348" calcext:value-type="float">
            <text:p>0.519112627986348</text:p>
          </table:table-cell>
          <table:table-cell office:value-type="float" office:value="0.668406072106262" calcext:value-type="float">
            <text:p>0.668406072106262</text:p>
          </table:table-cell>
        </table:table-row>
        <table:table-row table:style-name="ro1">
          <table:table-cell office:value-type="float" office:value="0.520748299319728" calcext:value-type="float">
            <text:p>0.520748299319728</text:p>
          </table:table-cell>
          <table:table-cell office:value-type="float" office:value="0.668406072106262" calcext:value-type="float">
            <text:p>0.668406072106262</text:p>
          </table:table-cell>
        </table:table-row>
        <table:table-row table:style-name="ro1">
          <table:table-cell office:value-type="float" office:value="0.522372881355932" calcext:value-type="float">
            <text:p>0.522372881355932</text:p>
          </table:table-cell>
          <table:table-cell office:value-type="float" office:value="0.668406072106262" calcext:value-type="float">
            <text:p>0.668406072106262</text:p>
          </table:table-cell>
        </table:table-row>
        <table:table-row table:style-name="ro1">
          <table:table-cell office:value-type="float" office:value="0.523986486486487" calcext:value-type="float">
            <text:p>0.523986486486487</text:p>
          </table:table-cell>
          <table:table-cell office:value-type="float" office:value="0.668406072106262" calcext:value-type="float">
            <text:p>0.668406072106262</text:p>
          </table:table-cell>
        </table:table-row>
        <table:table-row table:style-name="ro1">
          <table:table-cell office:value-type="float" office:value="0.525589225589226" calcext:value-type="float">
            <text:p>0.525589225589226</text:p>
          </table:table-cell>
          <table:table-cell office:value-type="float" office:value="0.668406072106262" calcext:value-type="float">
            <text:p>0.668406072106262</text:p>
          </table:table-cell>
        </table:table-row>
        <table:table-row table:style-name="ro1">
          <table:table-cell office:value-type="float" office:value="0.527181208053691" calcext:value-type="float">
            <text:p>0.527181208053691</text:p>
          </table:table-cell>
          <table:table-cell office:value-type="float" office:value="0.668406072106262" calcext:value-type="float">
            <text:p>0.668406072106262</text:p>
          </table:table-cell>
        </table:table-row>
        <table:table-row table:style-name="ro1">
          <table:table-cell office:value-type="float" office:value="0.528428093645485" calcext:value-type="float">
            <text:p>0.528428093645485</text:p>
          </table:table-cell>
          <table:table-cell office:value-type="float" office:value="0.66888045540797" calcext:value-type="float">
            <text:p>0.6688804554079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66888045540797" calcext:value-type="float">
            <text:p>0.66888045540797</text:p>
          </table:table-cell>
        </table:table-row>
        <table:table-row table:style-name="ro1">
          <table:table-cell office:value-type="float" office:value="0.531229235880399" calcext:value-type="float">
            <text:p>0.531229235880399</text:p>
          </table:table-cell>
          <table:table-cell office:value-type="float" office:value="0.669354838709677" calcext:value-type="float">
            <text:p>0.669354838709677</text:p>
          </table:table-cell>
        </table:table-row>
        <table:table-row table:style-name="ro1">
          <table:table-cell office:value-type="float" office:value="0.532450331125828" calcext:value-type="float">
            <text:p>0.532450331125828</text:p>
          </table:table-cell>
          <table:table-cell office:value-type="float" office:value="0.669829222011385" calcext:value-type="float">
            <text:p>0.669829222011385</text:p>
          </table:table-cell>
        </table:table-row>
        <table:table-row table:style-name="ro1">
          <table:table-cell office:value-type="float" office:value="0.533663366336634" calcext:value-type="float">
            <text:p>0.533663366336634</text:p>
          </table:table-cell>
          <table:table-cell office:value-type="float" office:value="0.670303605313093" calcext:value-type="float">
            <text:p>0.670303605313093</text:p>
          </table:table-cell>
        </table:table-row>
        <table:table-row table:style-name="ro1">
          <table:table-cell office:value-type="float" office:value="0.534868421052631" calcext:value-type="float">
            <text:p>0.534868421052631</text:p>
          </table:table-cell>
          <table:table-cell office:value-type="float" office:value="0.670777988614801" calcext:value-type="float">
            <text:p>0.670777988614801</text:p>
          </table:table-cell>
        </table:table-row>
        <table:table-row table:style-name="ro1">
          <table:table-cell office:value-type="float" office:value="0.536393442622951" calcext:value-type="float">
            <text:p>0.536393442622951</text:p>
          </table:table-cell>
          <table:table-cell office:value-type="float" office:value="0.670777988614801" calcext:value-type="float">
            <text:p>0.670777988614801</text:p>
          </table:table-cell>
        </table:table-row>
        <table:table-row table:style-name="ro1">
          <table:table-cell office:value-type="float" office:value="0.537908496732026" calcext:value-type="float">
            <text:p>0.537908496732026</text:p>
          </table:table-cell>
          <table:table-cell office:value-type="float" office:value="0.670777988614801" calcext:value-type="float">
            <text:p>0.670777988614801</text:p>
          </table:table-cell>
        </table:table-row>
        <table:table-row table:style-name="ro1">
          <table:table-cell office:value-type="float" office:value="0.539087947882736" calcext:value-type="float">
            <text:p>0.539087947882736</text:p>
          </table:table-cell>
          <table:table-cell office:value-type="float" office:value="0.671252371916509" calcext:value-type="float">
            <text:p>0.671252371916509</text:p>
          </table:table-cell>
        </table:table-row>
        <table:table-row table:style-name="ro1">
          <table:table-cell office:value-type="float" office:value="0.539935064935065" calcext:value-type="float">
            <text:p>0.539935064935065</text:p>
          </table:table-cell>
          <table:table-cell office:value-type="float" office:value="0.672201138519924" calcext:value-type="float">
            <text:p>0.672201138519924</text:p>
          </table:table-cell>
        </table:table-row>
        <table:table-row table:style-name="ro1">
          <table:table-cell office:value-type="float" office:value="0.541100323624595" calcext:value-type="float">
            <text:p>0.541100323624595</text:p>
          </table:table-cell>
          <table:table-cell office:value-type="float" office:value="0.672675521821632" calcext:value-type="float">
            <text:p>0.672675521821632</text:p>
          </table:table-cell>
        </table:table-row>
        <table:table-row table:style-name="ro1">
          <table:table-cell office:value-type="float" office:value="0.541935483870968" calcext:value-type="float">
            <text:p>0.541935483870968</text:p>
          </table:table-cell>
          <table:table-cell office:value-type="float" office:value="0.673624288425047" calcext:value-type="float">
            <text:p>0.673624288425047</text:p>
          </table:table-cell>
        </table:table-row>
        <table:table-row table:style-name="ro1">
          <table:table-cell office:value-type="float" office:value="0.543408360128617" calcext:value-type="float">
            <text:p>0.543408360128617</text:p>
          </table:table-cell>
          <table:table-cell office:value-type="float" office:value="0.673624288425047" calcext:value-type="float">
            <text:p>0.673624288425047</text:p>
          </table:table-cell>
        </table:table-row>
        <table:table-row table:style-name="ro1">
          <table:table-cell office:value-type="float" office:value="0.544551282051282" calcext:value-type="float">
            <text:p>0.544551282051282</text:p>
          </table:table-cell>
          <table:table-cell office:value-type="float" office:value="0.674098671726755" calcext:value-type="float">
            <text:p>0.674098671726755</text:p>
          </table:table-cell>
        </table:table-row>
        <table:table-row table:style-name="ro1">
          <table:table-cell office:value-type="float" office:value="0.545686900958467" calcext:value-type="float">
            <text:p>0.545686900958467</text:p>
          </table:table-cell>
          <table:table-cell office:value-type="float" office:value="0.674573055028463" calcext:value-type="float">
            <text:p>0.674573055028463</text:p>
          </table:table-cell>
        </table:table-row>
        <table:table-row table:style-name="ro1">
          <table:table-cell office:value-type="float" office:value="0.546815286624204" calcext:value-type="float">
            <text:p>0.546815286624204</text:p>
          </table:table-cell>
          <table:table-cell office:value-type="float" office:value="0.675047438330171" calcext:value-type="float">
            <text:p>0.675047438330171</text:p>
          </table:table-cell>
        </table:table-row>
        <table:table-row table:style-name="ro1">
          <table:table-cell office:value-type="float" office:value="0.548253968253968" calcext:value-type="float">
            <text:p>0.548253968253968</text:p>
          </table:table-cell>
          <table:table-cell office:value-type="float" office:value="0.675047438330171" calcext:value-type="float">
            <text:p>0.675047438330171</text:p>
          </table:table-cell>
        </table:table-row>
        <table:table-row table:style-name="ro1">
          <table:table-cell office:value-type="float" office:value="0.549367088607595" calcext:value-type="float">
            <text:p>0.549367088607595</text:p>
          </table:table-cell>
          <table:table-cell office:value-type="float" office:value="0.675521821631879" calcext:value-type="float">
            <text:p>0.675521821631879</text:p>
          </table:table-cell>
        </table:table-row>
        <table:table-row table:style-name="ro1">
          <table:table-cell office:value-type="float" office:value="0.550473186119874" calcext:value-type="float">
            <text:p>0.550473186119874</text:p>
          </table:table-cell>
          <table:table-cell office:value-type="float" office:value="0.675996204933586" calcext:value-type="float">
            <text:p>0.675996204933586</text:p>
          </table:table-cell>
        </table:table-row>
        <table:table-row table:style-name="ro1">
          <table:table-cell office:value-type="float" office:value="0.55188679245283" calcext:value-type="float">
            <text:p>0.55188679245283</text:p>
          </table:table-cell>
          <table:table-cell office:value-type="float" office:value="0.675996204933586" calcext:value-type="float">
            <text:p>0.675996204933586</text:p>
          </table:table-cell>
        </table:table-row>
        <table:table-row table:style-name="ro1">
          <table:table-cell office:value-type="float" office:value="0.553291536050157" calcext:value-type="float">
            <text:p>0.553291536050157</text:p>
          </table:table-cell>
          <table:table-cell office:value-type="float" office:value="0.675996204933586" calcext:value-type="float">
            <text:p>0.675996204933586</text:p>
          </table:table-cell>
        </table:table-row>
        <table:table-row table:style-name="ro1">
          <table:table-cell office:value-type="float" office:value="0.554375" calcext:value-type="float">
            <text:p>0.554375</text:p>
          </table:table-cell>
          <table:table-cell office:value-type="float" office:value="0.676470588235294" calcext:value-type="float">
            <text:p>0.676470588235294</text:p>
          </table:table-cell>
        </table:table-row>
        <table:table-row table:style-name="ro1">
          <table:table-cell office:value-type="float" office:value="0.555451713395639" calcext:value-type="float">
            <text:p>0.555451713395639</text:p>
          </table:table-cell>
          <table:table-cell office:value-type="float" office:value="0.676944971537002" calcext:value-type="float">
            <text:p>0.676944971537002</text:p>
          </table:table-cell>
        </table:table-row>
        <table:table-row table:style-name="ro1">
          <table:table-cell office:value-type="float" office:value="0.556521739130435" calcext:value-type="float">
            <text:p>0.556521739130435</text:p>
          </table:table-cell>
          <table:table-cell office:value-type="float" office:value="0.67741935483871" calcext:value-type="float">
            <text:p>0.67741935483871</text:p>
          </table:table-cell>
        </table:table-row>
        <table:table-row table:style-name="ro1">
          <table:table-cell office:value-type="float" office:value="0.557894736842105" calcext:value-type="float">
            <text:p>0.557894736842105</text:p>
          </table:table-cell>
          <table:table-cell office:value-type="float" office:value="0.67741935483871" calcext:value-type="float">
            <text:p>0.67741935483871</text:p>
          </table:table-cell>
        </table:table-row>
        <table:table-row table:style-name="ro1">
          <table:table-cell office:value-type="float" office:value="0.559259259259259" calcext:value-type="float">
            <text:p>0.559259259259259</text:p>
          </table:table-cell>
          <table:table-cell office:value-type="float" office:value="0.67741935483871" calcext:value-type="float">
            <text:p>0.67741935483871</text:p>
          </table:table-cell>
        </table:table-row>
        <table:table-row table:style-name="ro1">
          <table:table-cell office:value-type="float" office:value="0.560307692307692" calcext:value-type="float">
            <text:p>0.560307692307692</text:p>
          </table:table-cell>
          <table:table-cell office:value-type="float" office:value="0.677893738140417" calcext:value-type="float">
            <text:p>0.677893738140417</text:p>
          </table:table-cell>
        </table:table-row>
        <table:table-row table:style-name="ro1">
          <table:table-cell office:value-type="float" office:value="0.561656441717791" calcext:value-type="float">
            <text:p>0.561656441717791</text:p>
          </table:table-cell>
          <table:table-cell office:value-type="float" office:value="0.677893738140417" calcext:value-type="float">
            <text:p>0.677893738140417</text:p>
          </table:table-cell>
        </table:table-row>
        <table:table-row table:style-name="ro1">
          <table:table-cell office:value-type="float" office:value="0.562691131498471" calcext:value-type="float">
            <text:p>0.562691131498471</text:p>
          </table:table-cell>
          <table:table-cell office:value-type="float" office:value="0.678368121442125" calcext:value-type="float">
            <text:p>0.678368121442125</text:p>
          </table:table-cell>
        </table:table-row>
        <table:table-row table:style-name="ro1">
          <table:table-cell office:value-type="float" office:value="0.564024390243902" calcext:value-type="float">
            <text:p>0.564024390243902</text:p>
          </table:table-cell>
          <table:table-cell office:value-type="float" office:value="0.678368121442125" calcext:value-type="float">
            <text:p>0.678368121442125</text:p>
          </table:table-cell>
        </table:table-row>
        <table:table-row table:style-name="ro1">
          <table:table-cell office:value-type="float" office:value="0.564741641337386" calcext:value-type="float">
            <text:p>0.564741641337386</text:p>
          </table:table-cell>
          <table:table-cell office:value-type="float" office:value="0.679316888045541" calcext:value-type="float">
            <text:p>0.679316888045541</text:p>
          </table:table-cell>
        </table:table-row>
        <table:table-row table:style-name="ro1">
          <table:table-cell office:value-type="float" office:value="0.566060606060606" calcext:value-type="float">
            <text:p>0.566060606060606</text:p>
          </table:table-cell>
          <table:table-cell office:value-type="float" office:value="0.679316888045541" calcext:value-type="float">
            <text:p>0.679316888045541</text:p>
          </table:table-cell>
        </table:table-row>
        <table:table-row table:style-name="ro1">
          <table:table-cell office:value-type="float" office:value="0.567371601208459" calcext:value-type="float">
            <text:p>0.567371601208459</text:p>
          </table:table-cell>
          <table:table-cell office:value-type="float" office:value="0.679316888045541" calcext:value-type="float">
            <text:p>0.679316888045541</text:p>
          </table:table-cell>
        </table:table-row>
        <table:table-row table:style-name="ro1">
          <table:table-cell office:value-type="float" office:value="0.568072289156627" calcext:value-type="float">
            <text:p>0.568072289156627</text:p>
          </table:table-cell>
          <table:table-cell office:value-type="float" office:value="0.680265654648956" calcext:value-type="float">
            <text:p>0.680265654648956</text:p>
          </table:table-cell>
        </table:table-row>
        <table:table-row table:style-name="ro1">
          <table:table-cell office:value-type="float" office:value="0.569369369369369" calcext:value-type="float">
            <text:p>0.569369369369369</text:p>
          </table:table-cell>
          <table:table-cell office:value-type="float" office:value="0.680265654648956" calcext:value-type="float">
            <text:p>0.680265654648956</text:p>
          </table:table-cell>
        </table:table-row>
        <table:table-row table:style-name="ro1">
          <table:table-cell office:value-type="float" office:value="0.570059880239521" calcext:value-type="float">
            <text:p>0.570059880239521</text:p>
          </table:table-cell>
          <table:table-cell office:value-type="float" office:value="0.681214421252372" calcext:value-type="float">
            <text:p>0.681214421252372</text:p>
          </table:table-cell>
        </table:table-row>
        <table:table-row table:style-name="ro1">
          <table:table-cell office:value-type="float" office:value="0.571044776119403" calcext:value-type="float">
            <text:p>0.571044776119403</text:p>
          </table:table-cell>
          <table:table-cell office:value-type="float" office:value="0.68168880455408" calcext:value-type="float">
            <text:p>0.68168880455408</text:p>
          </table:table-cell>
        </table:table-row>
        <table:table-row table:style-name="ro1">
          <table:table-cell office:value-type="float" office:value="0.57202380952381" calcext:value-type="float">
            <text:p>0.57202380952381</text:p>
          </table:table-cell>
          <table:table-cell office:value-type="float" office:value="0.682163187855787" calcext:value-type="float">
            <text:p>0.682163187855787</text:p>
          </table:table-cell>
        </table:table-row>
        <table:table-row table:style-name="ro1">
          <table:table-cell office:value-type="float" office:value="0.57299703264095" calcext:value-type="float">
            <text:p>0.57299703264095</text:p>
          </table:table-cell>
          <table:table-cell office:value-type="float" office:value="0.682637571157495" calcext:value-type="float">
            <text:p>0.682637571157495</text:p>
          </table:table-cell>
        </table:table-row>
        <table:table-row table:style-name="ro1">
          <table:table-cell office:value-type="float" office:value="0.574260355029586" calcext:value-type="float">
            <text:p>0.574260355029586</text:p>
          </table:table-cell>
          <table:table-cell office:value-type="float" office:value="0.682637571157495" calcext:value-type="float">
            <text:p>0.682637571157495</text:p>
          </table:table-cell>
        </table:table-row>
        <table:table-row table:style-name="ro1">
          <table:table-cell office:value-type="float" office:value="0.575221238938053" calcext:value-type="float">
            <text:p>0.575221238938053</text:p>
          </table:table-cell>
          <table:table-cell office:value-type="float" office:value="0.683111954459203" calcext:value-type="float">
            <text:p>0.683111954459203</text:p>
          </table:table-cell>
        </table:table-row>
        <table:table-row table:style-name="ro1">
          <table:table-cell office:value-type="float" office:value="0.576176470588235" calcext:value-type="float">
            <text:p>0.576176470588235</text:p>
          </table:table-cell>
          <table:table-cell office:value-type="float" office:value="0.683586337760911" calcext:value-type="float">
            <text:p>0.683586337760911</text:p>
          </table:table-cell>
        </table:table-row>
        <table:table-row table:style-name="ro1">
          <table:table-cell office:value-type="float" office:value="0.57741935483871" calcext:value-type="float">
            <text:p>0.57741935483871</text:p>
          </table:table-cell>
          <table:table-cell office:value-type="float" office:value="0.683586337760911" calcext:value-type="float">
            <text:p>0.683586337760911</text:p>
          </table:table-cell>
        </table:table-row>
        <table:table-row table:style-name="ro1">
          <table:table-cell office:value-type="float" office:value="0.578654970760234" calcext:value-type="float">
            <text:p>0.578654970760234</text:p>
          </table:table-cell>
          <table:table-cell office:value-type="float" office:value="0.683586337760911" calcext:value-type="float">
            <text:p>0.683586337760911</text:p>
          </table:table-cell>
        </table:table-row>
        <table:table-row table:style-name="ro1">
          <table:table-cell office:value-type="float" office:value="0.579883381924198" calcext:value-type="float">
            <text:p>0.579883381924198</text:p>
          </table:table-cell>
          <table:table-cell office:value-type="float" office:value="0.683586337760911" calcext:value-type="float">
            <text:p>0.683586337760911</text:p>
          </table:table-cell>
        </table:table-row>
        <table:table-row table:style-name="ro1">
          <table:table-cell office:value-type="float" office:value="0.580813953488372" calcext:value-type="float">
            <text:p>0.580813953488372</text:p>
          </table:table-cell>
          <table:table-cell office:value-type="float" office:value="0.684060721062619" calcext:value-type="float">
            <text:p>0.684060721062619</text:p>
          </table:table-cell>
        </table:table-row>
        <table:table-row table:style-name="ro1">
          <table:table-cell office:value-type="float" office:value="0.582028985507246" calcext:value-type="float">
            <text:p>0.582028985507246</text:p>
          </table:table-cell>
          <table:table-cell office:value-type="float" office:value="0.684060721062619" calcext:value-type="float">
            <text:p>0.684060721062619</text:p>
          </table:table-cell>
        </table:table-row>
        <table:table-row table:style-name="ro1">
          <table:table-cell office:value-type="float" office:value="0.582658959537572" calcext:value-type="float">
            <text:p>0.582658959537572</text:p>
          </table:table-cell>
          <table:table-cell office:value-type="float" office:value="0.685009487666034" calcext:value-type="float">
            <text:p>0.685009487666034</text:p>
          </table:table-cell>
        </table:table-row>
        <table:table-row table:style-name="ro1">
          <table:table-cell office:value-type="float" office:value="0.583861671469741" calcext:value-type="float">
            <text:p>0.583861671469741</text:p>
          </table:table-cell>
          <table:table-cell office:value-type="float" office:value="0.685009487666034" calcext:value-type="float">
            <text:p>0.685009487666034</text:p>
          </table:table-cell>
        </table:table-row>
        <table:table-row table:style-name="ro1">
          <table:table-cell office:value-type="float" office:value="0.585057471264368" calcext:value-type="float">
            <text:p>0.585057471264368</text:p>
          </table:table-cell>
          <table:table-cell office:value-type="float" office:value="0.685009487666034" calcext:value-type="float">
            <text:p>0.685009487666034</text:p>
          </table:table-cell>
        </table:table-row>
        <table:table-row table:style-name="ro1">
          <table:table-cell office:value-type="float" office:value="0.58595988538682" calcext:value-type="float">
            <text:p>0.58595988538682</text:p>
          </table:table-cell>
          <table:table-cell office:value-type="float" office:value="0.685483870967742" calcext:value-type="float">
            <text:p>0.685483870967742</text:p>
          </table:table-cell>
        </table:table-row>
        <table:table-row table:style-name="ro1">
          <table:table-cell office:value-type="float" office:value="0.587142857142857" calcext:value-type="float">
            <text:p>0.587142857142857</text:p>
          </table:table-cell>
          <table:table-cell office:value-type="float" office:value="0.685483870967742" calcext:value-type="float">
            <text:p>0.685483870967742</text:p>
          </table:table-cell>
        </table:table-row>
        <table:table-row table:style-name="ro1">
          <table:table-cell office:value-type="float" office:value="0.587749287749288" calcext:value-type="float">
            <text:p>0.587749287749288</text:p>
          </table:table-cell>
          <table:table-cell office:value-type="float" office:value="0.686432637571157" calcext:value-type="float">
            <text:p>0.686432637571157</text:p>
          </table:table-cell>
        </table:table-row>
        <table:table-row table:style-name="ro1">
          <table:table-cell office:value-type="float" office:value="0.588920454545455" calcext:value-type="float">
            <text:p>0.588920454545455</text:p>
          </table:table-cell>
          <table:table-cell office:value-type="float" office:value="0.686432637571157" calcext:value-type="float">
            <text:p>0.686432637571157</text:p>
          </table:table-cell>
        </table:table-row>
        <table:table-row table:style-name="ro1">
          <table:table-cell office:value-type="float" office:value="0.590084985835694" calcext:value-type="float">
            <text:p>0.590084985835694</text:p>
          </table:table-cell>
          <table:table-cell office:value-type="float" office:value="0.686432637571157" calcext:value-type="float">
            <text:p>0.686432637571157</text:p>
          </table:table-cell>
        </table:table-row>
        <table:table-row table:style-name="ro1">
          <table:table-cell office:value-type="float" office:value="0.590395480225989" calcext:value-type="float">
            <text:p>0.590395480225989</text:p>
          </table:table-cell>
          <table:table-cell office:value-type="float" office:value="0.687855787476281" calcext:value-type="float">
            <text:p>0.687855787476281</text:p>
          </table:table-cell>
        </table:table-row>
        <table:table-row table:style-name="ro1">
          <table:table-cell office:value-type="float" office:value="0.591267605633803" calcext:value-type="float">
            <text:p>0.591267605633803</text:p>
          </table:table-cell>
          <table:table-cell office:value-type="float" office:value="0.688330170777989" calcext:value-type="float">
            <text:p>0.688330170777989</text:p>
          </table:table-cell>
        </table:table-row>
        <table:table-row table:style-name="ro1">
          <table:table-cell office:value-type="float" office:value="0.592134831460674" calcext:value-type="float">
            <text:p>0.592134831460674</text:p>
          </table:table-cell>
          <table:table-cell office:value-type="float" office:value="0.688804554079696" calcext:value-type="float">
            <text:p>0.688804554079696</text:p>
          </table:table-cell>
        </table:table-row>
        <table:table-row table:style-name="ro1">
          <table:table-cell office:value-type="float" office:value="0.59327731092437" calcext:value-type="float">
            <text:p>0.59327731092437</text:p>
          </table:table-cell>
          <table:table-cell office:value-type="float" office:value="0.688804554079696" calcext:value-type="float">
            <text:p>0.688804554079696</text:p>
          </table:table-cell>
        </table:table-row>
        <table:table-row table:style-name="ro1">
          <table:table-cell office:value-type="float" office:value="0.594413407821229" calcext:value-type="float">
            <text:p>0.594413407821229</text:p>
          </table:table-cell>
          <table:table-cell office:value-type="float" office:value="0.688804554079696" calcext:value-type="float">
            <text:p>0.688804554079696</text:p>
          </table:table-cell>
        </table:table-row>
        <table:table-row table:style-name="ro1">
          <table:table-cell office:value-type="float" office:value="0.595543175487465" calcext:value-type="float">
            <text:p>0.595543175487465</text:p>
          </table:table-cell>
          <table:table-cell office:value-type="float" office:value="0.688804554079696" calcext:value-type="float">
            <text:p>0.688804554079696</text:p>
          </table:table-cell>
        </table:table-row>
        <table:table-row table:style-name="ro1">
          <table:table-cell office:value-type="float" office:value="0.596111111111111" calcext:value-type="float">
            <text:p>0.596111111111111</text:p>
          </table:table-cell>
          <table:table-cell office:value-type="float" office:value="0.689753320683112" calcext:value-type="float">
            <text:p>0.689753320683112</text:p>
          </table:table-cell>
        </table:table-row>
        <table:table-row table:style-name="ro1">
          <table:table-cell office:value-type="float" office:value="0.596952908587258" calcext:value-type="float">
            <text:p>0.596952908587258</text:p>
          </table:table-cell>
          <table:table-cell office:value-type="float" office:value="0.69022770398482" calcext:value-type="float">
            <text:p>0.69022770398482</text:p>
          </table:table-cell>
        </table:table-row>
        <table:table-row table:style-name="ro1">
          <table:table-cell office:value-type="float" office:value="0.597790055248619" calcext:value-type="float">
            <text:p>0.597790055248619</text:p>
          </table:table-cell>
          <table:table-cell office:value-type="float" office:value="0.690702087286527" calcext:value-type="float">
            <text:p>0.690702087286527</text:p>
          </table:table-cell>
        </table:table-row>
        <table:table-row table:style-name="ro1">
          <table:table-cell office:value-type="float" office:value="0.59862258953168" calcext:value-type="float">
            <text:p>0.59862258953168</text:p>
          </table:table-cell>
          <table:table-cell office:value-type="float" office:value="0.691176470588235" calcext:value-type="float">
            <text:p>0.691176470588235</text:p>
          </table:table-cell>
        </table:table-row>
        <table:table-row table:style-name="ro1">
          <table:table-cell office:value-type="float" office:value="0.599175824175824" calcext:value-type="float">
            <text:p>0.599175824175824</text:p>
          </table:table-cell>
          <table:table-cell office:value-type="float" office:value="0.692125237191651" calcext:value-type="float">
            <text:p>0.69212523719165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92599620493359" calcext:value-type="float">
            <text:p>0.692599620493359</text:p>
          </table:table-cell>
        </table:table-row>
        <table:table-row table:style-name="ro1">
          <table:table-cell office:value-type="float" office:value="0.600819672131147" calcext:value-type="float">
            <text:p>0.600819672131147</text:p>
          </table:table-cell>
          <table:table-cell office:value-type="float" office:value="0.693074003795066" calcext:value-type="float">
            <text:p>0.693074003795066</text:p>
          </table:table-cell>
        </table:table-row>
        <table:table-row table:style-name="ro1">
          <table:table-cell office:value-type="float" office:value="0.601907356948229" calcext:value-type="float">
            <text:p>0.601907356948229</text:p>
          </table:table-cell>
          <table:table-cell office:value-type="float" office:value="0.693074003795066" calcext:value-type="float">
            <text:p>0.693074003795066</text:p>
          </table:table-cell>
        </table:table-row>
        <table:table-row table:style-name="ro1">
          <table:table-cell office:value-type="float" office:value="0.602445652173913" calcext:value-type="float">
            <text:p>0.602445652173913</text:p>
          </table:table-cell>
          <table:table-cell office:value-type="float" office:value="0.694022770398482" calcext:value-type="float">
            <text:p>0.694022770398482</text:p>
          </table:table-cell>
        </table:table-row>
        <table:table-row table:style-name="ro1">
          <table:table-cell office:value-type="float" office:value="0.603523035230352" calcext:value-type="float">
            <text:p>0.603523035230352</text:p>
          </table:table-cell>
          <table:table-cell office:value-type="float" office:value="0.694022770398482" calcext:value-type="float">
            <text:p>0.694022770398482</text:p>
          </table:table-cell>
        </table:table-row>
        <table:table-row table:style-name="ro1">
          <table:table-cell office:value-type="float" office:value="0.604594594594595" calcext:value-type="float">
            <text:p>0.604594594594595</text:p>
          </table:table-cell>
          <table:table-cell office:value-type="float" office:value="0.694022770398482" calcext:value-type="float">
            <text:p>0.694022770398482</text:p>
          </table:table-cell>
        </table:table-row>
        <table:table-row table:style-name="ro1">
          <table:table-cell office:value-type="float" office:value="0.605660377358491" calcext:value-type="float">
            <text:p>0.605660377358491</text:p>
          </table:table-cell>
          <table:table-cell office:value-type="float" office:value="0.694022770398482" calcext:value-type="float">
            <text:p>0.694022770398482</text:p>
          </table:table-cell>
        </table:table-row>
        <table:table-row table:style-name="ro1">
          <table:table-cell office:value-type="float" office:value="0.606720430107527" calcext:value-type="float">
            <text:p>0.606720430107527</text:p>
          </table:table-cell>
          <table:table-cell office:value-type="float" office:value="0.694022770398482" calcext:value-type="float">
            <text:p>0.694022770398482</text:p>
          </table:table-cell>
        </table:table-row>
        <table:table-row table:style-name="ro1">
          <table:table-cell office:value-type="float" office:value="0.607774798927614" calcext:value-type="float">
            <text:p>0.607774798927614</text:p>
          </table:table-cell>
          <table:table-cell office:value-type="float" office:value="0.694022770398482" calcext:value-type="float">
            <text:p>0.694022770398482</text:p>
          </table:table-cell>
        </table:table-row>
        <table:table-row table:style-name="ro1">
          <table:table-cell office:value-type="float" office:value="0.608823529411765" calcext:value-type="float">
            <text:p>0.608823529411765</text:p>
          </table:table-cell>
          <table:table-cell office:value-type="float" office:value="0.694022770398482" calcext:value-type="float">
            <text:p>0.694022770398482</text:p>
          </table:table-cell>
        </table:table-row>
        <table:table-row table:style-name="ro1">
          <table:table-cell office:value-type="float" office:value="0.609866666666667" calcext:value-type="float">
            <text:p>0.609866666666667</text:p>
          </table:table-cell>
          <table:table-cell office:value-type="float" office:value="0.694022770398482" calcext:value-type="float">
            <text:p>0.694022770398482</text:p>
          </table:table-cell>
        </table:table-row>
        <table:table-row table:style-name="ro1">
          <table:table-cell office:value-type="float" office:value="0.610904255319149" calcext:value-type="float">
            <text:p>0.610904255319149</text:p>
          </table:table-cell>
          <table:table-cell office:value-type="float" office:value="0.694022770398482" calcext:value-type="float">
            <text:p>0.694022770398482</text:p>
          </table:table-cell>
        </table:table-row>
        <table:table-row table:style-name="ro1">
          <table:table-cell office:value-type="float" office:value="0.611671087533156" calcext:value-type="float">
            <text:p>0.611671087533156</text:p>
          </table:table-cell>
          <table:table-cell office:value-type="float" office:value="0.69449715370019" calcext:value-type="float">
            <text:p>0.69449715370019</text:p>
          </table:table-cell>
        </table:table-row>
        <table:table-row table:style-name="ro1">
          <table:table-cell office:value-type="float" office:value="0.612698412698413" calcext:value-type="float">
            <text:p>0.612698412698413</text:p>
          </table:table-cell>
          <table:table-cell office:value-type="float" office:value="0.69449715370019" calcext:value-type="float">
            <text:p>0.69449715370019</text:p>
          </table:table-cell>
        </table:table-row>
        <table:table-row table:style-name="ro1">
          <table:table-cell office:value-type="float" office:value="0.613720316622691" calcext:value-type="float">
            <text:p>0.613720316622691</text:p>
          </table:table-cell>
          <table:table-cell office:value-type="float" office:value="0.69449715370019" calcext:value-type="float">
            <text:p>0.69449715370019</text:p>
          </table:table-cell>
        </table:table-row>
        <table:table-row table:style-name="ro1">
          <table:table-cell office:value-type="float" office:value="0.614210526315789" calcext:value-type="float">
            <text:p>0.614210526315789</text:p>
          </table:table-cell>
          <table:table-cell office:value-type="float" office:value="0.695445920303605" calcext:value-type="float">
            <text:p>0.695445920303605</text:p>
          </table:table-cell>
        </table:table-row>
        <table:table-row table:style-name="ro1">
          <table:table-cell office:value-type="float" office:value="0.61496062992126" calcext:value-type="float">
            <text:p>0.61496062992126</text:p>
          </table:table-cell>
          <table:table-cell office:value-type="float" office:value="0.695920303605313" calcext:value-type="float">
            <text:p>0.695920303605313</text:p>
          </table:table-cell>
        </table:table-row>
        <table:table-row table:style-name="ro1">
          <table:table-cell office:value-type="float" office:value="0.615706806282723" calcext:value-type="float">
            <text:p>0.615706806282723</text:p>
          </table:table-cell>
          <table:table-cell office:value-type="float" office:value="0.696394686907021" calcext:value-type="float">
            <text:p>0.696394686907021</text:p>
          </table:table-cell>
        </table:table-row>
        <table:table-row table:style-name="ro1">
          <table:table-cell office:value-type="float" office:value="0.616710182767624" calcext:value-type="float">
            <text:p>0.616710182767624</text:p>
          </table:table-cell>
          <table:table-cell office:value-type="float" office:value="0.696394686907021" calcext:value-type="float">
            <text:p>0.696394686907021</text:p>
          </table:table-cell>
        </table:table-row>
        <table:table-row table:style-name="ro1">
          <table:table-cell office:value-type="float" office:value="0.617708333333333" calcext:value-type="float">
            <text:p>0.617708333333333</text:p>
          </table:table-cell>
          <table:table-cell office:value-type="float" office:value="0.696394686907021" calcext:value-type="float">
            <text:p>0.696394686907021</text:p>
          </table:table-cell>
        </table:table-row>
        <table:table-row table:style-name="ro1">
          <table:table-cell office:value-type="float" office:value="0.617922077922078" calcext:value-type="float">
            <text:p>0.617922077922078</text:p>
          </table:table-cell>
          <table:table-cell office:value-type="float" office:value="0.697817836812144" calcext:value-type="float">
            <text:p>0.697817836812144</text:p>
          </table:table-cell>
        </table:table-row>
        <table:table-row table:style-name="ro1">
          <table:table-cell office:value-type="float" office:value="0.618911917098446" calcext:value-type="float">
            <text:p>0.618911917098446</text:p>
          </table:table-cell>
          <table:table-cell office:value-type="float" office:value="0.697817836812144" calcext:value-type="float">
            <text:p>0.697817836812144</text:p>
          </table:table-cell>
        </table:table-row>
        <table:table-row table:style-name="ro1">
          <table:table-cell office:value-type="float" office:value="0.619896640826873" calcext:value-type="float">
            <text:p>0.619896640826873</text:p>
          </table:table-cell>
          <table:table-cell office:value-type="float" office:value="0.697817836812144" calcext:value-type="float">
            <text:p>0.697817836812144</text:p>
          </table:table-cell>
        </table:table-row>
        <table:table-row table:style-name="ro1">
          <table:table-cell office:value-type="float" office:value="0.620876288659794" calcext:value-type="float">
            <text:p>0.620876288659794</text:p>
          </table:table-cell>
          <table:table-cell office:value-type="float" office:value="0.697817836812144" calcext:value-type="float">
            <text:p>0.697817836812144</text:p>
          </table:table-cell>
        </table:table-row>
        <table:table-row table:style-name="ro1">
          <table:table-cell office:value-type="float" office:value="0.62133676092545" calcext:value-type="float">
            <text:p>0.62133676092545</text:p>
          </table:table-cell>
          <table:table-cell office:value-type="float" office:value="0.69876660341556" calcext:value-type="float">
            <text:p>0.69876660341556</text:p>
          </table:table-cell>
        </table:table-row>
        <table:table-row table:style-name="ro1">
          <table:table-cell office:value-type="float" office:value="0.622307692307692" calcext:value-type="float">
            <text:p>0.622307692307692</text:p>
          </table:table-cell>
          <table:table-cell office:value-type="float" office:value="0.69876660341556" calcext:value-type="float">
            <text:p>0.69876660341556</text:p>
          </table:table-cell>
        </table:table-row>
        <table:table-row table:style-name="ro1">
          <table:table-cell office:value-type="float" office:value="0.623273657289003" calcext:value-type="float">
            <text:p>0.623273657289003</text:p>
          </table:table-cell>
          <table:table-cell office:value-type="float" office:value="0.69876660341556" calcext:value-type="float">
            <text:p>0.69876660341556</text:p>
          </table:table-cell>
        </table:table-row>
        <table:table-row table:style-name="ro1">
          <table:table-cell office:value-type="float" office:value="0.623979591836735" calcext:value-type="float">
            <text:p>0.623979591836735</text:p>
          </table:table-cell>
          <table:table-cell office:value-type="float" office:value="0.699240986717268" calcext:value-type="float">
            <text:p>0.699240986717268</text:p>
          </table:table-cell>
        </table:table-row>
        <table:table-row table:style-name="ro1">
          <table:table-cell office:value-type="float" office:value="0.624936386768448" calcext:value-type="float">
            <text:p>0.624936386768448</text:p>
          </table:table-cell>
          <table:table-cell office:value-type="float" office:value="0.699240986717268" calcext:value-type="float">
            <text:p>0.699240986717268</text:p>
          </table:table-cell>
        </table:table-row>
        <table:table-row table:style-name="ro1">
          <table:table-cell office:value-type="float" office:value="0.625888324873096" calcext:value-type="float">
            <text:p>0.625888324873096</text:p>
          </table:table-cell>
          <table:table-cell office:value-type="float" office:value="0.699240986717268" calcext:value-type="float">
            <text:p>0.699240986717268</text:p>
          </table:table-cell>
        </table:table-row>
        <table:table-row table:style-name="ro1">
          <table:table-cell office:value-type="float" office:value="0.626835443037975" calcext:value-type="float">
            <text:p>0.626835443037975</text:p>
          </table:table-cell>
          <table:table-cell office:value-type="float" office:value="0.699240986717268" calcext:value-type="float">
            <text:p>0.699240986717268</text:p>
          </table:table-cell>
        </table:table-row>
        <table:table-row table:style-name="ro1">
          <table:table-cell office:value-type="float" office:value="0.627777777777778" calcext:value-type="float">
            <text:p>0.627777777777778</text:p>
          </table:table-cell>
          <table:table-cell office:value-type="float" office:value="0.699240986717268" calcext:value-type="float">
            <text:p>0.699240986717268</text:p>
          </table:table-cell>
        </table:table-row>
        <table:table-row table:style-name="ro1">
          <table:table-cell office:value-type="float" office:value="0.628463476070529" calcext:value-type="float">
            <text:p>0.628463476070529</text:p>
          </table:table-cell>
          <table:table-cell office:value-type="float" office:value="0.699715370018975" calcext:value-type="float">
            <text:p>0.699715370018975</text:p>
          </table:table-cell>
        </table:table-row>
        <table:table-row table:style-name="ro1">
          <table:table-cell office:value-type="float" office:value="0.629396984924623" calcext:value-type="float">
            <text:p>0.629396984924623</text:p>
          </table:table-cell>
          <table:table-cell office:value-type="float" office:value="0.699715370018975" calcext:value-type="float">
            <text:p>0.699715370018975</text:p>
          </table:table-cell>
        </table:table-row>
        <table:table-row table:style-name="ro1">
          <table:table-cell office:value-type="float" office:value="0.630325814536341" calcext:value-type="float">
            <text:p>0.630325814536341</text:p>
          </table:table-cell>
          <table:table-cell office:value-type="float" office:value="0.699715370018975" calcext:value-type="float">
            <text:p>0.699715370018975</text:p>
          </table:table-cell>
        </table:table-row>
        <table:table-row table:style-name="ro1">
          <table:table-cell office:value-type="float" office:value="0.63125" calcext:value-type="float">
            <text:p>0.63125</text:p>
          </table:table-cell>
          <table:table-cell office:value-type="float" office:value="0.699715370018975" calcext:value-type="float">
            <text:p>0.699715370018975</text:p>
          </table:table-cell>
        </table:table-row>
        <table:table-row table:style-name="ro1">
          <table:table-cell office:value-type="float" office:value="0.631670822942643" calcext:value-type="float">
            <text:p>0.631670822942643</text:p>
          </table:table-cell>
          <table:table-cell office:value-type="float" office:value="0.700664136622391" calcext:value-type="float">
            <text:p>0.700664136622391</text:p>
          </table:table-cell>
        </table:table-row>
        <table:table-row table:style-name="ro1">
          <table:table-cell office:value-type="float" office:value="0.632338308457711" calcext:value-type="float">
            <text:p>0.632338308457711</text:p>
          </table:table-cell>
          <table:table-cell office:value-type="float" office:value="0.701138519924099" calcext:value-type="float">
            <text:p>0.701138519924099</text:p>
          </table:table-cell>
        </table:table-row>
        <table:table-row table:style-name="ro1">
          <table:table-cell office:value-type="float" office:value="0.633002481389578" calcext:value-type="float">
            <text:p>0.633002481389578</text:p>
          </table:table-cell>
          <table:table-cell office:value-type="float" office:value="0.701612903225807" calcext:value-type="float">
            <text:p>0.701612903225807</text:p>
          </table:table-cell>
        </table:table-row>
        <table:table-row table:style-name="ro1">
          <table:table-cell office:value-type="float" office:value="0.633910891089109" calcext:value-type="float">
            <text:p>0.633910891089109</text:p>
          </table:table-cell>
          <table:table-cell office:value-type="float" office:value="0.701612903225807" calcext:value-type="float">
            <text:p>0.701612903225807</text:p>
          </table:table-cell>
        </table:table-row>
        <table:table-row table:style-name="ro1">
          <table:table-cell office:value-type="float" office:value="0.634814814814815" calcext:value-type="float">
            <text:p>0.634814814814815</text:p>
          </table:table-cell>
          <table:table-cell office:value-type="float" office:value="0.701612903225807" calcext:value-type="float">
            <text:p>0.701612903225807</text:p>
          </table:table-cell>
        </table:table-row>
        <table:table-row table:style-name="ro1">
          <table:table-cell office:value-type="float" office:value="0.635467980295566" calcext:value-type="float">
            <text:p>0.635467980295566</text:p>
          </table:table-cell>
          <table:table-cell office:value-type="float" office:value="0.702087286527514" calcext:value-type="float">
            <text:p>0.702087286527514</text:p>
          </table:table-cell>
        </table:table-row>
        <table:table-row table:style-name="ro1">
          <table:table-cell office:value-type="float" office:value="0.635872235872236" calcext:value-type="float">
            <text:p>0.635872235872236</text:p>
          </table:table-cell>
          <table:table-cell office:value-type="float" office:value="0.70303605313093" calcext:value-type="float">
            <text:p>0.70303605313093</text:p>
          </table:table-cell>
        </table:table-row>
        <table:table-row table:style-name="ro1">
          <table:table-cell office:value-type="float" office:value="0.636764705882353" calcext:value-type="float">
            <text:p>0.636764705882353</text:p>
          </table:table-cell>
          <table:table-cell office:value-type="float" office:value="0.70303605313093" calcext:value-type="float">
            <text:p>0.70303605313093</text:p>
          </table:table-cell>
        </table:table-row>
        <table:table-row table:style-name="ro1">
          <table:table-cell office:value-type="float" office:value="0.637408312958435" calcext:value-type="float">
            <text:p>0.637408312958435</text:p>
          </table:table-cell>
          <table:table-cell office:value-type="float" office:value="0.703510436432638" calcext:value-type="float">
            <text:p>0.703510436432638</text:p>
          </table:table-cell>
        </table:table-row>
        <table:table-row table:style-name="ro1">
          <table:table-cell office:value-type="float" office:value="0.638292682926829" calcext:value-type="float">
            <text:p>0.638292682926829</text:p>
          </table:table-cell>
          <table:table-cell office:value-type="float" office:value="0.703510436432638" calcext:value-type="float">
            <text:p>0.703510436432638</text:p>
          </table:table-cell>
        </table:table-row>
        <table:table-row table:style-name="ro1">
          <table:table-cell office:value-type="float" office:value="0.639172749391727" calcext:value-type="float">
            <text:p>0.639172749391727</text:p>
          </table:table-cell>
          <table:table-cell office:value-type="float" office:value="0.703510436432638" calcext:value-type="float">
            <text:p>0.703510436432638</text:p>
          </table:table-cell>
        </table:table-row>
        <table:table-row table:style-name="ro1">
          <table:table-cell office:value-type="float" office:value="0.64004854368932" calcext:value-type="float">
            <text:p>0.64004854368932</text:p>
          </table:table-cell>
          <table:table-cell office:value-type="float" office:value="0.703510436432638" calcext:value-type="float">
            <text:p>0.703510436432638</text:p>
          </table:table-cell>
        </table:table-row>
        <table:table-row table:style-name="ro1">
          <table:table-cell office:value-type="float" office:value="0.640677966101695" calcext:value-type="float">
            <text:p>0.640677966101695</text:p>
          </table:table-cell>
          <table:table-cell office:value-type="float" office:value="0.703984819734345" calcext:value-type="float">
            <text:p>0.703984819734345</text:p>
          </table:table-cell>
        </table:table-row>
        <table:table-row table:style-name="ro1">
          <table:table-cell office:value-type="float" office:value="0.641545893719807" calcext:value-type="float">
            <text:p>0.641545893719807</text:p>
          </table:table-cell>
          <table:table-cell office:value-type="float" office:value="0.703984819734345" calcext:value-type="float">
            <text:p>0.703984819734345</text:p>
          </table:table-cell>
        </table:table-row>
        <table:table-row table:style-name="ro1">
          <table:table-cell office:value-type="float" office:value="0.642409638554217" calcext:value-type="float">
            <text:p>0.642409638554217</text:p>
          </table:table-cell>
          <table:table-cell office:value-type="float" office:value="0.703984819734345" calcext:value-type="float">
            <text:p>0.703984819734345</text:p>
          </table:table-cell>
        </table:table-row>
        <table:table-row table:style-name="ro1">
          <table:table-cell office:value-type="float" office:value="0.643269230769231" calcext:value-type="float">
            <text:p>0.643269230769231</text:p>
          </table:table-cell>
          <table:table-cell office:value-type="float" office:value="0.703984819734345" calcext:value-type="float">
            <text:p>0.703984819734345</text:p>
          </table:table-cell>
        </table:table-row>
        <table:table-row table:style-name="ro1">
          <table:table-cell office:value-type="float" office:value="0.644124700239808" calcext:value-type="float">
            <text:p>0.644124700239808</text:p>
          </table:table-cell>
          <table:table-cell office:value-type="float" office:value="0.703984819734345" calcext:value-type="float">
            <text:p>0.703984819734345</text:p>
          </table:table-cell>
        </table:table-row>
        <table:table-row table:style-name="ro1">
          <table:table-cell office:value-type="float" office:value="0.644258373205742" calcext:value-type="float">
            <text:p>0.644258373205742</text:p>
          </table:table-cell>
          <table:table-cell office:value-type="float" office:value="0.705407969639469" calcext:value-type="float">
            <text:p>0.705407969639469</text:p>
          </table:table-cell>
        </table:table-row>
        <table:table-row table:style-name="ro1">
          <table:table-cell office:value-type="float" office:value="0.645107398568019" calcext:value-type="float">
            <text:p>0.645107398568019</text:p>
          </table:table-cell>
          <table:table-cell office:value-type="float" office:value="0.705407969639469" calcext:value-type="float">
            <text:p>0.705407969639469</text:p>
          </table:table-cell>
        </table:table-row>
        <table:table-row table:style-name="ro1">
          <table:table-cell office:value-type="float" office:value="0.645952380952381" calcext:value-type="float">
            <text:p>0.645952380952381</text:p>
          </table:table-cell>
          <table:table-cell office:value-type="float" office:value="0.705407969639469" calcext:value-type="float">
            <text:p>0.705407969639469</text:p>
          </table:table-cell>
        </table:table-row>
        <table:table-row table:style-name="ro1">
          <table:table-cell office:value-type="float" office:value="0.646555819477435" calcext:value-type="float">
            <text:p>0.646555819477435</text:p>
          </table:table-cell>
          <table:table-cell office:value-type="float" office:value="0.705882352941176" calcext:value-type="float">
            <text:p>0.705882352941176</text:p>
          </table:table-cell>
        </table:table-row>
        <table:table-row table:style-name="ro1">
          <table:table-cell office:value-type="float" office:value="0.64739336492891" calcext:value-type="float">
            <text:p>0.64739336492891</text:p>
          </table:table-cell>
          <table:table-cell office:value-type="float" office:value="0.705882352941176" calcext:value-type="float">
            <text:p>0.705882352941176</text:p>
          </table:table-cell>
        </table:table-row>
        <table:table-row table:style-name="ro1">
          <table:table-cell office:value-type="float" office:value="0.64822695035461" calcext:value-type="float">
            <text:p>0.64822695035461</text:p>
          </table:table-cell>
          <table:table-cell office:value-type="float" office:value="0.705882352941176" calcext:value-type="float">
            <text:p>0.705882352941176</text:p>
          </table:table-cell>
        </table:table-row>
        <table:table-row table:style-name="ro1">
          <table:table-cell office:value-type="float" office:value="0.648820754716981" calcext:value-type="float">
            <text:p>0.648820754716981</text:p>
          </table:table-cell>
          <table:table-cell office:value-type="float" office:value="0.706356736242884" calcext:value-type="float">
            <text:p>0.706356736242884</text:p>
          </table:table-cell>
        </table:table-row>
        <table:table-row table:style-name="ro1">
          <table:table-cell office:value-type="float" office:value="0.649176470588235" calcext:value-type="float">
            <text:p>0.649176470588235</text:p>
          </table:table-cell>
          <table:table-cell office:value-type="float" office:value="0.7073055028463" calcext:value-type="float">
            <text:p>0.7073055028463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7073055028463" calcext:value-type="float">
            <text:p>0.7073055028463</text:p>
          </table:table-cell>
        </table:table-row>
        <table:table-row table:style-name="ro1">
          <table:table-cell office:value-type="float" office:value="0.650819672131148" calcext:value-type="float">
            <text:p>0.650819672131148</text:p>
          </table:table-cell>
          <table:table-cell office:value-type="float" office:value="0.7073055028463" calcext:value-type="float">
            <text:p>0.7073055028463</text:p>
          </table:table-cell>
        </table:table-row>
        <table:table-row table:style-name="ro1">
          <table:table-cell office:value-type="float" office:value="0.651635514018692" calcext:value-type="float">
            <text:p>0.651635514018692</text:p>
          </table:table-cell>
          <table:table-cell office:value-type="float" office:value="0.7073055028463" calcext:value-type="float">
            <text:p>0.7073055028463</text:p>
          </table:table-cell>
        </table:table-row>
        <table:table-row table:style-name="ro1">
          <table:table-cell office:value-type="float" office:value="0.652447552447552" calcext:value-type="float">
            <text:p>0.652447552447552</text:p>
          </table:table-cell>
          <table:table-cell office:value-type="float" office:value="0.7073055028463" calcext:value-type="float">
            <text:p>0.7073055028463</text:p>
          </table:table-cell>
        </table:table-row>
        <table:table-row table:style-name="ro1">
          <table:table-cell office:value-type="float" office:value="0.653255813953488" calcext:value-type="float">
            <text:p>0.653255813953488</text:p>
          </table:table-cell>
          <table:table-cell office:value-type="float" office:value="0.7073055028463" calcext:value-type="float">
            <text:p>0.7073055028463</text:p>
          </table:table-cell>
        </table:table-row>
        <table:table-row table:style-name="ro1">
          <table:table-cell office:value-type="float" office:value="0.654060324825986" calcext:value-type="float">
            <text:p>0.654060324825986</text:p>
          </table:table-cell>
          <table:table-cell office:value-type="float" office:value="0.7073055028463" calcext:value-type="float">
            <text:p>0.7073055028463</text:p>
          </table:table-cell>
        </table:table-row>
        <table:table-row table:style-name="ro1">
          <table:table-cell office:value-type="float" office:value="0.654861111111111" calcext:value-type="float">
            <text:p>0.654861111111111</text:p>
          </table:table-cell>
          <table:table-cell office:value-type="float" office:value="0.7073055028463" calcext:value-type="float">
            <text:p>0.7073055028463</text:p>
          </table:table-cell>
        </table:table-row>
        <table:table-row table:style-name="ro1">
          <table:table-cell office:value-type="float" office:value="0.655427251732102" calcext:value-type="float">
            <text:p>0.655427251732102</text:p>
          </table:table-cell>
          <table:table-cell office:value-type="float" office:value="0.707779886148008" calcext:value-type="float">
            <text:p>0.707779886148008</text:p>
          </table:table-cell>
        </table:table-row>
        <table:table-row table:style-name="ro1">
          <table:table-cell office:value-type="float" office:value="0.656221198156682" calcext:value-type="float">
            <text:p>0.656221198156682</text:p>
          </table:table-cell>
          <table:table-cell office:value-type="float" office:value="0.707779886148008" calcext:value-type="float">
            <text:p>0.707779886148008</text:p>
          </table:table-cell>
        </table:table-row>
        <table:table-row table:style-name="ro1">
          <table:table-cell office:value-type="float" office:value="0.657011494252874" calcext:value-type="float">
            <text:p>0.657011494252874</text:p>
          </table:table-cell>
          <table:table-cell office:value-type="float" office:value="0.707779886148008" calcext:value-type="float">
            <text:p>0.707779886148008</text:p>
          </table:table-cell>
        </table:table-row>
        <table:table-row table:style-name="ro1">
          <table:table-cell office:value-type="float" office:value="0.657798165137615" calcext:value-type="float">
            <text:p>0.657798165137615</text:p>
          </table:table-cell>
          <table:table-cell office:value-type="float" office:value="0.707779886148008" calcext:value-type="float">
            <text:p>0.707779886148008</text:p>
          </table:table-cell>
        </table:table-row>
        <table:table-row table:style-name="ro1">
          <table:table-cell office:value-type="float" office:value="0.65858123569794" calcext:value-type="float">
            <text:p>0.65858123569794</text:p>
          </table:table-cell>
          <table:table-cell office:value-type="float" office:value="0.707779886148008" calcext:value-type="float">
            <text:p>0.707779886148008</text:p>
          </table:table-cell>
        </table:table-row>
        <table:table-row table:style-name="ro1">
          <table:table-cell office:value-type="float" office:value="0.659360730593607" calcext:value-type="float">
            <text:p>0.659360730593607</text:p>
          </table:table-cell>
          <table:table-cell office:value-type="float" office:value="0.707779886148008" calcext:value-type="float">
            <text:p>0.707779886148008</text:p>
          </table:table-cell>
        </table:table-row>
        <table:table-row table:style-name="ro1">
          <table:table-cell office:value-type="float" office:value="0.660136674259681" calcext:value-type="float">
            <text:p>0.660136674259681</text:p>
          </table:table-cell>
          <table:table-cell office:value-type="float" office:value="0.707779886148008" calcext:value-type="float">
            <text:p>0.707779886148008</text:p>
          </table:table-cell>
        </table:table-row>
        <table:table-row table:style-name="ro1">
          <table:table-cell office:value-type="float" office:value="0.660909090909091" calcext:value-type="float">
            <text:p>0.660909090909091</text:p>
          </table:table-cell>
          <table:table-cell office:value-type="float" office:value="0.707779886148008" calcext:value-type="float">
            <text:p>0.707779886148008</text:p>
          </table:table-cell>
        </table:table-row>
        <table:table-row table:style-name="ro1">
          <table:table-cell office:value-type="float" office:value="0.661451247165533" calcext:value-type="float">
            <text:p>0.661451247165533</text:p>
          </table:table-cell>
          <table:table-cell office:value-type="float" office:value="0.708254269449715" calcext:value-type="float">
            <text:p>0.708254269449715</text:p>
          </table:table-cell>
        </table:table-row>
        <table:table-row table:style-name="ro1">
          <table:table-cell office:value-type="float" office:value="0.662217194570136" calcext:value-type="float">
            <text:p>0.662217194570136</text:p>
          </table:table-cell>
          <table:table-cell office:value-type="float" office:value="0.708254269449715" calcext:value-type="float">
            <text:p>0.708254269449715</text:p>
          </table:table-cell>
        </table:table-row>
        <table:table-row table:style-name="ro1">
          <table:table-cell office:value-type="float" office:value="0.662979683972912" calcext:value-type="float">
            <text:p>0.662979683972912</text:p>
          </table:table-cell>
          <table:table-cell office:value-type="float" office:value="0.708254269449715" calcext:value-type="float">
            <text:p>0.708254269449715</text:p>
          </table:table-cell>
        </table:table-row>
        <table:table-row table:style-name="ro1">
          <table:table-cell office:value-type="float" office:value="0.663738738738739" calcext:value-type="float">
            <text:p>0.663738738738739</text:p>
          </table:table-cell>
          <table:table-cell office:value-type="float" office:value="0.708254269449715" calcext:value-type="float">
            <text:p>0.708254269449715</text:p>
          </table:table-cell>
        </table:table-row>
        <table:table-row table:style-name="ro1">
          <table:table-cell office:value-type="float" office:value="0.664494382022472" calcext:value-type="float">
            <text:p>0.664494382022472</text:p>
          </table:table-cell>
          <table:table-cell office:value-type="float" office:value="0.708254269449715" calcext:value-type="float">
            <text:p>0.708254269449715</text:p>
          </table:table-cell>
        </table:table-row>
        <table:table-row table:style-name="ro1">
          <table:table-cell office:value-type="float" office:value="0.6652466367713" calcext:value-type="float">
            <text:p>0.6652466367713</text:p>
          </table:table-cell>
          <table:table-cell office:value-type="float" office:value="0.708254269449715" calcext:value-type="float">
            <text:p>0.708254269449715</text:p>
          </table:table-cell>
        </table:table-row>
        <table:table-row table:style-name="ro1">
          <table:table-cell office:value-type="float" office:value="0.665995525727069" calcext:value-type="float">
            <text:p>0.665995525727069</text:p>
          </table:table-cell>
          <table:table-cell office:value-type="float" office:value="0.708254269449715" calcext:value-type="float">
            <text:p>0.708254269449715</text:p>
          </table:table-cell>
        </table:table-row>
        <table:table-row table:style-name="ro1">
          <table:table-cell office:value-type="float" office:value="0.666741071428571" calcext:value-type="float">
            <text:p>0.666741071428571</text:p>
          </table:table-cell>
          <table:table-cell office:value-type="float" office:value="0.708254269449715" calcext:value-type="float">
            <text:p>0.708254269449715</text:p>
          </table:table-cell>
        </table:table-row>
        <table:table-row table:style-name="ro1">
          <table:table-cell office:value-type="float" office:value="0.667483296213808" calcext:value-type="float">
            <text:p>0.667483296213808</text:p>
          </table:table-cell>
          <table:table-cell office:value-type="float" office:value="0.708254269449715" calcext:value-type="float">
            <text:p>0.708254269449715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0.708728652751423" calcext:value-type="float">
            <text:p>0.708728652751423</text:p>
          </table:table-cell>
        </table:table-row>
        <table:table-row table:style-name="ro1">
          <table:table-cell office:value-type="float" office:value="0.668736141906874" calcext:value-type="float">
            <text:p>0.668736141906874</text:p>
          </table:table-cell>
          <table:table-cell office:value-type="float" office:value="0.708728652751423" calcext:value-type="float">
            <text:p>0.708728652751423</text:p>
          </table:table-cell>
        </table:table-row>
        <table:table-row table:style-name="ro1">
          <table:table-cell office:value-type="float" office:value="0.669469026548673" calcext:value-type="float">
            <text:p>0.669469026548673</text:p>
          </table:table-cell>
          <table:table-cell office:value-type="float" office:value="0.708728652751423" calcext:value-type="float">
            <text:p>0.708728652751423</text:p>
          </table:table-cell>
        </table:table-row>
        <table:table-row table:style-name="ro1">
          <table:table-cell office:value-type="float" office:value="0.670198675496689" calcext:value-type="float">
            <text:p>0.670198675496689</text:p>
          </table:table-cell>
          <table:table-cell office:value-type="float" office:value="0.708728652751423" calcext:value-type="float">
            <text:p>0.708728652751423</text:p>
          </table:table-cell>
        </table:table-row>
        <table:table-row table:style-name="ro1">
          <table:table-cell office:value-type="float" office:value="0.670925110132159" calcext:value-type="float">
            <text:p>0.670925110132159</text:p>
          </table:table-cell>
          <table:table-cell office:value-type="float" office:value="0.708728652751423" calcext:value-type="float">
            <text:p>0.708728652751423</text:p>
          </table:table-cell>
        </table:table-row>
        <table:table-row table:style-name="ro1">
          <table:table-cell office:value-type="float" office:value="0.671428571428571" calcext:value-type="float">
            <text:p>0.671428571428571</text:p>
          </table:table-cell>
          <table:table-cell office:value-type="float" office:value="0.709203036053131" calcext:value-type="float">
            <text:p>0.709203036053131</text:p>
          </table:table-cell>
        </table:table-row>
        <table:table-row table:style-name="ro1">
          <table:table-cell office:value-type="float" office:value="0.672149122807018" calcext:value-type="float">
            <text:p>0.672149122807018</text:p>
          </table:table-cell>
          <table:table-cell office:value-type="float" office:value="0.709203036053131" calcext:value-type="float">
            <text:p>0.709203036053131</text:p>
          </table:table-cell>
        </table:table-row>
        <table:table-row table:style-name="ro1">
          <table:table-cell office:value-type="float" office:value="0.672866520787746" calcext:value-type="float">
            <text:p>0.672866520787746</text:p>
          </table:table-cell>
          <table:table-cell office:value-type="float" office:value="0.709203036053131" calcext:value-type="float">
            <text:p>0.709203036053131</text:p>
          </table:table-cell>
        </table:table-row>
        <table:table-row table:style-name="ro1">
          <table:table-cell office:value-type="float" office:value="0.673580786026201" calcext:value-type="float">
            <text:p>0.673580786026201</text:p>
          </table:table-cell>
          <table:table-cell office:value-type="float" office:value="0.709203036053131" calcext:value-type="float">
            <text:p>0.709203036053131</text:p>
          </table:table-cell>
        </table:table-row>
        <table:table-row table:style-name="ro1">
          <table:table-cell office:value-type="float" office:value="0.674291938997821" calcext:value-type="float">
            <text:p>0.674291938997821</text:p>
          </table:table-cell>
          <table:table-cell office:value-type="float" office:value="0.709203036053131" calcext:value-type="float">
            <text:p>0.709203036053131</text:p>
          </table:table-cell>
        </table:table-row>
        <table:table-row table:style-name="ro1">
          <table:table-cell office:value-type="float" office:value="0.674782608695652" calcext:value-type="float">
            <text:p>0.674782608695652</text:p>
          </table:table-cell>
          <table:table-cell office:value-type="float" office:value="0.709677419354839" calcext:value-type="float">
            <text:p>0.709677419354839</text:p>
          </table:table-cell>
        </table:table-row>
        <table:table-row table:style-name="ro1">
          <table:table-cell office:value-type="float" office:value="0.675488069414317" calcext:value-type="float">
            <text:p>0.675488069414317</text:p>
          </table:table-cell>
          <table:table-cell office:value-type="float" office:value="0.709677419354839" calcext:value-type="float">
            <text:p>0.709677419354839</text:p>
          </table:table-cell>
        </table:table-row>
        <table:table-row table:style-name="ro1">
          <table:table-cell office:value-type="float" office:value="0.676190476190476" calcext:value-type="float">
            <text:p>0.676190476190476</text:p>
          </table:table-cell>
          <table:table-cell office:value-type="float" office:value="0.709677419354839" calcext:value-type="float">
            <text:p>0.709677419354839</text:p>
          </table:table-cell>
        </table:table-row>
        <table:table-row table:style-name="ro1">
          <table:table-cell office:value-type="float" office:value="0.676673866090713" calcext:value-type="float">
            <text:p>0.676673866090713</text:p>
          </table:table-cell>
          <table:table-cell office:value-type="float" office:value="0.710151802656547" calcext:value-type="float">
            <text:p>0.710151802656547</text:p>
          </table:table-cell>
        </table:table-row>
        <table:table-row table:style-name="ro1">
          <table:table-cell office:value-type="float" office:value="0.677370689655172" calcext:value-type="float">
            <text:p>0.677370689655172</text:p>
          </table:table-cell>
          <table:table-cell office:value-type="float" office:value="0.710151802656547" calcext:value-type="float">
            <text:p>0.710151802656547</text:p>
          </table:table-cell>
        </table:table-row>
        <table:table-row table:style-name="ro1">
          <table:table-cell office:value-type="float" office:value="0.678064516129032" calcext:value-type="float">
            <text:p>0.678064516129032</text:p>
          </table:table-cell>
          <table:table-cell office:value-type="float" office:value="0.710151802656547" calcext:value-type="float">
            <text:p>0.710151802656547</text:p>
          </table:table-cell>
        </table:table-row>
        <table:table-row table:style-name="ro1">
          <table:table-cell office:value-type="float" office:value="0.678755364806867" calcext:value-type="float">
            <text:p>0.678755364806867</text:p>
          </table:table-cell>
          <table:table-cell office:value-type="float" office:value="0.710151802656547" calcext:value-type="float">
            <text:p>0.710151802656547</text:p>
          </table:table-cell>
        </table:table-row>
        <table:table-row table:style-name="ro1">
          <table:table-cell office:value-type="float" office:value="0.679443254817987" calcext:value-type="float">
            <text:p>0.679443254817987</text:p>
          </table:table-cell>
          <table:table-cell office:value-type="float" office:value="0.710151802656547" calcext:value-type="float">
            <text:p>0.710151802656547</text:p>
          </table:table-cell>
        </table:table-row>
        <table:table-row table:style-name="ro1">
          <table:table-cell office:value-type="float" office:value="0.680128205128205" calcext:value-type="float">
            <text:p>0.680128205128205</text:p>
          </table:table-cell>
          <table:table-cell office:value-type="float" office:value="0.710151802656547" calcext:value-type="float">
            <text:p>0.710151802656547</text:p>
          </table:table-cell>
        </table:table-row>
        <table:table-row table:style-name="ro1">
          <table:table-cell office:value-type="float" office:value="0.680810234541578" calcext:value-type="float">
            <text:p>0.680810234541578</text:p>
          </table:table-cell>
          <table:table-cell office:value-type="float" office:value="0.710151802656547" calcext:value-type="float">
            <text:p>0.710151802656547</text:p>
          </table:table-cell>
        </table:table-row>
        <table:table-row table:style-name="ro1">
          <table:table-cell office:value-type="float" office:value="0.681276595744681" calcext:value-type="float">
            <text:p>0.681276595744681</text:p>
          </table:table-cell>
          <table:table-cell office:value-type="float" office:value="0.710626185958254" calcext:value-type="float">
            <text:p>0.710626185958254</text:p>
          </table:table-cell>
        </table:table-row>
        <table:table-row table:style-name="ro1">
          <table:table-cell office:value-type="float" office:value="0.681953290870488" calcext:value-type="float">
            <text:p>0.681953290870488</text:p>
          </table:table-cell>
          <table:table-cell office:value-type="float" office:value="0.710626185958254" calcext:value-type="float">
            <text:p>0.710626185958254</text:p>
          </table:table-cell>
        </table:table-row>
        <table:table-row table:style-name="ro1">
          <table:table-cell office:value-type="float" office:value="0.682627118644068" calcext:value-type="float">
            <text:p>0.682627118644068</text:p>
          </table:table-cell>
          <table:table-cell office:value-type="float" office:value="0.710626185958254" calcext:value-type="float">
            <text:p>0.710626185958254</text:p>
          </table:table-cell>
        </table:table-row>
        <table:table-row table:style-name="ro1">
          <table:table-cell office:value-type="float" office:value="0.683298097251586" calcext:value-type="float">
            <text:p>0.683298097251586</text:p>
          </table:table-cell>
          <table:table-cell office:value-type="float" office:value="0.710626185958254" calcext:value-type="float">
            <text:p>0.710626185958254</text:p>
          </table:table-cell>
        </table:table-row>
        <table:table-row table:style-name="ro1">
          <table:table-cell office:value-type="float" office:value="0.683966244725738" calcext:value-type="float">
            <text:p>0.683966244725738</text:p>
          </table:table-cell>
          <table:table-cell office:value-type="float" office:value="0.710626185958254" calcext:value-type="float">
            <text:p>0.710626185958254</text:p>
          </table:table-cell>
        </table:table-row>
        <table:table-row table:style-name="ro1">
          <table:table-cell office:value-type="float" office:value="0.684631578947368" calcext:value-type="float">
            <text:p>0.684631578947368</text:p>
          </table:table-cell>
          <table:table-cell office:value-type="float" office:value="0.710626185958254" calcext:value-type="float">
            <text:p>0.710626185958254</text:p>
          </table:table-cell>
        </table:table-row>
        <table:table-row table:style-name="ro1">
          <table:table-cell office:value-type="float" office:value="0.685084033613445" calcext:value-type="float">
            <text:p>0.685084033613445</text:p>
          </table:table-cell>
          <table:table-cell office:value-type="float" office:value="0.711100569259962" calcext:value-type="float">
            <text:p>0.711100569259962</text:p>
          </table:table-cell>
        </table:table-row>
        <table:table-row table:style-name="ro1">
          <table:table-cell office:value-type="float" office:value="0.685744234800839" calcext:value-type="float">
            <text:p>0.685744234800839</text:p>
          </table:table-cell>
          <table:table-cell office:value-type="float" office:value="0.711100569259962" calcext:value-type="float">
            <text:p>0.711100569259962</text:p>
          </table:table-cell>
        </table:table-row>
        <table:table-row table:style-name="ro1">
          <table:table-cell office:value-type="float" office:value="0.686401673640167" calcext:value-type="float">
            <text:p>0.686401673640167</text:p>
          </table:table-cell>
          <table:table-cell office:value-type="float" office:value="0.711100569259962" calcext:value-type="float">
            <text:p>0.711100569259962</text:p>
          </table:table-cell>
        </table:table-row>
        <table:table-row table:style-name="ro1">
          <table:table-cell office:value-type="float" office:value="0.68705636743215" calcext:value-type="float">
            <text:p>0.68705636743215</text:p>
          </table:table-cell>
          <table:table-cell office:value-type="float" office:value="0.711100569259962" calcext:value-type="float">
            <text:p>0.711100569259962</text:p>
          </table:table-cell>
        </table:table-row>
        <table:table-row table:style-name="ro1">
          <table:table-cell office:value-type="float" office:value="0.687708333333333" calcext:value-type="float">
            <text:p>0.687708333333333</text:p>
          </table:table-cell>
          <table:table-cell office:value-type="float" office:value="0.711100569259962" calcext:value-type="float">
            <text:p>0.711100569259962</text:p>
          </table:table-cell>
        </table:table-row>
        <table:table-row table:style-name="ro1">
          <table:table-cell office:value-type="float" office:value="0.688149688149688" calcext:value-type="float">
            <text:p>0.688149688149688</text:p>
          </table:table-cell>
          <table:table-cell office:value-type="float" office:value="0.71157495256167" calcext:value-type="float">
            <text:p>0.71157495256167</text:p>
          </table:table-cell>
        </table:table-row>
        <table:table-row table:style-name="ro1">
          <table:table-cell office:value-type="float" office:value="0.688796680497925" calcext:value-type="float">
            <text:p>0.688796680497925</text:p>
          </table:table-cell>
          <table:table-cell office:value-type="float" office:value="0.71157495256167" calcext:value-type="float">
            <text:p>0.71157495256167</text:p>
          </table:table-cell>
        </table:table-row>
        <table:table-row table:style-name="ro1">
          <table:table-cell office:value-type="float" office:value="0.68944099378882" calcext:value-type="float">
            <text:p>0.68944099378882</text:p>
          </table:table-cell>
          <table:table-cell office:value-type="float" office:value="0.71157495256167" calcext:value-type="float">
            <text:p>0.71157495256167</text:p>
          </table:table-cell>
        </table:table-row>
        <table:table-row table:style-name="ro1">
          <table:table-cell office:value-type="float" office:value="0.690082644628099" calcext:value-type="float">
            <text:p>0.690082644628099</text:p>
          </table:table-cell>
          <table:table-cell office:value-type="float" office:value="0.71157495256167" calcext:value-type="float">
            <text:p>0.71157495256167</text:p>
          </table:table-cell>
        </table:table-row>
        <table:table-row table:style-name="ro1">
          <table:table-cell office:value-type="float" office:value="0.690721649484536" calcext:value-type="float">
            <text:p>0.690721649484536</text:p>
          </table:table-cell>
          <table:table-cell office:value-type="float" office:value="0.71157495256167" calcext:value-type="float">
            <text:p>0.71157495256167</text:p>
          </table:table-cell>
        </table:table-row>
        <table:table-row table:style-name="ro1">
          <table:table-cell office:value-type="float" office:value="0.691358024691358" calcext:value-type="float">
            <text:p>0.691358024691358</text:p>
          </table:table-cell>
          <table:table-cell office:value-type="float" office:value="0.71157495256167" calcext:value-type="float">
            <text:p>0.71157495256167</text:p>
          </table:table-cell>
        </table:table-row>
        <table:table-row table:style-name="ro1">
          <table:table-cell office:value-type="float" office:value="0.691991786447639" calcext:value-type="float">
            <text:p>0.691991786447639</text:p>
          </table:table-cell>
          <table:table-cell office:value-type="float" office:value="0.71157495256167" calcext:value-type="float">
            <text:p>0.71157495256167</text:p>
          </table:table-cell>
        </table:table-row>
        <table:table-row table:style-name="ro1">
          <table:table-cell office:value-type="float" office:value="0.692622950819672" calcext:value-type="float">
            <text:p>0.692622950819672</text:p>
          </table:table-cell>
          <table:table-cell office:value-type="float" office:value="0.71157495256167" calcext:value-type="float">
            <text:p>0.71157495256167</text:p>
          </table:table-cell>
        </table:table-row>
        <table:table-row table:style-name="ro1">
          <table:table-cell office:value-type="float" office:value="0.693251533742331" calcext:value-type="float">
            <text:p>0.693251533742331</text:p>
          </table:table-cell>
          <table:table-cell office:value-type="float" office:value="0.71157495256167" calcext:value-type="float">
            <text:p>0.71157495256167</text:p>
          </table:table-cell>
        </table:table-row>
        <table:table-row table:style-name="ro1">
          <table:table-cell office:value-type="float" office:value="0.693877551020408" calcext:value-type="float">
            <text:p>0.693877551020408</text:p>
          </table:table-cell>
          <table:table-cell office:value-type="float" office:value="0.71157495256167" calcext:value-type="float">
            <text:p>0.71157495256167</text:p>
          </table:table-cell>
        </table:table-row>
        <table:table-row table:style-name="ro1">
          <table:table-cell office:value-type="float" office:value="0.694297352342159" calcext:value-type="float">
            <text:p>0.694297352342159</text:p>
          </table:table-cell>
          <table:table-cell office:value-type="float" office:value="0.712049335863378" calcext:value-type="float">
            <text:p>0.712049335863378</text:p>
          </table:table-cell>
        </table:table-row>
        <table:table-row table:style-name="ro1">
          <table:table-cell office:value-type="float" office:value="0.694918699186992" calcext:value-type="float">
            <text:p>0.694918699186992</text:p>
          </table:table-cell>
          <table:table-cell office:value-type="float" office:value="0.712049335863378" calcext:value-type="float">
            <text:p>0.712049335863378</text:p>
          </table:table-cell>
        </table:table-row>
        <table:table-row table:style-name="ro1">
          <table:table-cell office:value-type="float" office:value="0.69553752535497" calcext:value-type="float">
            <text:p>0.69553752535497</text:p>
          </table:table-cell>
          <table:table-cell office:value-type="float" office:value="0.712049335863378" calcext:value-type="float">
            <text:p>0.712049335863378</text:p>
          </table:table-cell>
        </table:table-row>
        <table:table-row table:style-name="ro1">
          <table:table-cell office:value-type="float" office:value="0.696153846153846" calcext:value-type="float">
            <text:p>0.696153846153846</text:p>
          </table:table-cell>
          <table:table-cell office:value-type="float" office:value="0.712049335863378" calcext:value-type="float">
            <text:p>0.712049335863378</text:p>
          </table:table-cell>
        </table:table-row>
        <table:table-row table:style-name="ro1">
          <table:table-cell office:value-type="float" office:value="0.696767676767677" calcext:value-type="float">
            <text:p>0.696767676767677</text:p>
          </table:table-cell>
          <table:table-cell office:value-type="float" office:value="0.712049335863378" calcext:value-type="float">
            <text:p>0.712049335863378</text:p>
          </table:table-cell>
        </table:table-row>
        <table:table-row table:style-name="ro1">
          <table:table-cell office:value-type="float" office:value="0.697379032258065" calcext:value-type="float">
            <text:p>0.697379032258065</text:p>
          </table:table-cell>
          <table:table-cell office:value-type="float" office:value="0.712049335863378" calcext:value-type="float">
            <text:p>0.712049335863378</text:p>
          </table:table-cell>
        </table:table-row>
        <table:table-row table:style-name="ro1">
          <table:table-cell office:value-type="float" office:value="0.697987927565392" calcext:value-type="float">
            <text:p>0.697987927565392</text:p>
          </table:table-cell>
          <table:table-cell office:value-type="float" office:value="0.712049335863378" calcext:value-type="float">
            <text:p>0.712049335863378</text:p>
          </table:table-cell>
        </table:table-row>
        <table:table-row table:style-name="ro1">
          <table:table-cell office:value-type="float" office:value="0.698393574297189" calcext:value-type="float">
            <text:p>0.698393574297189</text:p>
          </table:table-cell>
          <table:table-cell office:value-type="float" office:value="0.712523719165085" calcext:value-type="float">
            <text:p>0.712523719165085</text:p>
          </table:table-cell>
        </table:table-row>
        <table:table-row table:style-name="ro1">
          <table:table-cell office:value-type="float" office:value="0.698797595190381" calcext:value-type="float">
            <text:p>0.698797595190381</text:p>
          </table:table-cell>
          <table:table-cell office:value-type="float" office:value="0.712998102466793" calcext:value-type="float">
            <text:p>0.712998102466793</text:p>
          </table:table-cell>
        </table:table-row>
        <table:table-row table:style-name="ro1">
          <table:table-cell office:value-type="float" office:value="0.6994" calcext:value-type="float">
            <text:p>0.6994</text:p>
          </table:table-cell>
          <table:table-cell office:value-type="float" office:value="0.712998102466793" calcext:value-type="float">
            <text:p>0.712998102466793</text:p>
          </table:table-cell>
        </table:table-row>
      </table:table>
      <table:named-expressions/>
      <table:database-ranges>
        <table:database-range table:name="__Anonymous_Sheet_DB__0" table:target-range-address="points.A1:points.B50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roid Sans Fallback" style:font-size-asian="12pt" style:language-asian="zh" style:country-asian="CN" style:font-name-complex="Droid Sans Fallback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0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0T20:20:12.613937920</dc:date>
    <meta:editing-duration>PT12M45S</meta:editing-duration>
    <meta:editing-cycles>3</meta:editing-cycles>
    <meta:generator>LibreOffice/6.0.4.2$Linux_X86_64 LibreOffice_project/00m0$Build-2</meta:generator>
    <meta:document-statistic meta:table-count="1" meta:cell-count="10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2" loext:regression-extrapolate-backward="2" loext:regression-force-intercept="true" loext:regression-intercept-value="0" chart:regression-type="linear"/>
      <style:graphic-properties svg:stroke-color="#ed1c24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598cm" svg:height="9.138cm" xlink:href=".." xlink:type="simple" chart:class="chart:scatter" chart:style-name="ch1">
        <chart:plot-area chart:style-name="ch2" table:cell-range-address="points.A1:points.B501" chart:data-source-has-labels="row" svg:x="1.202cm" svg:y="0.182cm" svg:width="8.205cm" svg:height="7.793cm">
          <chartooo:coordinate-region svg:x="1.929cm" svg:y="0.381cm" svg:width="7.384cm" svg:height="6.947cm"/>
          <chart:axis chart:dimension="x" chart:name="primary-x" chart:style-name="ch3">
            <chart:title svg:x="4.916cm" svg:y="8.157cm" chart:style-name="ch4">
              <text:p>FDR</text:p>
            </chart:title>
          </chart:axis>
          <chart:axis chart:dimension="y" chart:name="primary-y" chart:style-name="ch3">
            <chart:title svg:x="0.451cm" svg:y="4.453cm" chart:style-name="ch5">
              <text:p>TPR</text:p>
            </chart:title>
          </chart:axis>
          <chart:series chart:style-name="ch6" chart:values-cell-range-address="points.B2:points.B501" chart:label-cell-address="points.B1:points.B1" chart:class="chart:scatter">
            <chart:domain table:cell-range-address="points.A2:points.A501"/>
            <chart:data-point chart:repeated="500"/>
          </chart:series>
          <chart:series chart:style-name="ch7" chart:values-cell-range-address="points.A2:points.A501" chart:class="chart:scatter">
            <chart:regression-curve chart:style-name="ch8"/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TPR</text:p>
                <draw:g>
                  <svg:desc>points.B1:points.B1</svg:desc>
                </draw:g>
              </table:table-cell>
              <table:table-cell office:value-type="string">
                <text:p>列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points.A2:points.A501</svg:desc>
                </draw:g>
              </table:table-cell>
              <table:table-cell office:value-type="float" office:value="0.00332068311195446">
                <text:p>0.00332068311195446</text:p>
                <draw:g>
                  <svg:desc>points.B2:points.B501</svg:desc>
                </draw:g>
              </table:table-cell>
              <table:table-cell office:value-type="float" office:value="0.3">
                <text:p>0.3</text:p>
                <draw:g>
                  <svg:desc>points.A2:points.A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0.00664136622390892">
                <text:p>0.0066413662239089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0104364326375712">
                <text:p>0.0104364326375712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0.0142314990512334">
                <text:p>0.014231499051233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189753320683112">
                <text:p>0.018975332068311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0232447817836812">
                <text:p>0.0232447817836812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0260910815939279">
                <text:p>0.0260910815939279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5">
                <text:p>0.225</text:p>
              </table:table-cell>
              <table:table-cell office:value-type="float" office:value="0.0294117647058824">
                <text:p>0.0294117647058824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0332068311195446">
                <text:p>0.0332068311195446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">
                <text:p>0.23</text:p>
              </table:table-cell>
              <table:table-cell office:value-type="float" office:value="0.0365275142314991">
                <text:p>0.036527514231499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0403225806451613">
                <text:p>0.0403225806451613</text:p>
              </table:table-cell>
              <table:table-cell office:value-type="float" office:value="0.227272727272727">
                <text:p>0.2272727272727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5">
                <text:p>0.225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047438330170778">
                <text:p>0.047438330170778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0.0512333965844402">
                <text:p>0.0512333965844402</text:p>
              </table:table-cell>
              <table:table-cell office:value-type="float" office:value="0.228571428571429">
                <text:p>0.22857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6666666666667">
                <text:p>0.246666666666667</text:p>
              </table:table-cell>
              <table:table-cell office:value-type="float" office:value="0.0536053130929791">
                <text:p>0.0536053130929791</text:p>
              </table:table-cell>
              <table:table-cell office:value-type="float" office:value="0.246666666666667">
                <text:p>0.24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375">
                <text:p>0.24375</text:p>
              </table:table-cell>
              <table:table-cell office:value-type="float" office:value="0.0574003795066414">
                <text:p>0.0574003795066414</text:p>
              </table:table-cell>
              <table:table-cell office:value-type="float" office:value="0.24375">
                <text:p>0.2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7058823529412">
                <text:p>0.247058823529412</text:p>
              </table:table-cell>
              <table:table-cell office:value-type="float" office:value="0.0607210626185958">
                <text:p>0.0607210626185958</text:p>
              </table:table-cell>
              <table:table-cell office:value-type="float" office:value="0.247058823529412">
                <text:p>0.2470588235294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">
                <text:p>0.25</text:p>
              </table:table-cell>
              <table:table-cell office:value-type="float" office:value="0.0640417457305503">
                <text:p>0.064041745730550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2631578947368">
                <text:p>0.252631578947368</text:p>
              </table:table-cell>
              <table:table-cell office:value-type="float" office:value="0.0673624288425047">
                <text:p>0.0673624288425047</text:p>
              </table:table-cell>
              <table:table-cell office:value-type="float" office:value="0.252631578947368">
                <text:p>0.2526315789473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5">
                <text:p>0.255</text:p>
              </table:table-cell>
              <table:table-cell office:value-type="float" office:value="0.0706831119544592">
                <text:p>0.0706831119544592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1904761904762">
                <text:p>0.261904761904762</text:p>
              </table:table-cell>
              <table:table-cell office:value-type="float" office:value="0.0735294117647059">
                <text:p>0.0735294117647059</text:p>
              </table:table-cell>
              <table:table-cell office:value-type="float" office:value="0.261904761904762">
                <text:p>0.2619047619047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9090909090909">
                <text:p>0.259090909090909</text:p>
              </table:table-cell>
              <table:table-cell office:value-type="float" office:value="0.0773244781783681">
                <text:p>0.0773244781783681</text:p>
              </table:table-cell>
              <table:table-cell office:value-type="float" office:value="0.259090909090909">
                <text:p>0.259090909090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5217391304348">
                <text:p>0.265217391304348</text:p>
              </table:table-cell>
              <table:table-cell office:value-type="float" office:value="0.0801707779886148">
                <text:p>0.0801707779886148</text:p>
              </table:table-cell>
              <table:table-cell office:value-type="float" office:value="0.265217391304348">
                <text:p>0.2652173913043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5">
                <text:p>0.275</text:p>
              </table:table-cell>
              <table:table-cell office:value-type="float" office:value="0.0825426944971537">
                <text:p>0.0825426944971537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76">
                <text:p>0.276</text:p>
              </table:table-cell>
              <table:table-cell office:value-type="float" office:value="0.0858633776091082">
                <text:p>0.0858633776091082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76923076923077">
                <text:p>0.276923076923077</text:p>
              </table:table-cell>
              <table:table-cell office:value-type="float" office:value="0.0891840607210626">
                <text:p>0.0891840607210626</text:p>
              </table:table-cell>
              <table:table-cell office:value-type="float" office:value="0.276923076923077">
                <text:p>0.276923076923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037037037037">
                <text:p>0.27037037037037</text:p>
              </table:table-cell>
              <table:table-cell office:value-type="float" office:value="0.0934535104364326">
                <text:p>0.0934535104364326</text:p>
              </table:table-cell>
              <table:table-cell office:value-type="float" office:value="0.27037037037037">
                <text:p>0.270370370370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0972485768500949">
                <text:p>0.0972485768500949</text:p>
              </table:table-cell>
              <table:table-cell office:value-type="float" office:value="0.267857142857143">
                <text:p>0.26785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58620689655172">
                <text:p>0.258620689655172</text:p>
              </table:table-cell>
              <table:table-cell office:value-type="float" office:value="0.101992409867173">
                <text:p>0.101992409867173</text:p>
              </table:table-cell>
              <table:table-cell office:value-type="float" office:value="0.258620689655172">
                <text:p>0.2586206896551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104364326375712">
                <text:p>0.104364326375712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64516129032258">
                <text:p>0.264516129032258</text:p>
              </table:table-cell>
              <table:table-cell office:value-type="float" office:value="0.108159392789374">
                <text:p>0.108159392789374</text:p>
              </table:table-cell>
              <table:table-cell office:value-type="float" office:value="0.264516129032258">
                <text:p>0.2645161290322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9375">
                <text:p>0.259375</text:p>
              </table:table-cell>
              <table:table-cell office:value-type="float" office:value="0.112428842504744">
                <text:p>0.112428842504744</text:p>
              </table:table-cell>
              <table:table-cell office:value-type="float" office:value="0.259375">
                <text:p>0.259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114800759013283">
                <text:p>0.11480075901328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67647058823529">
                <text:p>0.267647058823529</text:p>
              </table:table-cell>
              <table:table-cell office:value-type="float" office:value="0.118121442125237">
                <text:p>0.118121442125237</text:p>
              </table:table-cell>
              <table:table-cell office:value-type="float" office:value="0.267647058823529">
                <text:p>0.2676470588235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65714285714286">
                <text:p>0.265714285714286</text:p>
              </table:table-cell>
              <table:table-cell office:value-type="float" office:value="0.121916508538899">
                <text:p>0.121916508538899</text:p>
              </table:table-cell>
              <table:table-cell office:value-type="float" office:value="0.265714285714286">
                <text:p>0.265714285714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61111111111111">
                <text:p>0.261111111111111</text:p>
              </table:table-cell>
              <table:table-cell office:value-type="float" office:value="0.126185958254269">
                <text:p>0.126185958254269</text:p>
              </table:table-cell>
              <table:table-cell office:value-type="float" office:value="0.261111111111111">
                <text:p>0.261111111111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9459459459459">
                <text:p>0.259459459459459</text:p>
              </table:table-cell>
              <table:table-cell office:value-type="float" office:value="0.129981024667932">
                <text:p>0.129981024667932</text:p>
              </table:table-cell>
              <table:table-cell office:value-type="float" office:value="0.259459459459459">
                <text:p>0.2594594594594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2631578947368">
                <text:p>0.252631578947368</text:p>
              </table:table-cell>
              <table:table-cell office:value-type="float" office:value="0.134724857685009">
                <text:p>0.134724857685009</text:p>
              </table:table-cell>
              <table:table-cell office:value-type="float" office:value="0.252631578947368">
                <text:p>0.2526315789473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1282051282051">
                <text:p>0.251282051282051</text:p>
              </table:table-cell>
              <table:table-cell office:value-type="float" office:value="0.138519924098672">
                <text:p>0.138519924098672</text:p>
              </table:table-cell>
              <table:table-cell office:value-type="float" office:value="0.251282051282051">
                <text:p>0.2512820512820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25">
                <text:p>0.2525</text:p>
              </table:table-cell>
              <table:table-cell office:value-type="float" office:value="0.141840607210626">
                <text:p>0.141840607210626</text:p>
              </table:table-cell>
              <table:table-cell office:value-type="float" office:value="0.2525">
                <text:p>0.25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1219512195122">
                <text:p>0.251219512195122</text:p>
              </table:table-cell>
              <table:table-cell office:value-type="float" office:value="0.145635673624288">
                <text:p>0.145635673624288</text:p>
              </table:table-cell>
              <table:table-cell office:value-type="float" office:value="0.251219512195122">
                <text:p>0.2512195121951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4761904761905">
                <text:p>0.254761904761905</text:p>
              </table:table-cell>
              <table:table-cell office:value-type="float" office:value="0.148481973434535">
                <text:p>0.148481973434535</text:p>
              </table:table-cell>
              <table:table-cell office:value-type="float" office:value="0.254761904761905">
                <text:p>0.2547619047619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1162790697674">
                <text:p>0.251162790697674</text:p>
              </table:table-cell>
              <table:table-cell office:value-type="float" office:value="0.152751423149905">
                <text:p>0.152751423149905</text:p>
              </table:table-cell>
              <table:table-cell office:value-type="float" office:value="0.251162790697674">
                <text:p>0.2511627906976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47727272727273">
                <text:p>0.247727272727273</text:p>
              </table:table-cell>
              <table:table-cell office:value-type="float" office:value="0.157020872865275">
                <text:p>0.157020872865275</text:p>
              </table:table-cell>
              <table:table-cell office:value-type="float" office:value="0.247727272727273">
                <text:p>0.2477272727272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51111111111111">
                <text:p>0.251111111111111</text:p>
              </table:table-cell>
              <table:table-cell office:value-type="float" office:value="0.159867172675522">
                <text:p>0.159867172675522</text:p>
              </table:table-cell>
              <table:table-cell office:value-type="float" office:value="0.251111111111111">
                <text:p>0.251111111111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47826086956522">
                <text:p>0.247826086956522</text:p>
              </table:table-cell>
              <table:table-cell office:value-type="float" office:value="0.164136622390892">
                <text:p>0.164136622390892</text:p>
              </table:table-cell>
              <table:table-cell office:value-type="float" office:value="0.247826086956522">
                <text:p>0.2478260869565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46808510638298">
                <text:p>0.246808510638298</text:p>
              </table:table-cell>
              <table:table-cell office:value-type="float" office:value="0.167931688804554">
                <text:p>0.167931688804554</text:p>
              </table:table-cell>
              <table:table-cell office:value-type="float" office:value="0.246808510638298">
                <text:p>0.2468085106382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5">
                <text:p>0.25</text:p>
              </table:table-cell>
              <table:table-cell office:value-type="float" office:value="0.170777988614801">
                <text:p>0.17077798861480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8979591836735">
                <text:p>0.248979591836735</text:p>
              </table:table-cell>
              <table:table-cell office:value-type="float" office:value="0.174573055028463">
                <text:p>0.174573055028463</text:p>
              </table:table-cell>
              <table:table-cell office:value-type="float" office:value="0.248979591836735">
                <text:p>0.2489795918367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8">
                <text:p>0.248</text:p>
              </table:table-cell>
              <table:table-cell office:value-type="float" office:value="0.178368121442125">
                <text:p>0.178368121442125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47058823529412">
                <text:p>0.247058823529412</text:p>
              </table:table-cell>
              <table:table-cell office:value-type="float" office:value="0.182163187855787">
                <text:p>0.182163187855787</text:p>
              </table:table-cell>
              <table:table-cell office:value-type="float" office:value="0.247058823529412">
                <text:p>0.2470588235294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48076923076923">
                <text:p>0.248076923076923</text:p>
              </table:table-cell>
              <table:table-cell office:value-type="float" office:value="0.185483870967742">
                <text:p>0.185483870967742</text:p>
              </table:table-cell>
              <table:table-cell office:value-type="float" office:value="0.248076923076923">
                <text:p>0.2480769230769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47169811320755">
                <text:p>0.247169811320755</text:p>
              </table:table-cell>
              <table:table-cell office:value-type="float" office:value="0.189278937381404">
                <text:p>0.189278937381404</text:p>
              </table:table-cell>
              <table:table-cell office:value-type="float" office:value="0.247169811320755">
                <text:p>0.2471698113207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48148148148148">
                <text:p>0.248148148148148</text:p>
              </table:table-cell>
              <table:table-cell office:value-type="float" office:value="0.192599620493359">
                <text:p>0.192599620493359</text:p>
              </table:table-cell>
              <table:table-cell office:value-type="float" office:value="0.248148148148148">
                <text:p>0.2481481481481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9090909090909">
                <text:p>0.249090909090909</text:p>
              </table:table-cell>
              <table:table-cell office:value-type="float" office:value="0.195920303605313">
                <text:p>0.195920303605313</text:p>
              </table:table-cell>
              <table:table-cell office:value-type="float" office:value="0.249090909090909">
                <text:p>0.2490909090909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1785714285714">
                <text:p>0.251785714285714</text:p>
              </table:table-cell>
              <table:table-cell office:value-type="float" office:value="0.19876660341556">
                <text:p>0.19876660341556</text:p>
              </table:table-cell>
              <table:table-cell office:value-type="float" office:value="0.251785714285714">
                <text:p>0.2517857142857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50877192982456">
                <text:p>0.250877192982456</text:p>
              </table:table-cell>
              <table:table-cell office:value-type="float" office:value="0.202561669829222">
                <text:p>0.202561669829222</text:p>
              </table:table-cell>
              <table:table-cell office:value-type="float" office:value="0.250877192982456">
                <text:p>0.2508771929824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8275862068965">
                <text:p>0.248275862068965</text:p>
              </table:table-cell>
              <table:table-cell office:value-type="float" office:value="0.206831119544592">
                <text:p>0.206831119544592</text:p>
              </table:table-cell>
              <table:table-cell office:value-type="float" office:value="0.248275862068965">
                <text:p>0.2482758620689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5762711864407">
                <text:p>0.245762711864407</text:p>
              </table:table-cell>
              <table:table-cell office:value-type="float" office:value="0.211100569259962">
                <text:p>0.211100569259962</text:p>
              </table:table-cell>
              <table:table-cell office:value-type="float" office:value="0.245762711864407">
                <text:p>0.2457627118644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6666666666667">
                <text:p>0.246666666666667</text:p>
              </table:table-cell>
              <table:table-cell office:value-type="float" office:value="0.214421252371916">
                <text:p>0.214421252371916</text:p>
              </table:table-cell>
              <table:table-cell office:value-type="float" office:value="0.246666666666667">
                <text:p>0.2466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5901639344262">
                <text:p>0.245901639344262</text:p>
              </table:table-cell>
              <table:table-cell office:value-type="float" office:value="0.218216318785579">
                <text:p>0.218216318785579</text:p>
              </table:table-cell>
              <table:table-cell office:value-type="float" office:value="0.245901639344262">
                <text:p>0.2459016393442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5161290322581">
                <text:p>0.245161290322581</text:p>
              </table:table-cell>
              <table:table-cell office:value-type="float" office:value="0.222011385199241">
                <text:p>0.222011385199241</text:p>
              </table:table-cell>
              <table:table-cell office:value-type="float" office:value="0.245161290322581">
                <text:p>0.2451612903225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4444444444444">
                <text:p>0.244444444444444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0.244444444444444">
                <text:p>0.2444444444444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4375">
                <text:p>0.24375</text:p>
              </table:table-cell>
              <table:table-cell office:value-type="float" office:value="0.229601518026565">
                <text:p>0.229601518026565</text:p>
              </table:table-cell>
              <table:table-cell office:value-type="float" office:value="0.24375">
                <text:p>0.24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44615384615385">
                <text:p>0.244615384615385</text:p>
              </table:table-cell>
              <table:table-cell office:value-type="float" office:value="0.23292220113852">
                <text:p>0.23292220113852</text:p>
              </table:table-cell>
              <table:table-cell office:value-type="float" office:value="0.244615384615385">
                <text:p>0.2446153846153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48484848484848">
                <text:p>0.248484848484848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248484848484848">
                <text:p>0.2484848484848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50746268656716">
                <text:p>0.250746268656716</text:p>
              </table:table-cell>
              <table:table-cell office:value-type="float" office:value="0.238140417457305">
                <text:p>0.238140417457305</text:p>
              </table:table-cell>
              <table:table-cell office:value-type="float" office:value="0.250746268656716">
                <text:p>0.2507462686567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5">
                <text:p>0.25</text:p>
              </table:table-cell>
              <table:table-cell office:value-type="float" office:value="0.241935483870968">
                <text:p>0.24193548387096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52173913043478">
                <text:p>0.252173913043478</text:p>
              </table:table-cell>
              <table:table-cell office:value-type="float" office:value="0.244781783681214">
                <text:p>0.244781783681214</text:p>
              </table:table-cell>
              <table:table-cell office:value-type="float" office:value="0.252173913043478">
                <text:p>0.2521739130434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5">
                <text:p>0.25</text:p>
              </table:table-cell>
              <table:table-cell office:value-type="float" office:value="0.249051233396584">
                <text:p>0.24905123339658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50704225352113">
                <text:p>0.250704225352113</text:p>
              </table:table-cell>
              <table:table-cell office:value-type="float" office:value="0.252371916508539">
                <text:p>0.252371916508539</text:p>
              </table:table-cell>
              <table:table-cell office:value-type="float" office:value="0.250704225352113">
                <text:p>0.2507042253521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52777777777778">
                <text:p>0.252777777777778</text:p>
              </table:table-cell>
              <table:table-cell office:value-type="float" office:value="0.255218216318786">
                <text:p>0.255218216318786</text:p>
              </table:table-cell>
              <table:table-cell office:value-type="float" office:value="0.252777777777778">
                <text:p>0.2527777777777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52054794520548">
                <text:p>0.252054794520548</text:p>
              </table:table-cell>
              <table:table-cell office:value-type="float" office:value="0.259013282732448">
                <text:p>0.259013282732448</text:p>
              </table:table-cell>
              <table:table-cell office:value-type="float" office:value="0.252054794520548">
                <text:p>0.2520547945205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52702702702703">
                <text:p>0.252702702702703</text:p>
              </table:table-cell>
              <table:table-cell office:value-type="float" office:value="0.262333965844402">
                <text:p>0.262333965844402</text:p>
              </table:table-cell>
              <table:table-cell office:value-type="float" office:value="0.252702702702703">
                <text:p>0.2527027027027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57333333333333">
                <text:p>0.257333333333333</text:p>
              </table:table-cell>
              <table:table-cell office:value-type="float" office:value="0.264231499051233">
                <text:p>0.264231499051233</text:p>
              </table:table-cell>
              <table:table-cell office:value-type="float" office:value="0.257333333333333">
                <text:p>0.257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9210526315789">
                <text:p>0.259210526315789</text:p>
              </table:table-cell>
              <table:table-cell office:value-type="float" office:value="0.26707779886148">
                <text:p>0.26707779886148</text:p>
              </table:table-cell>
              <table:table-cell office:value-type="float" office:value="0.259210526315789">
                <text:p>0.2592105263157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61038961038961">
                <text:p>0.261038961038961</text:p>
              </table:table-cell>
              <table:table-cell office:value-type="float" office:value="0.269924098671727">
                <text:p>0.269924098671727</text:p>
              </table:table-cell>
              <table:table-cell office:value-type="float" office:value="0.261038961038961">
                <text:p>0.2610389610389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6025641025641">
                <text:p>0.26025641025641</text:p>
              </table:table-cell>
              <table:table-cell office:value-type="float" office:value="0.273719165085389">
                <text:p>0.273719165085389</text:p>
              </table:table-cell>
              <table:table-cell office:value-type="float" office:value="0.26025641025641">
                <text:p>0.260256410256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60759493670886">
                <text:p>0.260759493670886</text:p>
              </table:table-cell>
              <table:table-cell office:value-type="float" office:value="0.277039848197343">
                <text:p>0.277039848197343</text:p>
              </table:table-cell>
              <table:table-cell office:value-type="float" office:value="0.260759493670886">
                <text:p>0.2607594936708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6">
                <text:p>0.26</text:p>
              </table:table-cell>
              <table:table-cell office:value-type="float" office:value="0.280834914611006">
                <text:p>0.28083491461100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679012345679">
                <text:p>0.25679012345679</text:p>
              </table:table-cell>
              <table:table-cell office:value-type="float" office:value="0.285578747628083">
                <text:p>0.285578747628083</text:p>
              </table:table-cell>
              <table:table-cell office:value-type="float" office:value="0.25679012345679">
                <text:p>0.256790123456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57317073170732">
                <text:p>0.257317073170732</text:p>
              </table:table-cell>
              <table:table-cell office:value-type="float" office:value="0.288899430740038">
                <text:p>0.288899430740038</text:p>
              </table:table-cell>
              <table:table-cell office:value-type="float" office:value="0.257317073170732">
                <text:p>0.2573170731707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57831325301205">
                <text:p>0.257831325301205</text:p>
              </table:table-cell>
              <table:table-cell office:value-type="float" office:value="0.292220113851992">
                <text:p>0.292220113851992</text:p>
              </table:table-cell>
              <table:table-cell office:value-type="float" office:value="0.257831325301205">
                <text:p>0.2578313253012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60714285714286">
                <text:p>0.260714285714286</text:p>
              </table:table-cell>
              <table:table-cell office:value-type="float" office:value="0.294592030360531">
                <text:p>0.294592030360531</text:p>
              </table:table-cell>
              <table:table-cell office:value-type="float" office:value="0.260714285714286">
                <text:p>0.2607142857142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6">
                <text:p>0.26</text:p>
              </table:table-cell>
              <table:table-cell office:value-type="float" office:value="0.298387096774194">
                <text:p>0.29838709677419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56976744186046">
                <text:p>0.256976744186046</text:p>
              </table:table-cell>
              <table:table-cell office:value-type="float" office:value="0.303130929791271">
                <text:p>0.303130929791271</text:p>
              </table:table-cell>
              <table:table-cell office:value-type="float" office:value="0.256976744186046">
                <text:p>0.2569767441860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59770114942529">
                <text:p>0.259770114942529</text:p>
              </table:table-cell>
              <table:table-cell office:value-type="float" office:value="0.30550284629981">
                <text:p>0.30550284629981</text:p>
              </table:table-cell>
              <table:table-cell office:value-type="float" office:value="0.259770114942529">
                <text:p>0.2597701149425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59090909090909">
                <text:p>0.259090909090909</text:p>
              </table:table-cell>
              <table:table-cell office:value-type="float" office:value="0.309297912713472">
                <text:p>0.309297912713472</text:p>
              </table:table-cell>
              <table:table-cell office:value-type="float" office:value="0.259090909090909">
                <text:p>0.2590909090909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59550561797753">
                <text:p>0.259550561797753</text:p>
              </table:table-cell>
              <table:table-cell office:value-type="float" office:value="0.312618595825427">
                <text:p>0.312618595825427</text:p>
              </table:table-cell>
              <table:table-cell office:value-type="float" office:value="0.259550561797753">
                <text:p>0.2595505617977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57777777777778">
                <text:p>0.257777777777778</text:p>
              </table:table-cell>
              <table:table-cell office:value-type="float" office:value="0.316888045540797">
                <text:p>0.316888045540797</text:p>
              </table:table-cell>
              <table:table-cell office:value-type="float" office:value="0.257777777777778">
                <text:p>0.2577777777777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62637362637363">
                <text:p>0.262637362637363</text:p>
              </table:table-cell>
              <table:table-cell office:value-type="float" office:value="0.31831119544592">
                <text:p>0.31831119544592</text:p>
              </table:table-cell>
              <table:table-cell office:value-type="float" office:value="0.262637362637363">
                <text:p>0.2626373626373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6195652173913">
                <text:p>0.26195652173913</text:p>
              </table:table-cell>
              <table:table-cell office:value-type="float" office:value="0.322106261859582">
                <text:p>0.322106261859582</text:p>
              </table:table-cell>
              <table:table-cell office:value-type="float" office:value="0.26195652173913">
                <text:p>0.261956521739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63440860215054">
                <text:p>0.263440860215054</text:p>
              </table:table-cell>
              <table:table-cell office:value-type="float" office:value="0.324952561669829">
                <text:p>0.324952561669829</text:p>
              </table:table-cell>
              <table:table-cell office:value-type="float" office:value="0.263440860215054">
                <text:p>0.2634408602150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64893617021277">
                <text:p>0.264893617021277</text:p>
              </table:table-cell>
              <table:table-cell office:value-type="float" office:value="0.327798861480076">
                <text:p>0.327798861480076</text:p>
              </table:table-cell>
              <table:table-cell office:value-type="float" office:value="0.264893617021277">
                <text:p>0.2648936170212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65263157894737">
                <text:p>0.265263157894737</text:p>
              </table:table-cell>
              <table:table-cell office:value-type="float" office:value="0.33111954459203">
                <text:p>0.33111954459203</text:p>
              </table:table-cell>
              <table:table-cell office:value-type="float" office:value="0.265263157894737">
                <text:p>0.2652631578947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64583333333333">
                <text:p>0.264583333333333</text:p>
              </table:table-cell>
              <table:table-cell office:value-type="float" office:value="0.334914611005693">
                <text:p>0.334914611005693</text:p>
              </table:table-cell>
              <table:table-cell office:value-type="float" office:value="0.264583333333333">
                <text:p>0.26458333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65979381443299">
                <text:p>0.265979381443299</text:p>
              </table:table-cell>
              <table:table-cell office:value-type="float" office:value="0.337760910815939">
                <text:p>0.337760910815939</text:p>
              </table:table-cell>
              <table:table-cell office:value-type="float" office:value="0.265979381443299">
                <text:p>0.2659793814432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63265306122449">
                <text:p>0.263265306122449</text:p>
              </table:table-cell>
              <table:table-cell office:value-type="float" office:value="0.342504743833017">
                <text:p>0.342504743833017</text:p>
              </table:table-cell>
              <table:table-cell office:value-type="float" office:value="0.263265306122449">
                <text:p>0.2632653061224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61616161616162">
                <text:p>0.261616161616162</text:p>
              </table:table-cell>
              <table:table-cell office:value-type="float" office:value="0.346774193548387">
                <text:p>0.346774193548387</text:p>
              </table:table-cell>
              <table:table-cell office:value-type="float" office:value="0.261616161616162">
                <text:p>0.2616161616161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61">
                <text:p>0.261</text:p>
              </table:table-cell>
              <table:table-cell office:value-type="float" office:value="0.350569259962049">
                <text:p>0.350569259962049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62376237623762">
                <text:p>0.262376237623762</text:p>
              </table:table-cell>
              <table:table-cell office:value-type="float" office:value="0.353415559772296">
                <text:p>0.353415559772296</text:p>
              </table:table-cell>
              <table:table-cell office:value-type="float" office:value="0.262376237623762">
                <text:p>0.2623762376237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63725490196078">
                <text:p>0.263725490196078</text:p>
              </table:table-cell>
              <table:table-cell office:value-type="float" office:value="0.356261859582543">
                <text:p>0.356261859582543</text:p>
              </table:table-cell>
              <table:table-cell office:value-type="float" office:value="0.263725490196078">
                <text:p>0.2637254901960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61165048543689">
                <text:p>0.261165048543689</text:p>
              </table:table-cell>
              <table:table-cell office:value-type="float" office:value="0.36100569259962">
                <text:p>0.36100569259962</text:p>
              </table:table-cell>
              <table:table-cell office:value-type="float" office:value="0.261165048543689">
                <text:p>0.2611650485436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59615384615385">
                <text:p>0.259615384615385</text:p>
              </table:table-cell>
              <table:table-cell office:value-type="float" office:value="0.365275142314991">
                <text:p>0.365275142314991</text:p>
              </table:table-cell>
              <table:table-cell office:value-type="float" office:value="0.259615384615385">
                <text:p>0.2596153846153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61904761904762">
                <text:p>0.261904761904762</text:p>
              </table:table-cell>
              <table:table-cell office:value-type="float" office:value="0.367647058823529">
                <text:p>0.367647058823529</text:p>
              </table:table-cell>
              <table:table-cell office:value-type="float" office:value="0.261904761904762">
                <text:p>0.2619047619047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62264150943396">
                <text:p>0.262264150943396</text:p>
              </table:table-cell>
              <table:table-cell office:value-type="float" office:value="0.370967741935484">
                <text:p>0.370967741935484</text:p>
              </table:table-cell>
              <table:table-cell office:value-type="float" office:value="0.262264150943396">
                <text:p>0.2622641509433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62616822429906">
                <text:p>0.262616822429906</text:p>
              </table:table-cell>
              <table:table-cell office:value-type="float" office:value="0.374288425047438">
                <text:p>0.374288425047438</text:p>
              </table:table-cell>
              <table:table-cell office:value-type="float" office:value="0.262616822429906">
                <text:p>0.2626168224299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64814814814815">
                <text:p>0.264814814814815</text:p>
              </table:table-cell>
              <table:table-cell office:value-type="float" office:value="0.376660341555977">
                <text:p>0.376660341555977</text:p>
              </table:table-cell>
              <table:table-cell office:value-type="float" office:value="0.264814814814815">
                <text:p>0.2648148148148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64220183486239">
                <text:p>0.264220183486239</text:p>
              </table:table-cell>
              <table:table-cell office:value-type="float" office:value="0.380455407969639">
                <text:p>0.380455407969639</text:p>
              </table:table-cell>
              <table:table-cell office:value-type="float" office:value="0.264220183486239">
                <text:p>0.2642201834862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62727272727273">
                <text:p>0.262727272727273</text:p>
              </table:table-cell>
              <table:table-cell office:value-type="float" office:value="0.38472485768501">
                <text:p>0.38472485768501</text:p>
              </table:table-cell>
              <table:table-cell office:value-type="float" office:value="0.262727272727273">
                <text:p>0.2627272727272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63063063063063">
                <text:p>0.263063063063063</text:p>
              </table:table-cell>
              <table:table-cell office:value-type="float" office:value="0.388045540796964">
                <text:p>0.388045540796964</text:p>
              </table:table-cell>
              <table:table-cell office:value-type="float" office:value="0.263063063063063">
                <text:p>0.2630630630630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63392857142857">
                <text:p>0.263392857142857</text:p>
              </table:table-cell>
              <table:table-cell office:value-type="float" office:value="0.391366223908918">
                <text:p>0.391366223908918</text:p>
              </table:table-cell>
              <table:table-cell office:value-type="float" office:value="0.263392857142857">
                <text:p>0.2633928571428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63716814159292">
                <text:p>0.263716814159292</text:p>
              </table:table-cell>
              <table:table-cell office:value-type="float" office:value="0.394686907020873">
                <text:p>0.394686907020873</text:p>
              </table:table-cell>
              <table:table-cell office:value-type="float" office:value="0.263716814159292">
                <text:p>0.2637168141592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64912280701754">
                <text:p>0.264912280701754</text:p>
              </table:table-cell>
              <table:table-cell office:value-type="float" office:value="0.39753320683112">
                <text:p>0.39753320683112</text:p>
              </table:table-cell>
              <table:table-cell office:value-type="float" office:value="0.264912280701754">
                <text:p>0.2649122807017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6695652173913">
                <text:p>0.26695652173913</text:p>
              </table:table-cell>
              <table:table-cell office:value-type="float" office:value="0.399905123339658">
                <text:p>0.399905123339658</text:p>
              </table:table-cell>
              <table:table-cell office:value-type="float" office:value="0.26695652173913">
                <text:p>0.266956521739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6551724137931">
                <text:p>0.26551724137931</text:p>
              </table:table-cell>
              <table:table-cell office:value-type="float" office:value="0.404174573055029">
                <text:p>0.404174573055029</text:p>
              </table:table-cell>
              <table:table-cell office:value-type="float" office:value="0.26551724137931">
                <text:p>0.265517241379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65811965811966">
                <text:p>0.265811965811966</text:p>
              </table:table-cell>
              <table:table-cell office:value-type="float" office:value="0.407495256166983">
                <text:p>0.407495256166983</text:p>
              </table:table-cell>
              <table:table-cell office:value-type="float" office:value="0.265811965811966">
                <text:p>0.2658119658119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66949152542373">
                <text:p>0.266949152542373</text:p>
              </table:table-cell>
              <table:table-cell office:value-type="float" office:value="0.41034155597723">
                <text:p>0.41034155597723</text:p>
              </table:table-cell>
              <table:table-cell office:value-type="float" office:value="0.266949152542373">
                <text:p>0.2669491525423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66386554621849">
                <text:p>0.266386554621849</text:p>
              </table:table-cell>
              <table:table-cell office:value-type="float" office:value="0.414136622390892">
                <text:p>0.414136622390892</text:p>
              </table:table-cell>
              <table:table-cell office:value-type="float" office:value="0.266386554621849">
                <text:p>0.2663865546218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675">
                <text:p>0.2675</text:p>
              </table:table-cell>
              <table:table-cell office:value-type="float" office:value="0.416982922201139">
                <text:p>0.416982922201139</text:p>
              </table:table-cell>
              <table:table-cell office:value-type="float" office:value="0.2675">
                <text:p>0.26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70247933884297">
                <text:p>0.270247933884297</text:p>
              </table:table-cell>
              <table:table-cell office:value-type="float" office:value="0.41888045540797">
                <text:p>0.41888045540797</text:p>
              </table:table-cell>
              <table:table-cell office:value-type="float" office:value="0.270247933884297">
                <text:p>0.2702479338842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70491803278689">
                <text:p>0.270491803278689</text:p>
              </table:table-cell>
              <table:table-cell office:value-type="float" office:value="0.422201138519924">
                <text:p>0.422201138519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73170731707317">
                <text:p>0.273170731707317</text:p>
              </table:table-cell>
              <table:table-cell office:value-type="float" office:value="0.424098671726755">
                <text:p>0.424098671726755</text:p>
              </table:table-cell>
              <table:table-cell office:value-type="float" office:value="0.273170731707317">
                <text:p>0.2731707317073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74193548387097">
                <text:p>0.274193548387097</text:p>
              </table:table-cell>
              <table:table-cell office:value-type="float" office:value="0.426944971537002">
                <text:p>0.426944971537002</text:p>
              </table:table-cell>
              <table:table-cell office:value-type="float" office:value="0.274193548387097">
                <text:p>0.2741935483870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736">
                <text:p>0.2736</text:p>
              </table:table-cell>
              <table:table-cell office:value-type="float" office:value="0.430740037950664">
                <text:p>0.430740037950664</text:p>
              </table:table-cell>
              <table:table-cell office:value-type="float" office:value="0.2736">
                <text:p>0.27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73809523809524">
                <text:p>0.273809523809524</text:p>
              </table:table-cell>
              <table:table-cell office:value-type="float" office:value="0.434060721062619">
                <text:p>0.434060721062619</text:p>
              </table:table-cell>
              <table:table-cell office:value-type="float" office:value="0.273809523809524">
                <text:p>0.273809523809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75590551181102">
                <text:p>0.275590551181102</text:p>
              </table:table-cell>
              <table:table-cell office:value-type="float" office:value="0.436432637571157">
                <text:p>0.436432637571157</text:p>
              </table:table-cell>
              <table:table-cell office:value-type="float" office:value="0.275590551181102">
                <text:p>0.2755905511811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5">
                <text:p>0.275</text:p>
              </table:table-cell>
              <table:table-cell office:value-type="float" office:value="0.44022770398482">
                <text:p>0.44022770398482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76744186046512">
                <text:p>0.276744186046512</text:p>
              </table:table-cell>
              <table:table-cell office:value-type="float" office:value="0.442599620493359">
                <text:p>0.442599620493359</text:p>
              </table:table-cell>
              <table:table-cell office:value-type="float" office:value="0.276744186046512">
                <text:p>0.2767441860465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77692307692308">
                <text:p>0.277692307692308</text:p>
              </table:table-cell>
              <table:table-cell office:value-type="float" office:value="0.445445920303605">
                <text:p>0.445445920303605</text:p>
              </table:table-cell>
              <table:table-cell office:value-type="float" office:value="0.277692307692308">
                <text:p>0.2776923076923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77862595419847">
                <text:p>0.277862595419847</text:p>
              </table:table-cell>
              <table:table-cell office:value-type="float" office:value="0.44876660341556">
                <text:p>0.44876660341556</text:p>
              </table:table-cell>
              <table:table-cell office:value-type="float" office:value="0.277862595419847">
                <text:p>0.2778625954198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78787878787879">
                <text:p>0.278787878787879</text:p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0.278787878787879">
                <text:p>0.2787878787878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80451127819549">
                <text:p>0.280451127819549</text:p>
              </table:table-cell>
              <table:table-cell office:value-type="float" office:value="0.453984819734345">
                <text:p>0.453984819734345</text:p>
              </table:table-cell>
              <table:table-cell office:value-type="float" office:value="0.280451127819549">
                <text:p>0.2804511278195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80597014925373">
                <text:p>0.280597014925373</text:p>
              </table:table-cell>
              <table:table-cell office:value-type="float" office:value="0.4573055028463">
                <text:p>0.4573055028463</text:p>
              </table:table-cell>
              <table:table-cell office:value-type="float" office:value="0.280597014925373">
                <text:p>0.2805970149253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80740740740741">
                <text:p>0.280740740740741</text:p>
              </table:table-cell>
              <table:table-cell office:value-type="float" office:value="0.460626185958254">
                <text:p>0.460626185958254</text:p>
              </table:table-cell>
              <table:table-cell office:value-type="float" office:value="0.280740740740741">
                <text:p>0.2807407407407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80882352941176">
                <text:p>0.280882352941176</text:p>
              </table:table-cell>
              <table:table-cell office:value-type="float" office:value="0.463946869070209">
                <text:p>0.463946869070209</text:p>
              </table:table-cell>
              <table:table-cell office:value-type="float" office:value="0.280882352941176">
                <text:p>0.2808823529411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7956204379562">
                <text:p>0.27956204379562</text:p>
              </table:table-cell>
              <table:table-cell office:value-type="float" office:value="0.468216318785579">
                <text:p>0.468216318785579</text:p>
              </table:table-cell>
              <table:table-cell office:value-type="float" office:value="0.27956204379562">
                <text:p>0.279562043795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80434782608696">
                <text:p>0.280434782608696</text:p>
              </table:table-cell>
              <table:table-cell office:value-type="float" office:value="0.471062618595825">
                <text:p>0.471062618595825</text:p>
              </table:table-cell>
              <table:table-cell office:value-type="float" office:value="0.280434782608696">
                <text:p>0.2804347826086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82014388489209">
                <text:p>0.282014388489209</text:p>
              </table:table-cell>
              <table:table-cell office:value-type="float" office:value="0.473434535104364">
                <text:p>0.473434535104364</text:p>
              </table:table-cell>
              <table:table-cell office:value-type="float" office:value="0.282014388489209">
                <text:p>0.2820143884892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82142857142857">
                <text:p>0.282142857142857</text:p>
              </table:table-cell>
              <table:table-cell office:value-type="float" office:value="0.476755218216319">
                <text:p>0.476755218216319</text:p>
              </table:table-cell>
              <table:table-cell office:value-type="float" office:value="0.282142857142857">
                <text:p>0.2821428571428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82978723404255">
                <text:p>0.282978723404255</text:p>
              </table:table-cell>
              <table:table-cell office:value-type="float" office:value="0.479601518026565">
                <text:p>0.479601518026565</text:p>
              </table:table-cell>
              <table:table-cell office:value-type="float" office:value="0.282978723404255">
                <text:p>0.2829787234042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85211267605634">
                <text:p>0.285211267605634</text:p>
              </table:table-cell>
              <table:table-cell office:value-type="float" office:value="0.481499051233397">
                <text:p>0.481499051233397</text:p>
              </table:table-cell>
              <table:table-cell office:value-type="float" office:value="0.285211267605634">
                <text:p>0.2852112676056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86013986013986">
                <text:p>0.286013986013986</text:p>
              </table:table-cell>
              <table:table-cell office:value-type="float" office:value="0.484345351043643">
                <text:p>0.484345351043643</text:p>
              </table:table-cell>
              <table:table-cell office:value-type="float" office:value="0.286013986013986">
                <text:p>0.2860139860139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88194444444444">
                <text:p>0.288194444444444</text:p>
              </table:table-cell>
              <table:table-cell office:value-type="float" office:value="0.486242884250474">
                <text:p>0.486242884250474</text:p>
              </table:table-cell>
              <table:table-cell office:value-type="float" office:value="0.288194444444444">
                <text:p>0.2881944444444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91034482758621">
                <text:p>0.291034482758621</text:p>
              </table:table-cell>
              <table:table-cell office:value-type="float" office:value="0.487666034155598">
                <text:p>0.487666034155598</text:p>
              </table:table-cell>
              <table:table-cell office:value-type="float" office:value="0.291034482758621">
                <text:p>0.2910344827586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92465753424657">
                <text:p>0.292465753424657</text:p>
              </table:table-cell>
              <table:table-cell office:value-type="float" office:value="0.490037950664137">
                <text:p>0.490037950664137</text:p>
              </table:table-cell>
              <table:table-cell office:value-type="float" office:value="0.292465753424657">
                <text:p>0.2924657534246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93197278911565">
                <text:p>0.293197278911565</text:p>
              </table:table-cell>
              <table:table-cell office:value-type="float" office:value="0.492884250474383">
                <text:p>0.492884250474383</text:p>
              </table:table-cell>
              <table:table-cell office:value-type="float" office:value="0.293197278911565">
                <text:p>0.2931972789115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94594594594595">
                <text:p>0.294594594594595</text:p>
              </table:table-cell>
              <table:table-cell office:value-type="float" office:value="0.495256166982922">
                <text:p>0.495256166982922</text:p>
              </table:table-cell>
              <table:table-cell office:value-type="float" office:value="0.294594594594595">
                <text:p>0.2945945945945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95973154362416">
                <text:p>0.295973154362416</text:p>
              </table:table-cell>
              <table:table-cell office:value-type="float" office:value="0.497628083491461">
                <text:p>0.497628083491461</text:p>
              </table:table-cell>
              <table:table-cell office:value-type="float" office:value="0.295973154362416">
                <text:p>0.2959731543624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96">
                <text:p>0.296</text:p>
              </table:table-cell>
              <table:table-cell office:value-type="float" office:value="0.500948766603416">
                <text:p>0.500948766603416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96688741721854">
                <text:p>0.296688741721854</text:p>
              </table:table-cell>
              <table:table-cell office:value-type="float" office:value="0.503795066413662">
                <text:p>0.503795066413662</text:p>
              </table:table-cell>
              <table:table-cell office:value-type="float" office:value="0.296688741721854">
                <text:p>0.2966887417218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97368421052632">
                <text:p>0.297368421052632</text:p>
              </table:table-cell>
              <table:table-cell office:value-type="float" office:value="0.506641366223909">
                <text:p>0.506641366223909</text:p>
              </table:table-cell>
              <table:table-cell office:value-type="float" office:value="0.297368421052632">
                <text:p>0.2973684210526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98692810457516">
                <text:p>0.298692810457516</text:p>
              </table:table-cell>
              <table:table-cell office:value-type="float" office:value="0.509013282732448">
                <text:p>0.509013282732448</text:p>
              </table:table-cell>
              <table:table-cell office:value-type="float" office:value="0.298692810457516">
                <text:p>0.2986928104575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">
                <text:p>0.3</text:p>
              </table:table-cell>
              <table:table-cell office:value-type="float" office:value="0.511385199240987">
                <text:p>0.51138519924098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00645161290323">
                <text:p>0.300645161290323</text:p>
              </table:table-cell>
              <table:table-cell office:value-type="float" office:value="0.514231499051233">
                <text:p>0.514231499051233</text:p>
              </table:table-cell>
              <table:table-cell office:value-type="float" office:value="0.300645161290323">
                <text:p>0.3006451612903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">
                <text:p>0.3</text:p>
              </table:table-cell>
              <table:table-cell office:value-type="float" office:value="0.518026565464896">
                <text:p>0.51802656546489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99363057324841">
                <text:p>0.299363057324841</text:p>
              </table:table-cell>
              <table:table-cell office:value-type="float" office:value="0.521821631878558">
                <text:p>0.521821631878558</text:p>
              </table:table-cell>
              <table:table-cell office:value-type="float" office:value="0.299363057324841">
                <text:p>0.2993630573248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01898734177215">
                <text:p>0.301898734177215</text:p>
              </table:table-cell>
              <table:table-cell office:value-type="float" office:value="0.523244781783681">
                <text:p>0.523244781783681</text:p>
              </table:table-cell>
              <table:table-cell office:value-type="float" office:value="0.301898734177215">
                <text:p>0.3018987341772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0377358490566">
                <text:p>0.30377358490566</text:p>
              </table:table-cell>
              <table:table-cell office:value-type="float" office:value="0.525142314990512">
                <text:p>0.525142314990512</text:p>
              </table:table-cell>
              <table:table-cell office:value-type="float" office:value="0.30377358490566">
                <text:p>0.303773584905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0375">
                <text:p>0.30375</text:p>
              </table:table-cell>
              <table:table-cell office:value-type="float" office:value="0.528462998102467">
                <text:p>0.528462998102467</text:p>
              </table:table-cell>
              <table:table-cell office:value-type="float" office:value="0.30375">
                <text:p>0.303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06832298136646">
                <text:p>0.306832298136646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306832298136646">
                <text:p>0.3068322981366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08641975308642">
                <text:p>0.308641975308642</text:p>
              </table:table-cell>
              <table:table-cell office:value-type="float" office:value="0.531309297912713">
                <text:p>0.531309297912713</text:p>
              </table:table-cell>
              <table:table-cell office:value-type="float" office:value="0.308641975308642">
                <text:p>0.3086419753086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11656441717791">
                <text:p>0.311656441717791</text:p>
              </table:table-cell>
              <table:table-cell office:value-type="float" office:value="0.532258064516129">
                <text:p>0.532258064516129</text:p>
              </table:table-cell>
              <table:table-cell office:value-type="float" office:value="0.311656441717791">
                <text:p>0.3116564417177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14634146341463">
                <text:p>0.314634146341463</text:p>
              </table:table-cell>
              <table:table-cell office:value-type="float" office:value="0.533206831119545">
                <text:p>0.533206831119545</text:p>
              </table:table-cell>
              <table:table-cell office:value-type="float" office:value="0.314634146341463">
                <text:p>0.3146341463414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18181818181818">
                <text:p>0.318181818181818</text:p>
              </table:table-cell>
              <table:table-cell office:value-type="float" office:value="0.533681214421252">
                <text:p>0.533681214421252</text:p>
              </table:table-cell>
              <table:table-cell office:value-type="float" office:value="0.318181818181818">
                <text:p>0.3181818181818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19879518072289">
                <text:p>0.319879518072289</text:p>
              </table:table-cell>
              <table:table-cell office:value-type="float" office:value="0.535578747628083">
                <text:p>0.535578747628083</text:p>
              </table:table-cell>
              <table:table-cell office:value-type="float" office:value="0.319879518072289">
                <text:p>0.3198795180722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19161676646707">
                <text:p>0.319161676646707</text:p>
              </table:table-cell>
              <table:table-cell office:value-type="float" office:value="0.539373814041746">
                <text:p>0.539373814041746</text:p>
              </table:table-cell>
              <table:table-cell office:value-type="float" office:value="0.319161676646707">
                <text:p>0.3191616766467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2202380952381">
                <text:p>0.32202380952381</text:p>
              </table:table-cell>
              <table:table-cell office:value-type="float" office:value="0.540322580645161">
                <text:p>0.540322580645161</text:p>
              </table:table-cell>
              <table:table-cell office:value-type="float" office:value="0.32202380952381">
                <text:p>0.322023809523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24260355029586">
                <text:p>0.324260355029586</text:p>
              </table:table-cell>
              <table:table-cell office:value-type="float" office:value="0.541745730550285">
                <text:p>0.541745730550285</text:p>
              </table:table-cell>
              <table:table-cell office:value-type="float" office:value="0.324260355029586">
                <text:p>0.3242603550295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27647058823529">
                <text:p>0.327647058823529</text:p>
              </table:table-cell>
              <table:table-cell office:value-type="float" office:value="0.542220113851992">
                <text:p>0.542220113851992</text:p>
              </table:table-cell>
              <table:table-cell office:value-type="float" office:value="0.327647058823529">
                <text:p>0.3276470588235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30409356725146">
                <text:p>0.330409356725146</text:p>
              </table:table-cell>
              <table:table-cell office:value-type="float" office:value="0.543168880455408">
                <text:p>0.543168880455408</text:p>
              </table:table-cell>
              <table:table-cell office:value-type="float" office:value="0.330409356725146">
                <text:p>0.3304093567251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31976744186046">
                <text:p>0.331976744186046</text:p>
              </table:table-cell>
              <table:table-cell office:value-type="float" office:value="0.545066413662239">
                <text:p>0.545066413662239</text:p>
              </table:table-cell>
              <table:table-cell office:value-type="float" office:value="0.331976744186046">
                <text:p>0.3319767441860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33526011560694">
                <text:p>0.333526011560694</text:p>
              </table:table-cell>
              <table:table-cell office:value-type="float" office:value="0.54696394686907">
                <text:p>0.54696394686907</text:p>
              </table:table-cell>
              <table:table-cell office:value-type="float" office:value="0.333526011560694">
                <text:p>0.3335260115606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33908045977011">
                <text:p>0.333908045977011</text:p>
              </table:table-cell>
              <table:table-cell office:value-type="float" office:value="0.549810246679317">
                <text:p>0.549810246679317</text:p>
              </table:table-cell>
              <table:table-cell office:value-type="float" office:value="0.333908045977011">
                <text:p>0.3339080459770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35428571428571">
                <text:p>0.335428571428571</text:p>
              </table:table-cell>
              <table:table-cell office:value-type="float" office:value="0.551707779886148">
                <text:p>0.551707779886148</text:p>
              </table:table-cell>
              <table:table-cell office:value-type="float" office:value="0.335428571428571">
                <text:p>0.3354285714285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375">
                <text:p>0.3375</text:p>
              </table:table-cell>
              <table:table-cell office:value-type="float" office:value="0.553130929791271">
                <text:p>0.553130929791271</text:p>
              </table:table-cell>
              <table:table-cell office:value-type="float" office:value="0.3375">
                <text:p>0.33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40112994350283">
                <text:p>0.340112994350283</text:p>
              </table:table-cell>
              <table:table-cell office:value-type="float" office:value="0.554079696394687">
                <text:p>0.554079696394687</text:p>
              </table:table-cell>
              <table:table-cell office:value-type="float" office:value="0.340112994350283">
                <text:p>0.3401129943502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41011235955056">
                <text:p>0.341011235955056</text:p>
              </table:table-cell>
              <table:table-cell office:value-type="float" office:value="0.556451612903226">
                <text:p>0.556451612903226</text:p>
              </table:table-cell>
              <table:table-cell office:value-type="float" office:value="0.341011235955056">
                <text:p>0.3410112359550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41899441340782">
                <text:p>0.341899441340782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341899441340782">
                <text:p>0.3418994413407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42777777777778">
                <text:p>0.342777777777778</text:p>
              </table:table-cell>
              <table:table-cell office:value-type="float" office:value="0.561195445920304">
                <text:p>0.561195445920304</text:p>
              </table:table-cell>
              <table:table-cell office:value-type="float" office:value="0.342777777777778">
                <text:p>0.3427777777777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45303867403315">
                <text:p>0.345303867403315</text:p>
              </table:table-cell>
              <table:table-cell office:value-type="float" office:value="0.562144212523719">
                <text:p>0.562144212523719</text:p>
              </table:table-cell>
              <table:table-cell office:value-type="float" office:value="0.345303867403315">
                <text:p>0.3453038674033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47252747252747">
                <text:p>0.347252747252747</text:p>
              </table:table-cell>
              <table:table-cell office:value-type="float" office:value="0.563567362428843">
                <text:p>0.563567362428843</text:p>
              </table:table-cell>
              <table:table-cell office:value-type="float" office:value="0.347252747252747">
                <text:p>0.3472527472527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48633879781421">
                <text:p>0.348633879781421</text:p>
              </table:table-cell>
              <table:table-cell office:value-type="float" office:value="0.565464895635674">
                <text:p>0.565464895635674</text:p>
              </table:table-cell>
              <table:table-cell office:value-type="float" office:value="0.348633879781421">
                <text:p>0.3486338797814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5">
                <text:p>0.35</text:p>
              </table:table-cell>
              <table:table-cell office:value-type="float" office:value="0.567362428842505">
                <text:p>0.56736242884250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51351351351351">
                <text:p>0.351351351351351</text:p>
              </table:table-cell>
              <table:table-cell office:value-type="float" office:value="0.569259962049336">
                <text:p>0.569259962049336</text:p>
              </table:table-cell>
              <table:table-cell office:value-type="float" office:value="0.351351351351351">
                <text:p>0.3513513513513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52150537634409">
                <text:p>0.352150537634409</text:p>
              </table:table-cell>
              <table:table-cell office:value-type="float" office:value="0.571631878557875">
                <text:p>0.571631878557875</text:p>
              </table:table-cell>
              <table:table-cell office:value-type="float" office:value="0.352150537634409">
                <text:p>0.3521505376344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574003795066414">
                <text:p>0.574003795066414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55851063829787">
                <text:p>0.355851063829787</text:p>
              </table:table-cell>
              <table:table-cell office:value-type="float" office:value="0.574478178368121">
                <text:p>0.574478178368121</text:p>
              </table:table-cell>
              <table:table-cell office:value-type="float" office:value="0.355851063829787">
                <text:p>0.3558510638297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57671957671958">
                <text:p>0.357671957671958</text:p>
              </table:table-cell>
              <table:table-cell office:value-type="float" office:value="0.575901328273245">
                <text:p>0.575901328273245</text:p>
              </table:table-cell>
              <table:table-cell office:value-type="float" office:value="0.357671957671958">
                <text:p>0.3576719576719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60526315789474">
                <text:p>0.360526315789474</text:p>
              </table:table-cell>
              <table:table-cell office:value-type="float" office:value="0.576375711574953">
                <text:p>0.576375711574953</text:p>
              </table:table-cell>
              <table:table-cell office:value-type="float" office:value="0.360526315789474">
                <text:p>0.3605263157894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60732984293194">
                <text:p>0.360732984293194</text:p>
              </table:table-cell>
              <table:table-cell office:value-type="float" office:value="0.579222011385199">
                <text:p>0.579222011385199</text:p>
              </table:table-cell>
              <table:table-cell office:value-type="float" office:value="0.360732984293194">
                <text:p>0.3607329842931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61458333333333">
                <text:p>0.361458333333333</text:p>
              </table:table-cell>
              <table:table-cell office:value-type="float" office:value="0.581593927893738">
                <text:p>0.581593927893738</text:p>
              </table:table-cell>
              <table:table-cell office:value-type="float" office:value="0.361458333333333">
                <text:p>0.361458333333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63212435233161">
                <text:p>0.363212435233161</text:p>
              </table:table-cell>
              <table:table-cell office:value-type="float" office:value="0.583017077798862">
                <text:p>0.583017077798862</text:p>
              </table:table-cell>
              <table:table-cell office:value-type="float" office:value="0.363212435233161">
                <text:p>0.3632124352331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64432989690722">
                <text:p>0.364432989690722</text:p>
              </table:table-cell>
              <table:table-cell office:value-type="float" office:value="0.584914611005693">
                <text:p>0.584914611005693</text:p>
              </table:table-cell>
              <table:table-cell office:value-type="float" office:value="0.364432989690722">
                <text:p>0.3644329896907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65641025641026">
                <text:p>0.365641025641026</text:p>
              </table:table-cell>
              <table:table-cell office:value-type="float" office:value="0.586812144212524">
                <text:p>0.586812144212524</text:p>
              </table:table-cell>
              <table:table-cell office:value-type="float" office:value="0.365641025641026">
                <text:p>0.3656410256410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6734693877551">
                <text:p>0.36734693877551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36734693877551">
                <text:p>0.367346938775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69035532994924">
                <text:p>0.369035532994924</text:p>
              </table:table-cell>
              <table:table-cell office:value-type="float" office:value="0.58965844402277">
                <text:p>0.58965844402277</text:p>
              </table:table-cell>
              <table:table-cell office:value-type="float" office:value="0.369035532994924">
                <text:p>0.3690355329949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71717171717172">
                <text:p>0.371717171717172</text:p>
              </table:table-cell>
              <table:table-cell office:value-type="float" office:value="0.590132827324478">
                <text:p>0.590132827324478</text:p>
              </table:table-cell>
              <table:table-cell office:value-type="float" office:value="0.371717171717172">
                <text:p>0.3717171717171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73869346733668">
                <text:p>0.373869346733668</text:p>
              </table:table-cell>
              <table:table-cell office:value-type="float" office:value="0.591081593927894">
                <text:p>0.591081593927894</text:p>
              </table:table-cell>
              <table:table-cell office:value-type="float" office:value="0.373869346733668">
                <text:p>0.3738693467336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745">
                <text:p>0.3745</text:p>
              </table:table-cell>
              <table:table-cell office:value-type="float" office:value="0.593453510436433">
                <text:p>0.593453510436433</text:p>
              </table:table-cell>
              <table:table-cell office:value-type="float" office:value="0.3745">
                <text:p>0.37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75621890547264">
                <text:p>0.375621890547264</text:p>
              </table:table-cell>
              <table:table-cell office:value-type="float" office:value="0.595351043643264">
                <text:p>0.595351043643264</text:p>
              </table:table-cell>
              <table:table-cell office:value-type="float" office:value="0.375621890547264">
                <text:p>0.3756218905472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77227722772277">
                <text:p>0.377227722772277</text:p>
              </table:table-cell>
              <table:table-cell office:value-type="float" office:value="0.596774193548387">
                <text:p>0.596774193548387</text:p>
              </table:table-cell>
              <table:table-cell office:value-type="float" office:value="0.377227722772277">
                <text:p>0.3772277227722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78817733990148">
                <text:p>0.378817733990148</text:p>
              </table:table-cell>
              <table:table-cell office:value-type="float" office:value="0.59819734345351">
                <text:p>0.59819734345351</text:p>
              </table:table-cell>
              <table:table-cell office:value-type="float" office:value="0.378817733990148">
                <text:p>0.3788177339901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80392156862745">
                <text:p>0.380392156862745</text:p>
              </table:table-cell>
              <table:table-cell office:value-type="float" office:value="0.599620493358634">
                <text:p>0.599620493358634</text:p>
              </table:table-cell>
              <table:table-cell office:value-type="float" office:value="0.380392156862745">
                <text:p>0.3803921568627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83414634146341">
                <text:p>0.383414634146341</text:p>
              </table:table-cell>
              <table:table-cell office:value-type="float" office:value="0.599620493358634">
                <text:p>0.599620493358634</text:p>
              </table:table-cell>
              <table:table-cell office:value-type="float" office:value="0.383414634146341">
                <text:p>0.3834146341463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83980582524272">
                <text:p>0.383980582524272</text:p>
              </table:table-cell>
              <table:table-cell office:value-type="float" office:value="0.601992409867173">
                <text:p>0.601992409867173</text:p>
              </table:table-cell>
              <table:table-cell office:value-type="float" office:value="0.383980582524272">
                <text:p>0.3839805825242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86473429951691">
                <text:p>0.386473429951691</text:p>
              </table:table-cell>
              <table:table-cell office:value-type="float" office:value="0.60246679316888">
                <text:p>0.60246679316888</text:p>
              </table:table-cell>
              <table:table-cell office:value-type="float" office:value="0.386473429951691">
                <text:p>0.3864734299516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87980769230769">
                <text:p>0.387980769230769</text:p>
              </table:table-cell>
              <table:table-cell office:value-type="float" office:value="0.603889943074004">
                <text:p>0.603889943074004</text:p>
              </table:table-cell>
              <table:table-cell office:value-type="float" office:value="0.387980769230769">
                <text:p>0.3879807692307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89473684210526">
                <text:p>0.389473684210526</text:p>
              </table:table-cell>
              <table:table-cell office:value-type="float" office:value="0.605313092979127">
                <text:p>0.605313092979127</text:p>
              </table:table-cell>
              <table:table-cell office:value-type="float" office:value="0.389473684210526">
                <text:p>0.3894736842105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91904761904762">
                <text:p>0.391904761904762</text:p>
              </table:table-cell>
              <table:table-cell office:value-type="float" office:value="0.605787476280835">
                <text:p>0.605787476280835</text:p>
              </table:table-cell>
              <table:table-cell office:value-type="float" office:value="0.391904761904762">
                <text:p>0.3919047619047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94312796208531">
                <text:p>0.394312796208531</text:p>
              </table:table-cell>
              <table:table-cell office:value-type="float" office:value="0.606261859582543">
                <text:p>0.606261859582543</text:p>
              </table:table-cell>
              <table:table-cell office:value-type="float" office:value="0.394312796208531">
                <text:p>0.3943127962085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97169811320755">
                <text:p>0.397169811320755</text:p>
              </table:table-cell>
              <table:table-cell office:value-type="float" office:value="0.606261859582543">
                <text:p>0.606261859582543</text:p>
              </table:table-cell>
              <table:table-cell office:value-type="float" office:value="0.397169811320755">
                <text:p>0.3971698113207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98591549295775">
                <text:p>0.398591549295775</text:p>
              </table:table-cell>
              <table:table-cell office:value-type="float" office:value="0.607685009487666">
                <text:p>0.607685009487666</text:p>
              </table:table-cell>
              <table:table-cell office:value-type="float" office:value="0.398591549295775">
                <text:p>0.3985915492957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">
                <text:p>0.4</text:p>
              </table:table-cell>
              <table:table-cell office:value-type="float" office:value="0.609108159392789">
                <text:p>0.60910815939278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02325581395349">
                <text:p>0.402325581395349</text:p>
              </table:table-cell>
              <table:table-cell office:value-type="float" office:value="0.609582542694497">
                <text:p>0.609582542694497</text:p>
              </table:table-cell>
              <table:table-cell office:value-type="float" office:value="0.402325581395349">
                <text:p>0.4023255813953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0462962962963">
                <text:p>0.40462962962963</text:p>
              </table:table-cell>
              <table:table-cell office:value-type="float" office:value="0.610056925996205">
                <text:p>0.610056925996205</text:p>
              </table:table-cell>
              <table:table-cell office:value-type="float" office:value="0.40462962962963">
                <text:p>0.404629629629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06912442396313">
                <text:p>0.406912442396313</text:p>
              </table:table-cell>
              <table:table-cell office:value-type="float" office:value="0.610531309297913">
                <text:p>0.610531309297913</text:p>
              </table:table-cell>
              <table:table-cell office:value-type="float" office:value="0.406912442396313">
                <text:p>0.4069124423963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09174311926605">
                <text:p>0.409174311926605</text:p>
              </table:table-cell>
              <table:table-cell office:value-type="float" office:value="0.61100569259962">
                <text:p>0.61100569259962</text:p>
              </table:table-cell>
              <table:table-cell office:value-type="float" office:value="0.409174311926605">
                <text:p>0.4091743119266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10958904109589">
                <text:p>0.410958904109589</text:p>
              </table:table-cell>
              <table:table-cell office:value-type="float" office:value="0.611954459203036">
                <text:p>0.611954459203036</text:p>
              </table:table-cell>
              <table:table-cell office:value-type="float" office:value="0.410958904109589">
                <text:p>0.4109589041095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11818181818182">
                <text:p>0.411818181818182</text:p>
              </table:table-cell>
              <table:table-cell office:value-type="float" office:value="0.613851992409867">
                <text:p>0.613851992409867</text:p>
              </table:table-cell>
              <table:table-cell office:value-type="float" office:value="0.411818181818182">
                <text:p>0.41181818181818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12669683257919">
                <text:p>0.412669683257919</text:p>
              </table:table-cell>
              <table:table-cell office:value-type="float" office:value="0.615749525616698">
                <text:p>0.615749525616698</text:p>
              </table:table-cell>
              <table:table-cell office:value-type="float" office:value="0.412669683257919">
                <text:p>0.4126696832579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13513513513514">
                <text:p>0.413513513513514</text:p>
              </table:table-cell>
              <table:table-cell office:value-type="float" office:value="0.617647058823529">
                <text:p>0.617647058823529</text:p>
              </table:table-cell>
              <table:table-cell office:value-type="float" office:value="0.413513513513514">
                <text:p>0.4135135135135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15246636771301">
                <text:p>0.415246636771301</text:p>
              </table:table-cell>
              <table:table-cell office:value-type="float" office:value="0.618595825426945">
                <text:p>0.618595825426945</text:p>
              </table:table-cell>
              <table:table-cell office:value-type="float" office:value="0.415246636771301">
                <text:p>0.4152466367713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16964285714286">
                <text:p>0.416964285714286</text:p>
              </table:table-cell>
              <table:table-cell office:value-type="float" office:value="0.61954459203036">
                <text:p>0.61954459203036</text:p>
              </table:table-cell>
              <table:table-cell office:value-type="float" office:value="0.416964285714286">
                <text:p>0.4169642857142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19111111111111">
                <text:p>0.419111111111111</text:p>
              </table:table-cell>
              <table:table-cell office:value-type="float" office:value="0.620018975332068">
                <text:p>0.620018975332068</text:p>
              </table:table-cell>
              <table:table-cell office:value-type="float" office:value="0.419111111111111">
                <text:p>0.4191111111111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19911504424779">
                <text:p>0.419911504424779</text:p>
              </table:table-cell>
              <table:table-cell office:value-type="float" office:value="0.621916508538899">
                <text:p>0.621916508538899</text:p>
              </table:table-cell>
              <table:table-cell office:value-type="float" office:value="0.419911504424779">
                <text:p>0.4199115044247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215859030837">
                <text:p>0.4215859030837</text:p>
              </table:table-cell>
              <table:table-cell office:value-type="float" office:value="0.622865275142315">
                <text:p>0.622865275142315</text:p>
              </table:table-cell>
              <table:table-cell office:value-type="float" office:value="0.4215859030837">
                <text:p>0.42158590308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23245614035088">
                <text:p>0.423245614035088</text:p>
              </table:table-cell>
              <table:table-cell office:value-type="float" office:value="0.623814041745731">
                <text:p>0.623814041745731</text:p>
              </table:table-cell>
              <table:table-cell office:value-type="float" office:value="0.423245614035088">
                <text:p>0.4232456140350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25327510917031">
                <text:p>0.425327510917031</text:p>
              </table:table-cell>
              <table:table-cell office:value-type="float" office:value="0.624288425047438">
                <text:p>0.624288425047438</text:p>
              </table:table-cell>
              <table:table-cell office:value-type="float" office:value="0.425327510917031">
                <text:p>0.4253275109170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26521739130435">
                <text:p>0.426521739130435</text:p>
              </table:table-cell>
              <table:table-cell office:value-type="float" office:value="0.625711574952562">
                <text:p>0.625711574952562</text:p>
              </table:table-cell>
              <table:table-cell office:value-type="float" office:value="0.426521739130435">
                <text:p>0.4265217391304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27272727272727">
                <text:p>0.427272727272727</text:p>
              </table:table-cell>
              <table:table-cell office:value-type="float" office:value="0.627609108159393">
                <text:p>0.627609108159393</text:p>
              </table:table-cell>
              <table:table-cell office:value-type="float" office:value="0.427272727272727">
                <text:p>0.4272727272727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29310344827586">
                <text:p>0.429310344827586</text:p>
              </table:table-cell>
              <table:table-cell office:value-type="float" office:value="0.628083491461101">
                <text:p>0.628083491461101</text:p>
              </table:table-cell>
              <table:table-cell office:value-type="float" office:value="0.429310344827586">
                <text:p>0.4293103448275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31330472103004">
                <text:p>0.431330472103004</text:p>
              </table:table-cell>
              <table:table-cell office:value-type="float" office:value="0.628557874762808">
                <text:p>0.628557874762808</text:p>
              </table:table-cell>
              <table:table-cell office:value-type="float" office:value="0.431330472103004">
                <text:p>0.4313304721030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629032258064516">
                <text:p>0.629032258064516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3531914893617">
                <text:p>0.43531914893617</text:p>
              </table:table-cell>
              <table:table-cell office:value-type="float" office:value="0.629506641366224">
                <text:p>0.629506641366224</text:p>
              </table:table-cell>
              <table:table-cell office:value-type="float" office:value="0.43531914893617">
                <text:p>0.435319148936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36864406779661">
                <text:p>0.436864406779661</text:p>
              </table:table-cell>
              <table:table-cell office:value-type="float" office:value="0.63045540796964">
                <text:p>0.63045540796964</text:p>
              </table:table-cell>
              <table:table-cell office:value-type="float" office:value="0.436864406779661">
                <text:p>0.4368644067796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38396624472574">
                <text:p>0.438396624472574</text:p>
              </table:table-cell>
              <table:table-cell office:value-type="float" office:value="0.631404174573055">
                <text:p>0.631404174573055</text:p>
              </table:table-cell>
              <table:table-cell office:value-type="float" office:value="0.438396624472574">
                <text:p>0.4383966244725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38235294117647">
                <text:p>0.438235294117647</text:p>
              </table:table-cell>
              <table:table-cell office:value-type="float" office:value="0.634250474383302">
                <text:p>0.634250474383302</text:p>
              </table:table-cell>
              <table:table-cell office:value-type="float" office:value="0.438235294117647">
                <text:p>0.43823529411764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40585774058577">
                <text:p>0.440585774058577</text:p>
              </table:table-cell>
              <table:table-cell office:value-type="float" office:value="0.634250474383302">
                <text:p>0.634250474383302</text:p>
              </table:table-cell>
              <table:table-cell office:value-type="float" office:value="0.440585774058577">
                <text:p>0.44058577405857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41666666666667">
                <text:p>0.441666666666667</text:p>
              </table:table-cell>
              <table:table-cell office:value-type="float" office:value="0.635673624288425">
                <text:p>0.635673624288425</text:p>
              </table:table-cell>
              <table:table-cell office:value-type="float" office:value="0.441666666666667">
                <text:p>0.4416666666666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4356846473029">
                <text:p>0.44356846473029</text:p>
              </table:table-cell>
              <table:table-cell office:value-type="float" office:value="0.636148007590133">
                <text:p>0.636148007590133</text:p>
              </table:table-cell>
              <table:table-cell office:value-type="float" office:value="0.44356846473029">
                <text:p>0.443568464730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4504132231405">
                <text:p>0.44504132231405</text:p>
              </table:table-cell>
              <table:table-cell office:value-type="float" office:value="0.637096774193548">
                <text:p>0.637096774193548</text:p>
              </table:table-cell>
              <table:table-cell office:value-type="float" office:value="0.44504132231405">
                <text:p>0.445041322314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46502057613169">
                <text:p>0.446502057613169</text:p>
              </table:table-cell>
              <table:table-cell office:value-type="float" office:value="0.638045540796964">
                <text:p>0.638045540796964</text:p>
              </table:table-cell>
              <table:table-cell office:value-type="float" office:value="0.446502057613169">
                <text:p>0.44650205761316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47950819672131">
                <text:p>0.447950819672131</text:p>
              </table:table-cell>
              <table:table-cell office:value-type="float" office:value="0.638994307400379">
                <text:p>0.638994307400379</text:p>
              </table:table-cell>
              <table:table-cell office:value-type="float" office:value="0.447950819672131">
                <text:p>0.4479508196721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49795918367347">
                <text:p>0.449795918367347</text:p>
              </table:table-cell>
              <table:table-cell office:value-type="float" office:value="0.639468690702087">
                <text:p>0.639468690702087</text:p>
              </table:table-cell>
              <table:table-cell office:value-type="float" office:value="0.449795918367347">
                <text:p>0.4497959183673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52032520325203">
                <text:p>0.452032520325203</text:p>
              </table:table-cell>
              <table:table-cell office:value-type="float" office:value="0.639468690702087">
                <text:p>0.639468690702087</text:p>
              </table:table-cell>
              <table:table-cell office:value-type="float" office:value="0.452032520325203">
                <text:p>0.4520325203252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53846153846154">
                <text:p>0.453846153846154</text:p>
              </table:table-cell>
              <table:table-cell office:value-type="float" office:value="0.639943074003795">
                <text:p>0.639943074003795</text:p>
              </table:table-cell>
              <table:table-cell office:value-type="float" office:value="0.453846153846154">
                <text:p>0.4538461538461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54838709677419">
                <text:p>0.454838709677419</text:p>
              </table:table-cell>
              <table:table-cell office:value-type="float" office:value="0.641366223908918">
                <text:p>0.641366223908918</text:p>
              </table:table-cell>
              <table:table-cell office:value-type="float" office:value="0.454838709677419">
                <text:p>0.4548387096774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57028112449799">
                <text:p>0.457028112449799</text:p>
              </table:table-cell>
              <table:table-cell office:value-type="float" office:value="0.641366223908918">
                <text:p>0.641366223908918</text:p>
              </table:table-cell>
              <table:table-cell office:value-type="float" office:value="0.457028112449799">
                <text:p>0.4570281124497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584">
                <text:p>0.4584</text:p>
              </table:table-cell>
              <table:table-cell office:value-type="float" office:value="0.642314990512334">
                <text:p>0.642314990512334</text:p>
              </table:table-cell>
              <table:table-cell office:value-type="float" office:value="0.4584">
                <text:p>0.45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60159362549801">
                <text:p>0.460159362549801</text:p>
              </table:table-cell>
              <table:table-cell office:value-type="float" office:value="0.642789373814042">
                <text:p>0.642789373814042</text:p>
              </table:table-cell>
              <table:table-cell office:value-type="float" office:value="0.460159362549801">
                <text:p>0.4601593625498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62301587301587">
                <text:p>0.462301587301587</text:p>
              </table:table-cell>
              <table:table-cell office:value-type="float" office:value="0.642789373814042">
                <text:p>0.642789373814042</text:p>
              </table:table-cell>
              <table:table-cell office:value-type="float" office:value="0.462301587301587">
                <text:p>0.4623015873015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6403162055336">
                <text:p>0.46403162055336</text:p>
              </table:table-cell>
              <table:table-cell office:value-type="float" office:value="0.64326375711575">
                <text:p>0.64326375711575</text:p>
              </table:table-cell>
              <table:table-cell office:value-type="float" office:value="0.46403162055336">
                <text:p>0.464031620553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65748031496063">
                <text:p>0.465748031496063</text:p>
              </table:table-cell>
              <table:table-cell office:value-type="float" office:value="0.643738140417457">
                <text:p>0.643738140417457</text:p>
              </table:table-cell>
              <table:table-cell office:value-type="float" office:value="0.465748031496063">
                <text:p>0.4657480314960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67058823529412">
                <text:p>0.467058823529412</text:p>
              </table:table-cell>
              <table:table-cell office:value-type="float" office:value="0.644686907020873">
                <text:p>0.644686907020873</text:p>
              </table:table-cell>
              <table:table-cell office:value-type="float" office:value="0.467058823529412">
                <text:p>0.4670588235294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68359375">
                <text:p>0.468359375</text:p>
              </table:table-cell>
              <table:table-cell office:value-type="float" office:value="0.645635673624288">
                <text:p>0.645635673624288</text:p>
              </table:table-cell>
              <table:table-cell office:value-type="float" office:value="0.468359375">
                <text:p>0.4683593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70428015564202">
                <text:p>0.470428015564202</text:p>
              </table:table-cell>
              <table:table-cell office:value-type="float" office:value="0.645635673624288">
                <text:p>0.645635673624288</text:p>
              </table:table-cell>
              <table:table-cell office:value-type="float" office:value="0.470428015564202">
                <text:p>0.4704280155642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71705426356589">
                <text:p>0.471705426356589</text:p>
              </table:table-cell>
              <table:table-cell office:value-type="float" office:value="0.646584440227704">
                <text:p>0.646584440227704</text:p>
              </table:table-cell>
              <table:table-cell office:value-type="float" office:value="0.471705426356589">
                <text:p>0.47170542635658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73359073359073">
                <text:p>0.473359073359073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473359073359073">
                <text:p>0.4733590733590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75">
                <text:p>0.475</text:p>
              </table:table-cell>
              <table:table-cell office:value-type="float" office:value="0.64753320683112">
                <text:p>0.64753320683112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76628352490422">
                <text:p>0.476628352490422</text:p>
              </table:table-cell>
              <table:table-cell office:value-type="float" office:value="0.648007590132827">
                <text:p>0.648007590132827</text:p>
              </table:table-cell>
              <table:table-cell office:value-type="float" office:value="0.476628352490422">
                <text:p>0.4766283524904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77862595419847">
                <text:p>0.477862595419847</text:p>
              </table:table-cell>
              <table:table-cell office:value-type="float" office:value="0.648956356736243">
                <text:p>0.648956356736243</text:p>
              </table:table-cell>
              <table:table-cell office:value-type="float" office:value="0.477862595419847">
                <text:p>0.47786259541984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79847908745247">
                <text:p>0.479847908745247</text:p>
              </table:table-cell>
              <table:table-cell office:value-type="float" office:value="0.648956356736243">
                <text:p>0.648956356736243</text:p>
              </table:table-cell>
              <table:table-cell office:value-type="float" office:value="0.479847908745247">
                <text:p>0.4798479087452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81060606060606">
                <text:p>0.481060606060606</text:p>
              </table:table-cell>
              <table:table-cell office:value-type="float" office:value="0.649905123339658">
                <text:p>0.649905123339658</text:p>
              </table:table-cell>
              <table:table-cell office:value-type="float" office:value="0.481060606060606">
                <text:p>0.4810606060606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82641509433962">
                <text:p>0.482641509433962</text:p>
              </table:table-cell>
              <table:table-cell office:value-type="float" office:value="0.650379506641366">
                <text:p>0.650379506641366</text:p>
              </table:table-cell>
              <table:table-cell office:value-type="float" office:value="0.482641509433962">
                <text:p>0.4826415094339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84586466165414">
                <text:p>0.484586466165414</text:p>
              </table:table-cell>
              <table:table-cell office:value-type="float" office:value="0.650379506641366">
                <text:p>0.650379506641366</text:p>
              </table:table-cell>
              <table:table-cell office:value-type="float" office:value="0.484586466165414">
                <text:p>0.4845864661654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86516853932584">
                <text:p>0.486516853932584</text:p>
              </table:table-cell>
              <table:table-cell office:value-type="float" office:value="0.650379506641366">
                <text:p>0.650379506641366</text:p>
              </table:table-cell>
              <table:table-cell office:value-type="float" office:value="0.486516853932584">
                <text:p>0.4865168539325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88059701492537">
                <text:p>0.488059701492537</text:p>
              </table:table-cell>
              <table:table-cell office:value-type="float" office:value="0.650853889943074">
                <text:p>0.650853889943074</text:p>
              </table:table-cell>
              <table:table-cell office:value-type="float" office:value="0.488059701492537">
                <text:p>0.4880597014925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89591078066914">
                <text:p>0.489591078066914</text:p>
              </table:table-cell>
              <table:table-cell office:value-type="float" office:value="0.651328273244782">
                <text:p>0.651328273244782</text:p>
              </table:table-cell>
              <table:table-cell office:value-type="float" office:value="0.489591078066914">
                <text:p>0.4895910780669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91111111111111">
                <text:p>0.491111111111111</text:p>
              </table:table-cell>
              <table:table-cell office:value-type="float" office:value="0.65180265654649">
                <text:p>0.65180265654649</text:p>
              </table:table-cell>
              <table:table-cell office:value-type="float" office:value="0.491111111111111">
                <text:p>0.4911111111111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91881918819188">
                <text:p>0.491881918819188</text:p>
              </table:table-cell>
              <table:table-cell office:value-type="float" office:value="0.653225806451613">
                <text:p>0.653225806451613</text:p>
              </table:table-cell>
              <table:table-cell office:value-type="float" office:value="0.491881918819188">
                <text:p>0.49188191881918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92279411764706">
                <text:p>0.492279411764706</text:p>
              </table:table-cell>
              <table:table-cell office:value-type="float" office:value="0.655123339658444">
                <text:p>0.655123339658444</text:p>
              </table:table-cell>
              <table:table-cell office:value-type="float" office:value="0.492279411764706">
                <text:p>0.4922794117647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93040293040293">
                <text:p>0.493040293040293</text:p>
              </table:table-cell>
              <table:table-cell office:value-type="float" office:value="0.656546489563567">
                <text:p>0.656546489563567</text:p>
              </table:table-cell>
              <table:table-cell office:value-type="float" office:value="0.493040293040293">
                <text:p>0.4930402930402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94160583941606">
                <text:p>0.494160583941606</text:p>
              </table:table-cell>
              <table:table-cell office:value-type="float" office:value="0.657495256166983">
                <text:p>0.657495256166983</text:p>
              </table:table-cell>
              <table:table-cell office:value-type="float" office:value="0.494160583941606">
                <text:p>0.4941605839416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95272727272727">
                <text:p>0.495272727272727</text:p>
              </table:table-cell>
              <table:table-cell office:value-type="float" office:value="0.658444022770398">
                <text:p>0.658444022770398</text:p>
              </table:table-cell>
              <table:table-cell office:value-type="float" office:value="0.495272727272727">
                <text:p>0.4952727272727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97101449275362">
                <text:p>0.497101449275362</text:p>
              </table:table-cell>
              <table:table-cell office:value-type="float" office:value="0.658444022770398">
                <text:p>0.658444022770398</text:p>
              </table:table-cell>
              <table:table-cell office:value-type="float" office:value="0.497101449275362">
                <text:p>0.49710144927536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98194945848375">
                <text:p>0.498194945848375</text:p>
              </table:table-cell>
              <table:table-cell office:value-type="float" office:value="0.659392789373814">
                <text:p>0.659392789373814</text:p>
              </table:table-cell>
              <table:table-cell office:value-type="float" office:value="0.498194945848375">
                <text:p>0.4981949458483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98561151079137">
                <text:p>0.498561151079137</text:p>
              </table:table-cell>
              <table:table-cell office:value-type="float" office:value="0.661290322580645">
                <text:p>0.661290322580645</text:p>
              </table:table-cell>
              <table:table-cell office:value-type="float" office:value="0.498561151079137">
                <text:p>0.49856115107913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">
                <text:p>0.5</text:p>
              </table:table-cell>
              <table:table-cell office:value-type="float" office:value="0.661764705882353">
                <text:p>0.6617647058823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01785714285714">
                <text:p>0.501785714285714</text:p>
              </table:table-cell>
              <table:table-cell office:value-type="float" office:value="0.661764705882353">
                <text:p>0.661764705882353</text:p>
              </table:table-cell>
              <table:table-cell office:value-type="float" office:value="0.501785714285714">
                <text:p>0.5017857142857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03202846975089">
                <text:p>0.503202846975089</text:p>
              </table:table-cell>
              <table:table-cell office:value-type="float" office:value="0.662239089184061">
                <text:p>0.662239089184061</text:p>
              </table:table-cell>
              <table:table-cell office:value-type="float" office:value="0.503202846975089">
                <text:p>0.5032028469750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04255319148936">
                <text:p>0.504255319148936</text:p>
              </table:table-cell>
              <table:table-cell office:value-type="float" office:value="0.663187855787476">
                <text:p>0.663187855787476</text:p>
              </table:table-cell>
              <table:table-cell office:value-type="float" office:value="0.504255319148936">
                <text:p>0.5042553191489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04946996466431">
                <text:p>0.504946996466431</text:p>
              </table:table-cell>
              <table:table-cell office:value-type="float" office:value="0.6646110056926">
                <text:p>0.6646110056926</text:p>
              </table:table-cell>
              <table:table-cell office:value-type="float" office:value="0.504946996466431">
                <text:p>0.50494699646643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05985915492958">
                <text:p>0.505985915492958</text:p>
              </table:table-cell>
              <table:table-cell office:value-type="float" office:value="0.665559772296015">
                <text:p>0.665559772296015</text:p>
              </table:table-cell>
              <table:table-cell office:value-type="float" office:value="0.505985915492958">
                <text:p>0.5059859154929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07719298245614">
                <text:p>0.507719298245614</text:p>
              </table:table-cell>
              <table:table-cell office:value-type="float" office:value="0.665559772296015">
                <text:p>0.665559772296015</text:p>
              </table:table-cell>
              <table:table-cell office:value-type="float" office:value="0.507719298245614">
                <text:p>0.5077192982456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508741258741259">
                <text:p>0.508741258741259</text:p>
              </table:table-cell>
              <table:table-cell office:value-type="float" office:value="0.666508538899431">
                <text:p>0.666508538899431</text:p>
              </table:table-cell>
              <table:table-cell office:value-type="float" office:value="0.508741258741259">
                <text:p>0.50874125874125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10104529616725">
                <text:p>0.510104529616725</text:p>
              </table:table-cell>
              <table:table-cell office:value-type="float" office:value="0.666982922201139">
                <text:p>0.666982922201139</text:p>
              </table:table-cell>
              <table:table-cell office:value-type="float" office:value="0.510104529616725">
                <text:p>0.5101045296167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11458333333333">
                <text:p>0.511458333333333</text:p>
              </table:table-cell>
              <table:table-cell office:value-type="float" office:value="0.667457305502846">
                <text:p>0.667457305502846</text:p>
              </table:table-cell>
              <table:table-cell office:value-type="float" office:value="0.511458333333333">
                <text:p>0.5114583333333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13148788927336">
                <text:p>0.513148788927336</text:p>
              </table:table-cell>
              <table:table-cell office:value-type="float" office:value="0.667457305502846">
                <text:p>0.667457305502846</text:p>
              </table:table-cell>
              <table:table-cell office:value-type="float" office:value="0.513148788927336">
                <text:p>0.5131487889273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1448275862069">
                <text:p>0.51448275862069</text:p>
              </table:table-cell>
              <table:table-cell office:value-type="float" office:value="0.667931688804554">
                <text:p>0.667931688804554</text:p>
              </table:table-cell>
              <table:table-cell office:value-type="float" office:value="0.51448275862069">
                <text:p>0.514482758620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16151202749141">
                <text:p>0.516151202749141</text:p>
              </table:table-cell>
              <table:table-cell office:value-type="float" office:value="0.667931688804554">
                <text:p>0.667931688804554</text:p>
              </table:table-cell>
              <table:table-cell office:value-type="float" office:value="0.516151202749141">
                <text:p>0.51615120274914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17808219178082">
                <text:p>0.517808219178082</text:p>
              </table:table-cell>
              <table:table-cell office:value-type="float" office:value="0.667931688804554">
                <text:p>0.667931688804554</text:p>
              </table:table-cell>
              <table:table-cell office:value-type="float" office:value="0.517808219178082">
                <text:p>0.51780821917808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19112627986348">
                <text:p>0.519112627986348</text:p>
              </table:table-cell>
              <table:table-cell office:value-type="float" office:value="0.668406072106262">
                <text:p>0.668406072106262</text:p>
              </table:table-cell>
              <table:table-cell office:value-type="float" office:value="0.519112627986348">
                <text:p>0.5191126279863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520748299319728">
                <text:p>0.520748299319728</text:p>
              </table:table-cell>
              <table:table-cell office:value-type="float" office:value="0.668406072106262">
                <text:p>0.668406072106262</text:p>
              </table:table-cell>
              <table:table-cell office:value-type="float" office:value="0.520748299319728">
                <text:p>0.5207482993197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22372881355932">
                <text:p>0.522372881355932</text:p>
              </table:table-cell>
              <table:table-cell office:value-type="float" office:value="0.668406072106262">
                <text:p>0.668406072106262</text:p>
              </table:table-cell>
              <table:table-cell office:value-type="float" office:value="0.522372881355932">
                <text:p>0.5223728813559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23986486486487">
                <text:p>0.523986486486487</text:p>
              </table:table-cell>
              <table:table-cell office:value-type="float" office:value="0.668406072106262">
                <text:p>0.668406072106262</text:p>
              </table:table-cell>
              <table:table-cell office:value-type="float" office:value="0.523986486486487">
                <text:p>0.5239864864864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25589225589226">
                <text:p>0.525589225589226</text:p>
              </table:table-cell>
              <table:table-cell office:value-type="float" office:value="0.668406072106262">
                <text:p>0.668406072106262</text:p>
              </table:table-cell>
              <table:table-cell office:value-type="float" office:value="0.525589225589226">
                <text:p>0.5255892255892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27181208053691">
                <text:p>0.527181208053691</text:p>
              </table:table-cell>
              <table:table-cell office:value-type="float" office:value="0.668406072106262">
                <text:p>0.668406072106262</text:p>
              </table:table-cell>
              <table:table-cell office:value-type="float" office:value="0.527181208053691">
                <text:p>0.5271812080536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28428093645485">
                <text:p>0.528428093645485</text:p>
              </table:table-cell>
              <table:table-cell office:value-type="float" office:value="0.66888045540797">
                <text:p>0.66888045540797</text:p>
              </table:table-cell>
              <table:table-cell office:value-type="float" office:value="0.528428093645485">
                <text:p>0.5284280936454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3">
                <text:p>0.53</text:p>
              </table:table-cell>
              <table:table-cell office:value-type="float" office:value="0.66888045540797">
                <text:p>0.6688804554079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531229235880399">
                <text:p>0.531229235880399</text:p>
              </table:table-cell>
              <table:table-cell office:value-type="float" office:value="0.669354838709677">
                <text:p>0.669354838709677</text:p>
              </table:table-cell>
              <table:table-cell office:value-type="float" office:value="0.531229235880399">
                <text:p>0.53122923588039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32450331125828">
                <text:p>0.532450331125828</text:p>
              </table:table-cell>
              <table:table-cell office:value-type="float" office:value="0.669829222011385">
                <text:p>0.669829222011385</text:p>
              </table:table-cell>
              <table:table-cell office:value-type="float" office:value="0.532450331125828">
                <text:p>0.5324503311258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33663366336634">
                <text:p>0.533663366336634</text:p>
              </table:table-cell>
              <table:table-cell office:value-type="float" office:value="0.670303605313093">
                <text:p>0.670303605313093</text:p>
              </table:table-cell>
              <table:table-cell office:value-type="float" office:value="0.533663366336634">
                <text:p>0.53366336633663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34868421052631">
                <text:p>0.534868421052631</text:p>
              </table:table-cell>
              <table:table-cell office:value-type="float" office:value="0.670777988614801">
                <text:p>0.670777988614801</text:p>
              </table:table-cell>
              <table:table-cell office:value-type="float" office:value="0.534868421052631">
                <text:p>0.53486842105263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36393442622951">
                <text:p>0.536393442622951</text:p>
              </table:table-cell>
              <table:table-cell office:value-type="float" office:value="0.670777988614801">
                <text:p>0.670777988614801</text:p>
              </table:table-cell>
              <table:table-cell office:value-type="float" office:value="0.536393442622951">
                <text:p>0.53639344262295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37908496732026">
                <text:p>0.537908496732026</text:p>
              </table:table-cell>
              <table:table-cell office:value-type="float" office:value="0.670777988614801">
                <text:p>0.670777988614801</text:p>
              </table:table-cell>
              <table:table-cell office:value-type="float" office:value="0.537908496732026">
                <text:p>0.5379084967320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39087947882736">
                <text:p>0.539087947882736</text:p>
              </table:table-cell>
              <table:table-cell office:value-type="float" office:value="0.671252371916509">
                <text:p>0.671252371916509</text:p>
              </table:table-cell>
              <table:table-cell office:value-type="float" office:value="0.539087947882736">
                <text:p>0.53908794788273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39935064935065">
                <text:p>0.539935064935065</text:p>
              </table:table-cell>
              <table:table-cell office:value-type="float" office:value="0.672201138519924">
                <text:p>0.672201138519924</text:p>
              </table:table-cell>
              <table:table-cell office:value-type="float" office:value="0.539935064935065">
                <text:p>0.5399350649350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41100323624595">
                <text:p>0.541100323624595</text:p>
              </table:table-cell>
              <table:table-cell office:value-type="float" office:value="0.672675521821632">
                <text:p>0.672675521821632</text:p>
              </table:table-cell>
              <table:table-cell office:value-type="float" office:value="0.541100323624595">
                <text:p>0.5411003236245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41935483870968">
                <text:p>0.541935483870968</text:p>
              </table:table-cell>
              <table:table-cell office:value-type="float" office:value="0.673624288425047">
                <text:p>0.673624288425047</text:p>
              </table:table-cell>
              <table:table-cell office:value-type="float" office:value="0.541935483870968">
                <text:p>0.5419354838709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43408360128617">
                <text:p>0.543408360128617</text:p>
              </table:table-cell>
              <table:table-cell office:value-type="float" office:value="0.673624288425047">
                <text:p>0.673624288425047</text:p>
              </table:table-cell>
              <table:table-cell office:value-type="float" office:value="0.543408360128617">
                <text:p>0.5434083601286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44551282051282">
                <text:p>0.544551282051282</text:p>
              </table:table-cell>
              <table:table-cell office:value-type="float" office:value="0.674098671726755">
                <text:p>0.674098671726755</text:p>
              </table:table-cell>
              <table:table-cell office:value-type="float" office:value="0.544551282051282">
                <text:p>0.54455128205128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45686900958467">
                <text:p>0.545686900958467</text:p>
              </table:table-cell>
              <table:table-cell office:value-type="float" office:value="0.674573055028463">
                <text:p>0.674573055028463</text:p>
              </table:table-cell>
              <table:table-cell office:value-type="float" office:value="0.545686900958467">
                <text:p>0.5456869009584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46815286624204">
                <text:p>0.546815286624204</text:p>
              </table:table-cell>
              <table:table-cell office:value-type="float" office:value="0.675047438330171">
                <text:p>0.675047438330171</text:p>
              </table:table-cell>
              <table:table-cell office:value-type="float" office:value="0.546815286624204">
                <text:p>0.5468152866242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48253968253968">
                <text:p>0.548253968253968</text:p>
              </table:table-cell>
              <table:table-cell office:value-type="float" office:value="0.675047438330171">
                <text:p>0.675047438330171</text:p>
              </table:table-cell>
              <table:table-cell office:value-type="float" office:value="0.548253968253968">
                <text:p>0.54825396825396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49367088607595">
                <text:p>0.549367088607595</text:p>
              </table:table-cell>
              <table:table-cell office:value-type="float" office:value="0.675521821631879">
                <text:p>0.675521821631879</text:p>
              </table:table-cell>
              <table:table-cell office:value-type="float" office:value="0.549367088607595">
                <text:p>0.5493670886075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50473186119874">
                <text:p>0.550473186119874</text:p>
              </table:table-cell>
              <table:table-cell office:value-type="float" office:value="0.675996204933586">
                <text:p>0.675996204933586</text:p>
              </table:table-cell>
              <table:table-cell office:value-type="float" office:value="0.550473186119874">
                <text:p>0.5504731861198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5188679245283">
                <text:p>0.55188679245283</text:p>
              </table:table-cell>
              <table:table-cell office:value-type="float" office:value="0.675996204933586">
                <text:p>0.675996204933586</text:p>
              </table:table-cell>
              <table:table-cell office:value-type="float" office:value="0.55188679245283">
                <text:p>0.5518867924528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53291536050157">
                <text:p>0.553291536050157</text:p>
              </table:table-cell>
              <table:table-cell office:value-type="float" office:value="0.675996204933586">
                <text:p>0.675996204933586</text:p>
              </table:table-cell>
              <table:table-cell office:value-type="float" office:value="0.553291536050157">
                <text:p>0.55329153605015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54375">
                <text:p>0.554375</text:p>
              </table:table-cell>
              <table:table-cell office:value-type="float" office:value="0.676470588235294">
                <text:p>0.676470588235294</text:p>
              </table:table-cell>
              <table:table-cell office:value-type="float" office:value="0.554375">
                <text:p>0.5543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55451713395639">
                <text:p>0.555451713395639</text:p>
              </table:table-cell>
              <table:table-cell office:value-type="float" office:value="0.676944971537002">
                <text:p>0.676944971537002</text:p>
              </table:table-cell>
              <table:table-cell office:value-type="float" office:value="0.555451713395639">
                <text:p>0.55545171339563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56521739130435">
                <text:p>0.556521739130435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556521739130435">
                <text:p>0.55652173913043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57894736842105">
                <text:p>0.557894736842105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557894736842105">
                <text:p>0.5578947368421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59259259259259">
                <text:p>0.559259259259259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559259259259259">
                <text:p>0.5592592592592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60307692307692">
                <text:p>0.560307692307692</text:p>
              </table:table-cell>
              <table:table-cell office:value-type="float" office:value="0.677893738140417">
                <text:p>0.677893738140417</text:p>
              </table:table-cell>
              <table:table-cell office:value-type="float" office:value="0.560307692307692">
                <text:p>0.5603076923076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561656441717791">
                <text:p>0.561656441717791</text:p>
              </table:table-cell>
              <table:table-cell office:value-type="float" office:value="0.677893738140417">
                <text:p>0.677893738140417</text:p>
              </table:table-cell>
              <table:table-cell office:value-type="float" office:value="0.561656441717791">
                <text:p>0.5616564417177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62691131498471">
                <text:p>0.562691131498471</text:p>
              </table:table-cell>
              <table:table-cell office:value-type="float" office:value="0.678368121442125">
                <text:p>0.678368121442125</text:p>
              </table:table-cell>
              <table:table-cell office:value-type="float" office:value="0.562691131498471">
                <text:p>0.5626911314984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64024390243902">
                <text:p>0.564024390243902</text:p>
              </table:table-cell>
              <table:table-cell office:value-type="float" office:value="0.678368121442125">
                <text:p>0.678368121442125</text:p>
              </table:table-cell>
              <table:table-cell office:value-type="float" office:value="0.564024390243902">
                <text:p>0.56402439024390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64741641337386">
                <text:p>0.564741641337386</text:p>
              </table:table-cell>
              <table:table-cell office:value-type="float" office:value="0.679316888045541">
                <text:p>0.679316888045541</text:p>
              </table:table-cell>
              <table:table-cell office:value-type="float" office:value="0.564741641337386">
                <text:p>0.5647416413373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66060606060606">
                <text:p>0.566060606060606</text:p>
              </table:table-cell>
              <table:table-cell office:value-type="float" office:value="0.679316888045541">
                <text:p>0.679316888045541</text:p>
              </table:table-cell>
              <table:table-cell office:value-type="float" office:value="0.566060606060606">
                <text:p>0.56606060606060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67371601208459">
                <text:p>0.567371601208459</text:p>
              </table:table-cell>
              <table:table-cell office:value-type="float" office:value="0.679316888045541">
                <text:p>0.679316888045541</text:p>
              </table:table-cell>
              <table:table-cell office:value-type="float" office:value="0.567371601208459">
                <text:p>0.56737160120845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68072289156627">
                <text:p>0.568072289156627</text:p>
              </table:table-cell>
              <table:table-cell office:value-type="float" office:value="0.680265654648956">
                <text:p>0.680265654648956</text:p>
              </table:table-cell>
              <table:table-cell office:value-type="float" office:value="0.568072289156627">
                <text:p>0.56807228915662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69369369369369">
                <text:p>0.569369369369369</text:p>
              </table:table-cell>
              <table:table-cell office:value-type="float" office:value="0.680265654648956">
                <text:p>0.680265654648956</text:p>
              </table:table-cell>
              <table:table-cell office:value-type="float" office:value="0.569369369369369">
                <text:p>0.5693693693693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70059880239521">
                <text:p>0.570059880239521</text:p>
              </table:table-cell>
              <table:table-cell office:value-type="float" office:value="0.681214421252372">
                <text:p>0.681214421252372</text:p>
              </table:table-cell>
              <table:table-cell office:value-type="float" office:value="0.570059880239521">
                <text:p>0.5700598802395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71044776119403">
                <text:p>0.571044776119403</text:p>
              </table:table-cell>
              <table:table-cell office:value-type="float" office:value="0.68168880455408">
                <text:p>0.68168880455408</text:p>
              </table:table-cell>
              <table:table-cell office:value-type="float" office:value="0.571044776119403">
                <text:p>0.5710447761194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57202380952381">
                <text:p>0.57202380952381</text:p>
              </table:table-cell>
              <table:table-cell office:value-type="float" office:value="0.682163187855787">
                <text:p>0.682163187855787</text:p>
              </table:table-cell>
              <table:table-cell office:value-type="float" office:value="0.57202380952381">
                <text:p>0.5720238095238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7299703264095">
                <text:p>0.57299703264095</text:p>
              </table:table-cell>
              <table:table-cell office:value-type="float" office:value="0.682637571157495">
                <text:p>0.682637571157495</text:p>
              </table:table-cell>
              <table:table-cell office:value-type="float" office:value="0.57299703264095">
                <text:p>0.5729970326409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74260355029586">
                <text:p>0.574260355029586</text:p>
              </table:table-cell>
              <table:table-cell office:value-type="float" office:value="0.682637571157495">
                <text:p>0.682637571157495</text:p>
              </table:table-cell>
              <table:table-cell office:value-type="float" office:value="0.574260355029586">
                <text:p>0.5742603550295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75221238938053">
                <text:p>0.575221238938053</text:p>
              </table:table-cell>
              <table:table-cell office:value-type="float" office:value="0.683111954459203">
                <text:p>0.683111954459203</text:p>
              </table:table-cell>
              <table:table-cell office:value-type="float" office:value="0.575221238938053">
                <text:p>0.5752212389380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576176470588235">
                <text:p>0.576176470588235</text:p>
              </table:table-cell>
              <table:table-cell office:value-type="float" office:value="0.683586337760911">
                <text:p>0.683586337760911</text:p>
              </table:table-cell>
              <table:table-cell office:value-type="float" office:value="0.576176470588235">
                <text:p>0.57617647058823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7741935483871">
                <text:p>0.57741935483871</text:p>
              </table:table-cell>
              <table:table-cell office:value-type="float" office:value="0.683586337760911">
                <text:p>0.683586337760911</text:p>
              </table:table-cell>
              <table:table-cell office:value-type="float" office:value="0.57741935483871">
                <text:p>0.5774193548387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578654970760234">
                <text:p>0.578654970760234</text:p>
              </table:table-cell>
              <table:table-cell office:value-type="float" office:value="0.683586337760911">
                <text:p>0.683586337760911</text:p>
              </table:table-cell>
              <table:table-cell office:value-type="float" office:value="0.578654970760234">
                <text:p>0.57865497076023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579883381924198">
                <text:p>0.579883381924198</text:p>
              </table:table-cell>
              <table:table-cell office:value-type="float" office:value="0.683586337760911">
                <text:p>0.683586337760911</text:p>
              </table:table-cell>
              <table:table-cell office:value-type="float" office:value="0.579883381924198">
                <text:p>0.57988338192419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580813953488372">
                <text:p>0.580813953488372</text:p>
              </table:table-cell>
              <table:table-cell office:value-type="float" office:value="0.684060721062619">
                <text:p>0.684060721062619</text:p>
              </table:table-cell>
              <table:table-cell office:value-type="float" office:value="0.580813953488372">
                <text:p>0.58081395348837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82028985507246">
                <text:p>0.582028985507246</text:p>
              </table:table-cell>
              <table:table-cell office:value-type="float" office:value="0.684060721062619">
                <text:p>0.684060721062619</text:p>
              </table:table-cell>
              <table:table-cell office:value-type="float" office:value="0.582028985507246">
                <text:p>0.5820289855072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582658959537572">
                <text:p>0.582658959537572</text:p>
              </table:table-cell>
              <table:table-cell office:value-type="float" office:value="0.685009487666034">
                <text:p>0.685009487666034</text:p>
              </table:table-cell>
              <table:table-cell office:value-type="float" office:value="0.582658959537572">
                <text:p>0.58265895953757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83861671469741">
                <text:p>0.583861671469741</text:p>
              </table:table-cell>
              <table:table-cell office:value-type="float" office:value="0.685009487666034">
                <text:p>0.685009487666034</text:p>
              </table:table-cell>
              <table:table-cell office:value-type="float" office:value="0.583861671469741">
                <text:p>0.58386167146974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585057471264368">
                <text:p>0.585057471264368</text:p>
              </table:table-cell>
              <table:table-cell office:value-type="float" office:value="0.685009487666034">
                <text:p>0.685009487666034</text:p>
              </table:table-cell>
              <table:table-cell office:value-type="float" office:value="0.585057471264368">
                <text:p>0.5850574712643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8595988538682">
                <text:p>0.58595988538682</text:p>
              </table:table-cell>
              <table:table-cell office:value-type="float" office:value="0.685483870967742">
                <text:p>0.685483870967742</text:p>
              </table:table-cell>
              <table:table-cell office:value-type="float" office:value="0.58595988538682">
                <text:p>0.5859598853868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587142857142857">
                <text:p>0.587142857142857</text:p>
              </table:table-cell>
              <table:table-cell office:value-type="float" office:value="0.685483870967742">
                <text:p>0.685483870967742</text:p>
              </table:table-cell>
              <table:table-cell office:value-type="float" office:value="0.587142857142857">
                <text:p>0.5871428571428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587749287749288">
                <text:p>0.587749287749288</text:p>
              </table:table-cell>
              <table:table-cell office:value-type="float" office:value="0.686432637571157">
                <text:p>0.686432637571157</text:p>
              </table:table-cell>
              <table:table-cell office:value-type="float" office:value="0.587749287749288">
                <text:p>0.5877492877492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88920454545455">
                <text:p>0.588920454545455</text:p>
              </table:table-cell>
              <table:table-cell office:value-type="float" office:value="0.686432637571157">
                <text:p>0.686432637571157</text:p>
              </table:table-cell>
              <table:table-cell office:value-type="float" office:value="0.588920454545455">
                <text:p>0.5889204545454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590084985835694">
                <text:p>0.590084985835694</text:p>
              </table:table-cell>
              <table:table-cell office:value-type="float" office:value="0.686432637571157">
                <text:p>0.686432637571157</text:p>
              </table:table-cell>
              <table:table-cell office:value-type="float" office:value="0.590084985835694">
                <text:p>0.59008498583569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590395480225989">
                <text:p>0.590395480225989</text:p>
              </table:table-cell>
              <table:table-cell office:value-type="float" office:value="0.687855787476281">
                <text:p>0.687855787476281</text:p>
              </table:table-cell>
              <table:table-cell office:value-type="float" office:value="0.590395480225989">
                <text:p>0.59039548022598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591267605633803">
                <text:p>0.591267605633803</text:p>
              </table:table-cell>
              <table:table-cell office:value-type="float" office:value="0.688330170777989">
                <text:p>0.688330170777989</text:p>
              </table:table-cell>
              <table:table-cell office:value-type="float" office:value="0.591267605633803">
                <text:p>0.5912676056338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592134831460674">
                <text:p>0.592134831460674</text:p>
              </table:table-cell>
              <table:table-cell office:value-type="float" office:value="0.688804554079696">
                <text:p>0.688804554079696</text:p>
              </table:table-cell>
              <table:table-cell office:value-type="float" office:value="0.592134831460674">
                <text:p>0.59213483146067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9327731092437">
                <text:p>0.59327731092437</text:p>
              </table:table-cell>
              <table:table-cell office:value-type="float" office:value="0.688804554079696">
                <text:p>0.688804554079696</text:p>
              </table:table-cell>
              <table:table-cell office:value-type="float" office:value="0.59327731092437">
                <text:p>0.5932773109243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594413407821229">
                <text:p>0.594413407821229</text:p>
              </table:table-cell>
              <table:table-cell office:value-type="float" office:value="0.688804554079696">
                <text:p>0.688804554079696</text:p>
              </table:table-cell>
              <table:table-cell office:value-type="float" office:value="0.594413407821229">
                <text:p>0.5944134078212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595543175487465">
                <text:p>0.595543175487465</text:p>
              </table:table-cell>
              <table:table-cell office:value-type="float" office:value="0.688804554079696">
                <text:p>0.688804554079696</text:p>
              </table:table-cell>
              <table:table-cell office:value-type="float" office:value="0.595543175487465">
                <text:p>0.59554317548746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596111111111111">
                <text:p>0.596111111111111</text:p>
              </table:table-cell>
              <table:table-cell office:value-type="float" office:value="0.689753320683112">
                <text:p>0.689753320683112</text:p>
              </table:table-cell>
              <table:table-cell office:value-type="float" office:value="0.596111111111111">
                <text:p>0.5961111111111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96952908587258">
                <text:p>0.596952908587258</text:p>
              </table:table-cell>
              <table:table-cell office:value-type="float" office:value="0.69022770398482">
                <text:p>0.69022770398482</text:p>
              </table:table-cell>
              <table:table-cell office:value-type="float" office:value="0.596952908587258">
                <text:p>0.59695290858725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97790055248619">
                <text:p>0.597790055248619</text:p>
              </table:table-cell>
              <table:table-cell office:value-type="float" office:value="0.690702087286527">
                <text:p>0.690702087286527</text:p>
              </table:table-cell>
              <table:table-cell office:value-type="float" office:value="0.597790055248619">
                <text:p>0.5977900552486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59862258953168">
                <text:p>0.59862258953168</text:p>
              </table:table-cell>
              <table:table-cell office:value-type="float" office:value="0.691176470588235">
                <text:p>0.691176470588235</text:p>
              </table:table-cell>
              <table:table-cell office:value-type="float" office:value="0.59862258953168">
                <text:p>0.5986225895316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599175824175824">
                <text:p>0.599175824175824</text:p>
              </table:table-cell>
              <table:table-cell office:value-type="float" office:value="0.692125237191651">
                <text:p>0.692125237191651</text:p>
              </table:table-cell>
              <table:table-cell office:value-type="float" office:value="0.599175824175824">
                <text:p>0.59917582417582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6">
                <text:p>0.6</text:p>
              </table:table-cell>
              <table:table-cell office:value-type="float" office:value="0.692599620493359">
                <text:p>0.69259962049335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600819672131147">
                <text:p>0.600819672131147</text:p>
              </table:table-cell>
              <table:table-cell office:value-type="float" office:value="0.693074003795066">
                <text:p>0.693074003795066</text:p>
              </table:table-cell>
              <table:table-cell office:value-type="float" office:value="0.600819672131147">
                <text:p>0.60081967213114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601907356948229">
                <text:p>0.601907356948229</text:p>
              </table:table-cell>
              <table:table-cell office:value-type="float" office:value="0.693074003795066">
                <text:p>0.693074003795066</text:p>
              </table:table-cell>
              <table:table-cell office:value-type="float" office:value="0.601907356948229">
                <text:p>0.60190735694822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602445652173913">
                <text:p>0.602445652173913</text:p>
              </table:table-cell>
              <table:table-cell office:value-type="float" office:value="0.694022770398482">
                <text:p>0.694022770398482</text:p>
              </table:table-cell>
              <table:table-cell office:value-type="float" office:value="0.602445652173913">
                <text:p>0.6024456521739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603523035230352">
                <text:p>0.603523035230352</text:p>
              </table:table-cell>
              <table:table-cell office:value-type="float" office:value="0.694022770398482">
                <text:p>0.694022770398482</text:p>
              </table:table-cell>
              <table:table-cell office:value-type="float" office:value="0.603523035230352">
                <text:p>0.60352303523035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604594594594595">
                <text:p>0.604594594594595</text:p>
              </table:table-cell>
              <table:table-cell office:value-type="float" office:value="0.694022770398482">
                <text:p>0.694022770398482</text:p>
              </table:table-cell>
              <table:table-cell office:value-type="float" office:value="0.604594594594595">
                <text:p>0.60459459459459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605660377358491">
                <text:p>0.605660377358491</text:p>
              </table:table-cell>
              <table:table-cell office:value-type="float" office:value="0.694022770398482">
                <text:p>0.694022770398482</text:p>
              </table:table-cell>
              <table:table-cell office:value-type="float" office:value="0.605660377358491">
                <text:p>0.6056603773584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606720430107527">
                <text:p>0.606720430107527</text:p>
              </table:table-cell>
              <table:table-cell office:value-type="float" office:value="0.694022770398482">
                <text:p>0.694022770398482</text:p>
              </table:table-cell>
              <table:table-cell office:value-type="float" office:value="0.606720430107527">
                <text:p>0.6067204301075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607774798927614">
                <text:p>0.607774798927614</text:p>
              </table:table-cell>
              <table:table-cell office:value-type="float" office:value="0.694022770398482">
                <text:p>0.694022770398482</text:p>
              </table:table-cell>
              <table:table-cell office:value-type="float" office:value="0.607774798927614">
                <text:p>0.6077747989276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608823529411765">
                <text:p>0.608823529411765</text:p>
              </table:table-cell>
              <table:table-cell office:value-type="float" office:value="0.694022770398482">
                <text:p>0.694022770398482</text:p>
              </table:table-cell>
              <table:table-cell office:value-type="float" office:value="0.608823529411765">
                <text:p>0.60882352941176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609866666666667">
                <text:p>0.609866666666667</text:p>
              </table:table-cell>
              <table:table-cell office:value-type="float" office:value="0.694022770398482">
                <text:p>0.694022770398482</text:p>
              </table:table-cell>
              <table:table-cell office:value-type="float" office:value="0.609866666666667">
                <text:p>0.6098666666666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610904255319149">
                <text:p>0.610904255319149</text:p>
              </table:table-cell>
              <table:table-cell office:value-type="float" office:value="0.694022770398482">
                <text:p>0.694022770398482</text:p>
              </table:table-cell>
              <table:table-cell office:value-type="float" office:value="0.610904255319149">
                <text:p>0.61090425531914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611671087533156">
                <text:p>0.611671087533156</text:p>
              </table:table-cell>
              <table:table-cell office:value-type="float" office:value="0.69449715370019">
                <text:p>0.69449715370019</text:p>
              </table:table-cell>
              <table:table-cell office:value-type="float" office:value="0.611671087533156">
                <text:p>0.6116710875331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612698412698413">
                <text:p>0.612698412698413</text:p>
              </table:table-cell>
              <table:table-cell office:value-type="float" office:value="0.69449715370019">
                <text:p>0.69449715370019</text:p>
              </table:table-cell>
              <table:table-cell office:value-type="float" office:value="0.612698412698413">
                <text:p>0.6126984126984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613720316622691">
                <text:p>0.613720316622691</text:p>
              </table:table-cell>
              <table:table-cell office:value-type="float" office:value="0.69449715370019">
                <text:p>0.69449715370019</text:p>
              </table:table-cell>
              <table:table-cell office:value-type="float" office:value="0.613720316622691">
                <text:p>0.61372031662269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614210526315789">
                <text:p>0.614210526315789</text:p>
              </table:table-cell>
              <table:table-cell office:value-type="float" office:value="0.695445920303605">
                <text:p>0.695445920303605</text:p>
              </table:table-cell>
              <table:table-cell office:value-type="float" office:value="0.614210526315789">
                <text:p>0.61421052631578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61496062992126">
                <text:p>0.61496062992126</text:p>
              </table:table-cell>
              <table:table-cell office:value-type="float" office:value="0.695920303605313">
                <text:p>0.695920303605313</text:p>
              </table:table-cell>
              <table:table-cell office:value-type="float" office:value="0.61496062992126">
                <text:p>0.6149606299212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615706806282723">
                <text:p>0.615706806282723</text:p>
              </table:table-cell>
              <table:table-cell office:value-type="float" office:value="0.696394686907021">
                <text:p>0.696394686907021</text:p>
              </table:table-cell>
              <table:table-cell office:value-type="float" office:value="0.615706806282723">
                <text:p>0.61570680628272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616710182767624">
                <text:p>0.616710182767624</text:p>
              </table:table-cell>
              <table:table-cell office:value-type="float" office:value="0.696394686907021">
                <text:p>0.696394686907021</text:p>
              </table:table-cell>
              <table:table-cell office:value-type="float" office:value="0.616710182767624">
                <text:p>0.6167101827676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617708333333333">
                <text:p>0.617708333333333</text:p>
              </table:table-cell>
              <table:table-cell office:value-type="float" office:value="0.696394686907021">
                <text:p>0.696394686907021</text:p>
              </table:table-cell>
              <table:table-cell office:value-type="float" office:value="0.617708333333333">
                <text:p>0.6177083333333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617922077922078">
                <text:p>0.617922077922078</text:p>
              </table:table-cell>
              <table:table-cell office:value-type="float" office:value="0.697817836812144">
                <text:p>0.697817836812144</text:p>
              </table:table-cell>
              <table:table-cell office:value-type="float" office:value="0.617922077922078">
                <text:p>0.61792207792207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618911917098446">
                <text:p>0.618911917098446</text:p>
              </table:table-cell>
              <table:table-cell office:value-type="float" office:value="0.697817836812144">
                <text:p>0.697817836812144</text:p>
              </table:table-cell>
              <table:table-cell office:value-type="float" office:value="0.618911917098446">
                <text:p>0.61891191709844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619896640826873">
                <text:p>0.619896640826873</text:p>
              </table:table-cell>
              <table:table-cell office:value-type="float" office:value="0.697817836812144">
                <text:p>0.697817836812144</text:p>
              </table:table-cell>
              <table:table-cell office:value-type="float" office:value="0.619896640826873">
                <text:p>0.61989664082687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620876288659794">
                <text:p>0.620876288659794</text:p>
              </table:table-cell>
              <table:table-cell office:value-type="float" office:value="0.697817836812144">
                <text:p>0.697817836812144</text:p>
              </table:table-cell>
              <table:table-cell office:value-type="float" office:value="0.620876288659794">
                <text:p>0.62087628865979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62133676092545">
                <text:p>0.62133676092545</text:p>
              </table:table-cell>
              <table:table-cell office:value-type="float" office:value="0.69876660341556">
                <text:p>0.69876660341556</text:p>
              </table:table-cell>
              <table:table-cell office:value-type="float" office:value="0.62133676092545">
                <text:p>0.621336760925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622307692307692">
                <text:p>0.622307692307692</text:p>
              </table:table-cell>
              <table:table-cell office:value-type="float" office:value="0.69876660341556">
                <text:p>0.69876660341556</text:p>
              </table:table-cell>
              <table:table-cell office:value-type="float" office:value="0.622307692307692">
                <text:p>0.6223076923076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623273657289003">
                <text:p>0.623273657289003</text:p>
              </table:table-cell>
              <table:table-cell office:value-type="float" office:value="0.69876660341556">
                <text:p>0.69876660341556</text:p>
              </table:table-cell>
              <table:table-cell office:value-type="float" office:value="0.623273657289003">
                <text:p>0.6232736572890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623979591836735">
                <text:p>0.623979591836735</text:p>
              </table:table-cell>
              <table:table-cell office:value-type="float" office:value="0.699240986717268">
                <text:p>0.699240986717268</text:p>
              </table:table-cell>
              <table:table-cell office:value-type="float" office:value="0.623979591836735">
                <text:p>0.62397959183673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624936386768448">
                <text:p>0.624936386768448</text:p>
              </table:table-cell>
              <table:table-cell office:value-type="float" office:value="0.699240986717268">
                <text:p>0.699240986717268</text:p>
              </table:table-cell>
              <table:table-cell office:value-type="float" office:value="0.624936386768448">
                <text:p>0.62493638676844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625888324873096">
                <text:p>0.625888324873096</text:p>
              </table:table-cell>
              <table:table-cell office:value-type="float" office:value="0.699240986717268">
                <text:p>0.699240986717268</text:p>
              </table:table-cell>
              <table:table-cell office:value-type="float" office:value="0.625888324873096">
                <text:p>0.62588832487309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626835443037975">
                <text:p>0.626835443037975</text:p>
              </table:table-cell>
              <table:table-cell office:value-type="float" office:value="0.699240986717268">
                <text:p>0.699240986717268</text:p>
              </table:table-cell>
              <table:table-cell office:value-type="float" office:value="0.626835443037975">
                <text:p>0.6268354430379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627777777777778">
                <text:p>0.627777777777778</text:p>
              </table:table-cell>
              <table:table-cell office:value-type="float" office:value="0.699240986717268">
                <text:p>0.699240986717268</text:p>
              </table:table-cell>
              <table:table-cell office:value-type="float" office:value="0.627777777777778">
                <text:p>0.62777777777777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628463476070529">
                <text:p>0.628463476070529</text:p>
              </table:table-cell>
              <table:table-cell office:value-type="float" office:value="0.699715370018975">
                <text:p>0.699715370018975</text:p>
              </table:table-cell>
              <table:table-cell office:value-type="float" office:value="0.628463476070529">
                <text:p>0.62846347607052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629396984924623">
                <text:p>0.629396984924623</text:p>
              </table:table-cell>
              <table:table-cell office:value-type="float" office:value="0.699715370018975">
                <text:p>0.699715370018975</text:p>
              </table:table-cell>
              <table:table-cell office:value-type="float" office:value="0.629396984924623">
                <text:p>0.62939698492462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630325814536341">
                <text:p>0.630325814536341</text:p>
              </table:table-cell>
              <table:table-cell office:value-type="float" office:value="0.699715370018975">
                <text:p>0.699715370018975</text:p>
              </table:table-cell>
              <table:table-cell office:value-type="float" office:value="0.630325814536341">
                <text:p>0.63032581453634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63125">
                <text:p>0.63125</text:p>
              </table:table-cell>
              <table:table-cell office:value-type="float" office:value="0.699715370018975">
                <text:p>0.699715370018975</text:p>
              </table:table-cell>
              <table:table-cell office:value-type="float" office:value="0.63125">
                <text:p>0.631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631670822942643">
                <text:p>0.631670822942643</text:p>
              </table:table-cell>
              <table:table-cell office:value-type="float" office:value="0.700664136622391">
                <text:p>0.700664136622391</text:p>
              </table:table-cell>
              <table:table-cell office:value-type="float" office:value="0.631670822942643">
                <text:p>0.63167082294264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632338308457711">
                <text:p>0.632338308457711</text:p>
              </table:table-cell>
              <table:table-cell office:value-type="float" office:value="0.701138519924099">
                <text:p>0.701138519924099</text:p>
              </table:table-cell>
              <table:table-cell office:value-type="float" office:value="0.632338308457711">
                <text:p>0.6323383084577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633002481389578">
                <text:p>0.633002481389578</text:p>
              </table:table-cell>
              <table:table-cell office:value-type="float" office:value="0.701612903225807">
                <text:p>0.701612903225807</text:p>
              </table:table-cell>
              <table:table-cell office:value-type="float" office:value="0.633002481389578">
                <text:p>0.63300248138957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633910891089109">
                <text:p>0.633910891089109</text:p>
              </table:table-cell>
              <table:table-cell office:value-type="float" office:value="0.701612903225807">
                <text:p>0.701612903225807</text:p>
              </table:table-cell>
              <table:table-cell office:value-type="float" office:value="0.633910891089109">
                <text:p>0.6339108910891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634814814814815">
                <text:p>0.634814814814815</text:p>
              </table:table-cell>
              <table:table-cell office:value-type="float" office:value="0.701612903225807">
                <text:p>0.701612903225807</text:p>
              </table:table-cell>
              <table:table-cell office:value-type="float" office:value="0.634814814814815">
                <text:p>0.6348148148148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635467980295566">
                <text:p>0.635467980295566</text:p>
              </table:table-cell>
              <table:table-cell office:value-type="float" office:value="0.702087286527514">
                <text:p>0.702087286527514</text:p>
              </table:table-cell>
              <table:table-cell office:value-type="float" office:value="0.635467980295566">
                <text:p>0.63546798029556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635872235872236">
                <text:p>0.635872235872236</text:p>
              </table:table-cell>
              <table:table-cell office:value-type="float" office:value="0.70303605313093">
                <text:p>0.70303605313093</text:p>
              </table:table-cell>
              <table:table-cell office:value-type="float" office:value="0.635872235872236">
                <text:p>0.63587223587223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636764705882353">
                <text:p>0.636764705882353</text:p>
              </table:table-cell>
              <table:table-cell office:value-type="float" office:value="0.70303605313093">
                <text:p>0.70303605313093</text:p>
              </table:table-cell>
              <table:table-cell office:value-type="float" office:value="0.636764705882353">
                <text:p>0.63676470588235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637408312958435">
                <text:p>0.637408312958435</text:p>
              </table:table-cell>
              <table:table-cell office:value-type="float" office:value="0.703510436432638">
                <text:p>0.703510436432638</text:p>
              </table:table-cell>
              <table:table-cell office:value-type="float" office:value="0.637408312958435">
                <text:p>0.63740831295843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638292682926829">
                <text:p>0.638292682926829</text:p>
              </table:table-cell>
              <table:table-cell office:value-type="float" office:value="0.703510436432638">
                <text:p>0.703510436432638</text:p>
              </table:table-cell>
              <table:table-cell office:value-type="float" office:value="0.638292682926829">
                <text:p>0.63829268292682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639172749391727">
                <text:p>0.639172749391727</text:p>
              </table:table-cell>
              <table:table-cell office:value-type="float" office:value="0.703510436432638">
                <text:p>0.703510436432638</text:p>
              </table:table-cell>
              <table:table-cell office:value-type="float" office:value="0.639172749391727">
                <text:p>0.6391727493917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64004854368932">
                <text:p>0.64004854368932</text:p>
              </table:table-cell>
              <table:table-cell office:value-type="float" office:value="0.703510436432638">
                <text:p>0.703510436432638</text:p>
              </table:table-cell>
              <table:table-cell office:value-type="float" office:value="0.64004854368932">
                <text:p>0.640048543689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640677966101695">
                <text:p>0.640677966101695</text:p>
              </table:table-cell>
              <table:table-cell office:value-type="float" office:value="0.703984819734345">
                <text:p>0.703984819734345</text:p>
              </table:table-cell>
              <table:table-cell office:value-type="float" office:value="0.640677966101695">
                <text:p>0.64067796610169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641545893719807">
                <text:p>0.641545893719807</text:p>
              </table:table-cell>
              <table:table-cell office:value-type="float" office:value="0.703984819734345">
                <text:p>0.703984819734345</text:p>
              </table:table-cell>
              <table:table-cell office:value-type="float" office:value="0.641545893719807">
                <text:p>0.64154589371980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642409638554217">
                <text:p>0.642409638554217</text:p>
              </table:table-cell>
              <table:table-cell office:value-type="float" office:value="0.703984819734345">
                <text:p>0.703984819734345</text:p>
              </table:table-cell>
              <table:table-cell office:value-type="float" office:value="0.642409638554217">
                <text:p>0.64240963855421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643269230769231">
                <text:p>0.643269230769231</text:p>
              </table:table-cell>
              <table:table-cell office:value-type="float" office:value="0.703984819734345">
                <text:p>0.703984819734345</text:p>
              </table:table-cell>
              <table:table-cell office:value-type="float" office:value="0.643269230769231">
                <text:p>0.64326923076923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644124700239808">
                <text:p>0.644124700239808</text:p>
              </table:table-cell>
              <table:table-cell office:value-type="float" office:value="0.703984819734345">
                <text:p>0.703984819734345</text:p>
              </table:table-cell>
              <table:table-cell office:value-type="float" office:value="0.644124700239808">
                <text:p>0.64412470023980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644258373205742">
                <text:p>0.644258373205742</text:p>
              </table:table-cell>
              <table:table-cell office:value-type="float" office:value="0.705407969639469">
                <text:p>0.705407969639469</text:p>
              </table:table-cell>
              <table:table-cell office:value-type="float" office:value="0.644258373205742">
                <text:p>0.6442583732057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645107398568019">
                <text:p>0.645107398568019</text:p>
              </table:table-cell>
              <table:table-cell office:value-type="float" office:value="0.705407969639469">
                <text:p>0.705407969639469</text:p>
              </table:table-cell>
              <table:table-cell office:value-type="float" office:value="0.645107398568019">
                <text:p>0.6451073985680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645952380952381">
                <text:p>0.645952380952381</text:p>
              </table:table-cell>
              <table:table-cell office:value-type="float" office:value="0.705407969639469">
                <text:p>0.705407969639469</text:p>
              </table:table-cell>
              <table:table-cell office:value-type="float" office:value="0.645952380952381">
                <text:p>0.6459523809523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646555819477435">
                <text:p>0.646555819477435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0.646555819477435">
                <text:p>0.64655581947743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64739336492891">
                <text:p>0.64739336492891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0.64739336492891">
                <text:p>0.6473933649289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64822695035461">
                <text:p>0.64822695035461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0.64822695035461">
                <text:p>0.6482269503546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648820754716981">
                <text:p>0.648820754716981</text:p>
              </table:table-cell>
              <table:table-cell office:value-type="float" office:value="0.706356736242884">
                <text:p>0.706356736242884</text:p>
              </table:table-cell>
              <table:table-cell office:value-type="float" office:value="0.648820754716981">
                <text:p>0.64882075471698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649176470588235">
                <text:p>0.649176470588235</text:p>
              </table:table-cell>
              <table:table-cell office:value-type="float" office:value="0.7073055028463">
                <text:p>0.7073055028463</text:p>
              </table:table-cell>
              <table:table-cell office:value-type="float" office:value="0.649176470588235">
                <text:p>0.6491764705882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65">
                <text:p>0.65</text:p>
              </table:table-cell>
              <table:table-cell office:value-type="float" office:value="0.7073055028463">
                <text:p>0.707305502846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650819672131148">
                <text:p>0.650819672131148</text:p>
              </table:table-cell>
              <table:table-cell office:value-type="float" office:value="0.7073055028463">
                <text:p>0.7073055028463</text:p>
              </table:table-cell>
              <table:table-cell office:value-type="float" office:value="0.650819672131148">
                <text:p>0.65081967213114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651635514018692">
                <text:p>0.651635514018692</text:p>
              </table:table-cell>
              <table:table-cell office:value-type="float" office:value="0.7073055028463">
                <text:p>0.7073055028463</text:p>
              </table:table-cell>
              <table:table-cell office:value-type="float" office:value="0.651635514018692">
                <text:p>0.65163551401869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652447552447552">
                <text:p>0.652447552447552</text:p>
              </table:table-cell>
              <table:table-cell office:value-type="float" office:value="0.7073055028463">
                <text:p>0.7073055028463</text:p>
              </table:table-cell>
              <table:table-cell office:value-type="float" office:value="0.652447552447552">
                <text:p>0.6524475524475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653255813953488">
                <text:p>0.653255813953488</text:p>
              </table:table-cell>
              <table:table-cell office:value-type="float" office:value="0.7073055028463">
                <text:p>0.7073055028463</text:p>
              </table:table-cell>
              <table:table-cell office:value-type="float" office:value="0.653255813953488">
                <text:p>0.65325581395348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654060324825986">
                <text:p>0.654060324825986</text:p>
              </table:table-cell>
              <table:table-cell office:value-type="float" office:value="0.7073055028463">
                <text:p>0.7073055028463</text:p>
              </table:table-cell>
              <table:table-cell office:value-type="float" office:value="0.654060324825986">
                <text:p>0.65406032482598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654861111111111">
                <text:p>0.654861111111111</text:p>
              </table:table-cell>
              <table:table-cell office:value-type="float" office:value="0.7073055028463">
                <text:p>0.7073055028463</text:p>
              </table:table-cell>
              <table:table-cell office:value-type="float" office:value="0.654861111111111">
                <text:p>0.65486111111111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655427251732102">
                <text:p>0.655427251732102</text:p>
              </table:table-cell>
              <table:table-cell office:value-type="float" office:value="0.707779886148008">
                <text:p>0.707779886148008</text:p>
              </table:table-cell>
              <table:table-cell office:value-type="float" office:value="0.655427251732102">
                <text:p>0.65542725173210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656221198156682">
                <text:p>0.656221198156682</text:p>
              </table:table-cell>
              <table:table-cell office:value-type="float" office:value="0.707779886148008">
                <text:p>0.707779886148008</text:p>
              </table:table-cell>
              <table:table-cell office:value-type="float" office:value="0.656221198156682">
                <text:p>0.65622119815668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657011494252874">
                <text:p>0.657011494252874</text:p>
              </table:table-cell>
              <table:table-cell office:value-type="float" office:value="0.707779886148008">
                <text:p>0.707779886148008</text:p>
              </table:table-cell>
              <table:table-cell office:value-type="float" office:value="0.657011494252874">
                <text:p>0.65701149425287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657798165137615">
                <text:p>0.657798165137615</text:p>
              </table:table-cell>
              <table:table-cell office:value-type="float" office:value="0.707779886148008">
                <text:p>0.707779886148008</text:p>
              </table:table-cell>
              <table:table-cell office:value-type="float" office:value="0.657798165137615">
                <text:p>0.65779816513761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65858123569794">
                <text:p>0.65858123569794</text:p>
              </table:table-cell>
              <table:table-cell office:value-type="float" office:value="0.707779886148008">
                <text:p>0.707779886148008</text:p>
              </table:table-cell>
              <table:table-cell office:value-type="float" office:value="0.65858123569794">
                <text:p>0.6585812356979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659360730593607">
                <text:p>0.659360730593607</text:p>
              </table:table-cell>
              <table:table-cell office:value-type="float" office:value="0.707779886148008">
                <text:p>0.707779886148008</text:p>
              </table:table-cell>
              <table:table-cell office:value-type="float" office:value="0.659360730593607">
                <text:p>0.65936073059360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660136674259681">
                <text:p>0.660136674259681</text:p>
              </table:table-cell>
              <table:table-cell office:value-type="float" office:value="0.707779886148008">
                <text:p>0.707779886148008</text:p>
              </table:table-cell>
              <table:table-cell office:value-type="float" office:value="0.660136674259681">
                <text:p>0.6601366742596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660909090909091">
                <text:p>0.660909090909091</text:p>
              </table:table-cell>
              <table:table-cell office:value-type="float" office:value="0.707779886148008">
                <text:p>0.707779886148008</text:p>
              </table:table-cell>
              <table:table-cell office:value-type="float" office:value="0.660909090909091">
                <text:p>0.6609090909090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661451247165533">
                <text:p>0.661451247165533</text:p>
              </table:table-cell>
              <table:table-cell office:value-type="float" office:value="0.708254269449715">
                <text:p>0.708254269449715</text:p>
              </table:table-cell>
              <table:table-cell office:value-type="float" office:value="0.661451247165533">
                <text:p>0.66145124716553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662217194570136">
                <text:p>0.662217194570136</text:p>
              </table:table-cell>
              <table:table-cell office:value-type="float" office:value="0.708254269449715">
                <text:p>0.708254269449715</text:p>
              </table:table-cell>
              <table:table-cell office:value-type="float" office:value="0.662217194570136">
                <text:p>0.66221719457013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662979683972912">
                <text:p>0.662979683972912</text:p>
              </table:table-cell>
              <table:table-cell office:value-type="float" office:value="0.708254269449715">
                <text:p>0.708254269449715</text:p>
              </table:table-cell>
              <table:table-cell office:value-type="float" office:value="0.662979683972912">
                <text:p>0.6629796839729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663738738738739">
                <text:p>0.663738738738739</text:p>
              </table:table-cell>
              <table:table-cell office:value-type="float" office:value="0.708254269449715">
                <text:p>0.708254269449715</text:p>
              </table:table-cell>
              <table:table-cell office:value-type="float" office:value="0.663738738738739">
                <text:p>0.66373873873873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664494382022472">
                <text:p>0.664494382022472</text:p>
              </table:table-cell>
              <table:table-cell office:value-type="float" office:value="0.708254269449715">
                <text:p>0.708254269449715</text:p>
              </table:table-cell>
              <table:table-cell office:value-type="float" office:value="0.664494382022472">
                <text:p>0.66449438202247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6652466367713">
                <text:p>0.6652466367713</text:p>
              </table:table-cell>
              <table:table-cell office:value-type="float" office:value="0.708254269449715">
                <text:p>0.708254269449715</text:p>
              </table:table-cell>
              <table:table-cell office:value-type="float" office:value="0.6652466367713">
                <text:p>0.66524663677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665995525727069">
                <text:p>0.665995525727069</text:p>
              </table:table-cell>
              <table:table-cell office:value-type="float" office:value="0.708254269449715">
                <text:p>0.708254269449715</text:p>
              </table:table-cell>
              <table:table-cell office:value-type="float" office:value="0.665995525727069">
                <text:p>0.66599552572706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666741071428571">
                <text:p>0.666741071428571</text:p>
              </table:table-cell>
              <table:table-cell office:value-type="float" office:value="0.708254269449715">
                <text:p>0.708254269449715</text:p>
              </table:table-cell>
              <table:table-cell office:value-type="float" office:value="0.666741071428571">
                <text:p>0.6667410714285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667483296213808">
                <text:p>0.667483296213808</text:p>
              </table:table-cell>
              <table:table-cell office:value-type="float" office:value="0.708254269449715">
                <text:p>0.708254269449715</text:p>
              </table:table-cell>
              <table:table-cell office:value-type="float" office:value="0.667483296213808">
                <text:p>0.66748329621380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668">
                <text:p>0.668</text:p>
              </table:table-cell>
              <table:table-cell office:value-type="float" office:value="0.708728652751423">
                <text:p>0.708728652751423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668736141906874">
                <text:p>0.668736141906874</text:p>
              </table:table-cell>
              <table:table-cell office:value-type="float" office:value="0.708728652751423">
                <text:p>0.708728652751423</text:p>
              </table:table-cell>
              <table:table-cell office:value-type="float" office:value="0.668736141906874">
                <text:p>0.66873614190687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669469026548673">
                <text:p>0.669469026548673</text:p>
              </table:table-cell>
              <table:table-cell office:value-type="float" office:value="0.708728652751423">
                <text:p>0.708728652751423</text:p>
              </table:table-cell>
              <table:table-cell office:value-type="float" office:value="0.669469026548673">
                <text:p>0.66946902654867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670198675496689">
                <text:p>0.670198675496689</text:p>
              </table:table-cell>
              <table:table-cell office:value-type="float" office:value="0.708728652751423">
                <text:p>0.708728652751423</text:p>
              </table:table-cell>
              <table:table-cell office:value-type="float" office:value="0.670198675496689">
                <text:p>0.67019867549668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670925110132159">
                <text:p>0.670925110132159</text:p>
              </table:table-cell>
              <table:table-cell office:value-type="float" office:value="0.708728652751423">
                <text:p>0.708728652751423</text:p>
              </table:table-cell>
              <table:table-cell office:value-type="float" office:value="0.670925110132159">
                <text:p>0.67092511013215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671428571428571">
                <text:p>0.671428571428571</text:p>
              </table:table-cell>
              <table:table-cell office:value-type="float" office:value="0.709203036053131">
                <text:p>0.709203036053131</text:p>
              </table:table-cell>
              <table:table-cell office:value-type="float" office:value="0.671428571428571">
                <text:p>0.67142857142857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672149122807018">
                <text:p>0.672149122807018</text:p>
              </table:table-cell>
              <table:table-cell office:value-type="float" office:value="0.709203036053131">
                <text:p>0.709203036053131</text:p>
              </table:table-cell>
              <table:table-cell office:value-type="float" office:value="0.672149122807018">
                <text:p>0.67214912280701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672866520787746">
                <text:p>0.672866520787746</text:p>
              </table:table-cell>
              <table:table-cell office:value-type="float" office:value="0.709203036053131">
                <text:p>0.709203036053131</text:p>
              </table:table-cell>
              <table:table-cell office:value-type="float" office:value="0.672866520787746">
                <text:p>0.67286652078774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673580786026201">
                <text:p>0.673580786026201</text:p>
              </table:table-cell>
              <table:table-cell office:value-type="float" office:value="0.709203036053131">
                <text:p>0.709203036053131</text:p>
              </table:table-cell>
              <table:table-cell office:value-type="float" office:value="0.673580786026201">
                <text:p>0.67358078602620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674291938997821">
                <text:p>0.674291938997821</text:p>
              </table:table-cell>
              <table:table-cell office:value-type="float" office:value="0.709203036053131">
                <text:p>0.709203036053131</text:p>
              </table:table-cell>
              <table:table-cell office:value-type="float" office:value="0.674291938997821">
                <text:p>0.67429193899782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674782608695652">
                <text:p>0.674782608695652</text:p>
              </table:table-cell>
              <table:table-cell office:value-type="float" office:value="0.709677419354839">
                <text:p>0.709677419354839</text:p>
              </table:table-cell>
              <table:table-cell office:value-type="float" office:value="0.674782608695652">
                <text:p>0.67478260869565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675488069414317">
                <text:p>0.675488069414317</text:p>
              </table:table-cell>
              <table:table-cell office:value-type="float" office:value="0.709677419354839">
                <text:p>0.709677419354839</text:p>
              </table:table-cell>
              <table:table-cell office:value-type="float" office:value="0.675488069414317">
                <text:p>0.67548806941431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676190476190476">
                <text:p>0.676190476190476</text:p>
              </table:table-cell>
              <table:table-cell office:value-type="float" office:value="0.709677419354839">
                <text:p>0.709677419354839</text:p>
              </table:table-cell>
              <table:table-cell office:value-type="float" office:value="0.676190476190476">
                <text:p>0.67619047619047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676673866090713">
                <text:p>0.676673866090713</text:p>
              </table:table-cell>
              <table:table-cell office:value-type="float" office:value="0.710151802656547">
                <text:p>0.710151802656547</text:p>
              </table:table-cell>
              <table:table-cell office:value-type="float" office:value="0.676673866090713">
                <text:p>0.6766738660907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677370689655172">
                <text:p>0.677370689655172</text:p>
              </table:table-cell>
              <table:table-cell office:value-type="float" office:value="0.710151802656547">
                <text:p>0.710151802656547</text:p>
              </table:table-cell>
              <table:table-cell office:value-type="float" office:value="0.677370689655172">
                <text:p>0.67737068965517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678064516129032">
                <text:p>0.678064516129032</text:p>
              </table:table-cell>
              <table:table-cell office:value-type="float" office:value="0.710151802656547">
                <text:p>0.710151802656547</text:p>
              </table:table-cell>
              <table:table-cell office:value-type="float" office:value="0.678064516129032">
                <text:p>0.67806451612903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678755364806867">
                <text:p>0.678755364806867</text:p>
              </table:table-cell>
              <table:table-cell office:value-type="float" office:value="0.710151802656547">
                <text:p>0.710151802656547</text:p>
              </table:table-cell>
              <table:table-cell office:value-type="float" office:value="0.678755364806867">
                <text:p>0.67875536480686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679443254817987">
                <text:p>0.679443254817987</text:p>
              </table:table-cell>
              <table:table-cell office:value-type="float" office:value="0.710151802656547">
                <text:p>0.710151802656547</text:p>
              </table:table-cell>
              <table:table-cell office:value-type="float" office:value="0.679443254817987">
                <text:p>0.67944325481798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680128205128205">
                <text:p>0.680128205128205</text:p>
              </table:table-cell>
              <table:table-cell office:value-type="float" office:value="0.710151802656547">
                <text:p>0.710151802656547</text:p>
              </table:table-cell>
              <table:table-cell office:value-type="float" office:value="0.680128205128205">
                <text:p>0.68012820512820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680810234541578">
                <text:p>0.680810234541578</text:p>
              </table:table-cell>
              <table:table-cell office:value-type="float" office:value="0.710151802656547">
                <text:p>0.710151802656547</text:p>
              </table:table-cell>
              <table:table-cell office:value-type="float" office:value="0.680810234541578">
                <text:p>0.68081023454157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681276595744681">
                <text:p>0.681276595744681</text:p>
              </table:table-cell>
              <table:table-cell office:value-type="float" office:value="0.710626185958254">
                <text:p>0.710626185958254</text:p>
              </table:table-cell>
              <table:table-cell office:value-type="float" office:value="0.681276595744681">
                <text:p>0.68127659574468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681953290870488">
                <text:p>0.681953290870488</text:p>
              </table:table-cell>
              <table:table-cell office:value-type="float" office:value="0.710626185958254">
                <text:p>0.710626185958254</text:p>
              </table:table-cell>
              <table:table-cell office:value-type="float" office:value="0.681953290870488">
                <text:p>0.68195329087048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682627118644068">
                <text:p>0.682627118644068</text:p>
              </table:table-cell>
              <table:table-cell office:value-type="float" office:value="0.710626185958254">
                <text:p>0.710626185958254</text:p>
              </table:table-cell>
              <table:table-cell office:value-type="float" office:value="0.682627118644068">
                <text:p>0.68262711864406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683298097251586">
                <text:p>0.683298097251586</text:p>
              </table:table-cell>
              <table:table-cell office:value-type="float" office:value="0.710626185958254">
                <text:p>0.710626185958254</text:p>
              </table:table-cell>
              <table:table-cell office:value-type="float" office:value="0.683298097251586">
                <text:p>0.68329809725158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683966244725738">
                <text:p>0.683966244725738</text:p>
              </table:table-cell>
              <table:table-cell office:value-type="float" office:value="0.710626185958254">
                <text:p>0.710626185958254</text:p>
              </table:table-cell>
              <table:table-cell office:value-type="float" office:value="0.683966244725738">
                <text:p>0.6839662447257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684631578947368">
                <text:p>0.684631578947368</text:p>
              </table:table-cell>
              <table:table-cell office:value-type="float" office:value="0.710626185958254">
                <text:p>0.710626185958254</text:p>
              </table:table-cell>
              <table:table-cell office:value-type="float" office:value="0.684631578947368">
                <text:p>0.68463157894736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685084033613445">
                <text:p>0.685084033613445</text:p>
              </table:table-cell>
              <table:table-cell office:value-type="float" office:value="0.711100569259962">
                <text:p>0.711100569259962</text:p>
              </table:table-cell>
              <table:table-cell office:value-type="float" office:value="0.685084033613445">
                <text:p>0.6850840336134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685744234800839">
                <text:p>0.685744234800839</text:p>
              </table:table-cell>
              <table:table-cell office:value-type="float" office:value="0.711100569259962">
                <text:p>0.711100569259962</text:p>
              </table:table-cell>
              <table:table-cell office:value-type="float" office:value="0.685744234800839">
                <text:p>0.68574423480083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686401673640167">
                <text:p>0.686401673640167</text:p>
              </table:table-cell>
              <table:table-cell office:value-type="float" office:value="0.711100569259962">
                <text:p>0.711100569259962</text:p>
              </table:table-cell>
              <table:table-cell office:value-type="float" office:value="0.686401673640167">
                <text:p>0.68640167364016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68705636743215">
                <text:p>0.68705636743215</text:p>
              </table:table-cell>
              <table:table-cell office:value-type="float" office:value="0.711100569259962">
                <text:p>0.711100569259962</text:p>
              </table:table-cell>
              <table:table-cell office:value-type="float" office:value="0.68705636743215">
                <text:p>0.687056367432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687708333333333">
                <text:p>0.687708333333333</text:p>
              </table:table-cell>
              <table:table-cell office:value-type="float" office:value="0.711100569259962">
                <text:p>0.711100569259962</text:p>
              </table:table-cell>
              <table:table-cell office:value-type="float" office:value="0.687708333333333">
                <text:p>0.68770833333333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688149688149688">
                <text:p>0.688149688149688</text:p>
              </table:table-cell>
              <table:table-cell office:value-type="float" office:value="0.71157495256167">
                <text:p>0.71157495256167</text:p>
              </table:table-cell>
              <table:table-cell office:value-type="float" office:value="0.688149688149688">
                <text:p>0.6881496881496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688796680497925">
                <text:p>0.688796680497925</text:p>
              </table:table-cell>
              <table:table-cell office:value-type="float" office:value="0.71157495256167">
                <text:p>0.71157495256167</text:p>
              </table:table-cell>
              <table:table-cell office:value-type="float" office:value="0.688796680497925">
                <text:p>0.68879668049792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68944099378882">
                <text:p>0.68944099378882</text:p>
              </table:table-cell>
              <table:table-cell office:value-type="float" office:value="0.71157495256167">
                <text:p>0.71157495256167</text:p>
              </table:table-cell>
              <table:table-cell office:value-type="float" office:value="0.68944099378882">
                <text:p>0.689440993788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690082644628099">
                <text:p>0.690082644628099</text:p>
              </table:table-cell>
              <table:table-cell office:value-type="float" office:value="0.71157495256167">
                <text:p>0.71157495256167</text:p>
              </table:table-cell>
              <table:table-cell office:value-type="float" office:value="0.690082644628099">
                <text:p>0.69008264462809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690721649484536">
                <text:p>0.690721649484536</text:p>
              </table:table-cell>
              <table:table-cell office:value-type="float" office:value="0.71157495256167">
                <text:p>0.71157495256167</text:p>
              </table:table-cell>
              <table:table-cell office:value-type="float" office:value="0.690721649484536">
                <text:p>0.69072164948453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691358024691358">
                <text:p>0.691358024691358</text:p>
              </table:table-cell>
              <table:table-cell office:value-type="float" office:value="0.71157495256167">
                <text:p>0.71157495256167</text:p>
              </table:table-cell>
              <table:table-cell office:value-type="float" office:value="0.691358024691358">
                <text:p>0.69135802469135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691991786447639">
                <text:p>0.691991786447639</text:p>
              </table:table-cell>
              <table:table-cell office:value-type="float" office:value="0.71157495256167">
                <text:p>0.71157495256167</text:p>
              </table:table-cell>
              <table:table-cell office:value-type="float" office:value="0.691991786447639">
                <text:p>0.69199178644763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692622950819672">
                <text:p>0.692622950819672</text:p>
              </table:table-cell>
              <table:table-cell office:value-type="float" office:value="0.71157495256167">
                <text:p>0.71157495256167</text:p>
              </table:table-cell>
              <table:table-cell office:value-type="float" office:value="0.692622950819672">
                <text:p>0.69262295081967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693251533742331">
                <text:p>0.693251533742331</text:p>
              </table:table-cell>
              <table:table-cell office:value-type="float" office:value="0.71157495256167">
                <text:p>0.71157495256167</text:p>
              </table:table-cell>
              <table:table-cell office:value-type="float" office:value="0.693251533742331">
                <text:p>0.69325153374233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693877551020408">
                <text:p>0.693877551020408</text:p>
              </table:table-cell>
              <table:table-cell office:value-type="float" office:value="0.71157495256167">
                <text:p>0.71157495256167</text:p>
              </table:table-cell>
              <table:table-cell office:value-type="float" office:value="0.693877551020408">
                <text:p>0.69387755102040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694297352342159">
                <text:p>0.694297352342159</text:p>
              </table:table-cell>
              <table:table-cell office:value-type="float" office:value="0.712049335863378">
                <text:p>0.712049335863378</text:p>
              </table:table-cell>
              <table:table-cell office:value-type="float" office:value="0.694297352342159">
                <text:p>0.69429735234215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694918699186992">
                <text:p>0.694918699186992</text:p>
              </table:table-cell>
              <table:table-cell office:value-type="float" office:value="0.712049335863378">
                <text:p>0.712049335863378</text:p>
              </table:table-cell>
              <table:table-cell office:value-type="float" office:value="0.694918699186992">
                <text:p>0.6949186991869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69553752535497">
                <text:p>0.69553752535497</text:p>
              </table:table-cell>
              <table:table-cell office:value-type="float" office:value="0.712049335863378">
                <text:p>0.712049335863378</text:p>
              </table:table-cell>
              <table:table-cell office:value-type="float" office:value="0.69553752535497">
                <text:p>0.6955375253549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696153846153846">
                <text:p>0.696153846153846</text:p>
              </table:table-cell>
              <table:table-cell office:value-type="float" office:value="0.712049335863378">
                <text:p>0.712049335863378</text:p>
              </table:table-cell>
              <table:table-cell office:value-type="float" office:value="0.696153846153846">
                <text:p>0.69615384615384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696767676767677">
                <text:p>0.696767676767677</text:p>
              </table:table-cell>
              <table:table-cell office:value-type="float" office:value="0.712049335863378">
                <text:p>0.712049335863378</text:p>
              </table:table-cell>
              <table:table-cell office:value-type="float" office:value="0.696767676767677">
                <text:p>0.69676767676767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697379032258065">
                <text:p>0.697379032258065</text:p>
              </table:table-cell>
              <table:table-cell office:value-type="float" office:value="0.712049335863378">
                <text:p>0.712049335863378</text:p>
              </table:table-cell>
              <table:table-cell office:value-type="float" office:value="0.697379032258065">
                <text:p>0.69737903225806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697987927565392">
                <text:p>0.697987927565392</text:p>
              </table:table-cell>
              <table:table-cell office:value-type="float" office:value="0.712049335863378">
                <text:p>0.712049335863378</text:p>
              </table:table-cell>
              <table:table-cell office:value-type="float" office:value="0.697987927565392">
                <text:p>0.6979879275653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698393574297189">
                <text:p>0.698393574297189</text:p>
              </table:table-cell>
              <table:table-cell office:value-type="float" office:value="0.712523719165085">
                <text:p>0.712523719165085</text:p>
              </table:table-cell>
              <table:table-cell office:value-type="float" office:value="0.698393574297189">
                <text:p>0.69839357429718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698797595190381">
                <text:p>0.698797595190381</text:p>
              </table:table-cell>
              <table:table-cell office:value-type="float" office:value="0.712998102466793">
                <text:p>0.712998102466793</text:p>
              </table:table-cell>
              <table:table-cell office:value-type="float" office:value="0.698797595190381">
                <text:p>0.69879759519038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6994">
                <text:p>0.6994</text:p>
              </table:table-cell>
              <table:table-cell office:value-type="float" office:value="0.712998102466793">
                <text:p>0.712998102466793</text:p>
              </table:table-cell>
              <table:table-cell office:value-type="float" office:value="0.6994">
                <text:p>0.69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